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78cm"/>
    </style:style>
    <style:style style:name="co2" style:family="table-column">
      <style:table-column-properties fo:break-before="auto" style:column-width="1.316cm"/>
    </style:style>
    <style:style style:name="co3" style:family="table-column">
      <style:table-column-properties fo:break-before="auto" style:column-width="2.78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xp2p1" table:style-name="ta1">
        <table:shapes>
          <draw:frame draw:z-index="0" draw:style-name="gr1" draw:text-style-name="P1" svg:width="16.011cm" svg:height="8.995cm" svg:x="9.326cm" svg:y="2.258cm">
            <draw:object draw:notify-on-update-of-ranges="exp2p1.B1:exp2p1.B1 exp2p1.B2:exp2p1.B118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Timestamp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9" calcext:value-type="float">
            <text:p>3,09</text:p>
          </table:table-cell>
          <table:table-cell office:value-type="float" office:value="1693529966818" calcext:value-type="float">
            <text:p>169352996681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" calcext:value-type="float">
            <text:p>3,1</text:p>
          </table:table-cell>
          <table:table-cell office:value-type="float" office:value="1693529966865" calcext:value-type="float">
            <text:p>169352996686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8" calcext:value-type="float">
            <text:p>3,08</text:p>
          </table:table-cell>
          <table:table-cell office:value-type="float" office:value="1693529966965" calcext:value-type="float">
            <text:p>169352996696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6" calcext:value-type="float">
            <text:p>3,06</text:p>
          </table:table-cell>
          <table:table-cell office:value-type="float" office:value="1693529967065" calcext:value-type="float">
            <text:p>169352996706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7" calcext:value-type="float">
            <text:p>3,07</text:p>
          </table:table-cell>
          <table:table-cell office:value-type="float" office:value="1693529967165" calcext:value-type="float">
            <text:p>169352996716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4" calcext:value-type="float">
            <text:p>3,04</text:p>
          </table:table-cell>
          <table:table-cell office:value-type="float" office:value="1693529967265" calcext:value-type="float">
            <text:p>169352996726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6" calcext:value-type="float">
            <text:p>3,06</text:p>
          </table:table-cell>
          <table:table-cell office:value-type="float" office:value="1693529967365" calcext:value-type="float">
            <text:p>169352996736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8" calcext:value-type="float">
            <text:p>3,08</text:p>
          </table:table-cell>
          <table:table-cell office:value-type="float" office:value="1693529967465" calcext:value-type="float">
            <text:p>169352996746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9" calcext:value-type="float">
            <text:p>3,09</text:p>
          </table:table-cell>
          <table:table-cell office:value-type="float" office:value="1693529967565" calcext:value-type="float">
            <text:p>169352996756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5" calcext:value-type="float">
            <text:p>3,05</text:p>
          </table:table-cell>
          <table:table-cell office:value-type="float" office:value="1693529967665" calcext:value-type="float">
            <text:p>169352996766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5" calcext:value-type="float">
            <text:p>3,05</text:p>
          </table:table-cell>
          <table:table-cell office:value-type="float" office:value="1693529967765" calcext:value-type="float">
            <text:p>169352996776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6" calcext:value-type="float">
            <text:p>3,06</text:p>
          </table:table-cell>
          <table:table-cell office:value-type="float" office:value="1693529967865" calcext:value-type="float">
            <text:p>169352996786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6" calcext:value-type="float">
            <text:p>3,06</text:p>
          </table:table-cell>
          <table:table-cell office:value-type="float" office:value="1693529967965" calcext:value-type="float">
            <text:p>169352996796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1" calcext:value-type="float">
            <text:p>3,11</text:p>
          </table:table-cell>
          <table:table-cell office:value-type="float" office:value="1693529968065" calcext:value-type="float">
            <text:p>169352996806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7" calcext:value-type="float">
            <text:p>3,07</text:p>
          </table:table-cell>
          <table:table-cell office:value-type="float" office:value="1693529968165" calcext:value-type="float">
            <text:p>169352996816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9" calcext:value-type="float">
            <text:p>3,09</text:p>
          </table:table-cell>
          <table:table-cell office:value-type="float" office:value="1693529968266" calcext:value-type="float">
            <text:p>16935299682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5" calcext:value-type="float">
            <text:p>3,05</text:p>
          </table:table-cell>
          <table:table-cell office:value-type="float" office:value="1693529968365" calcext:value-type="float">
            <text:p>169352996836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6" calcext:value-type="float">
            <text:p>3,06</text:p>
          </table:table-cell>
          <table:table-cell office:value-type="float" office:value="1693529968465" calcext:value-type="float">
            <text:p>169352996846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7" calcext:value-type="float">
            <text:p>3,07</text:p>
          </table:table-cell>
          <table:table-cell office:value-type="float" office:value="1693529968565" calcext:value-type="float">
            <text:p>169352996856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1" calcext:value-type="float">
            <text:p>3,11</text:p>
          </table:table-cell>
          <table:table-cell office:value-type="float" office:value="1693529968665" calcext:value-type="float">
            <text:p>169352996866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9" calcext:value-type="float">
            <text:p>3,09</text:p>
          </table:table-cell>
          <table:table-cell office:value-type="float" office:value="1693529968765" calcext:value-type="float">
            <text:p>169352996876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7" calcext:value-type="float">
            <text:p>3,07</text:p>
          </table:table-cell>
          <table:table-cell office:value-type="float" office:value="1693529968865" calcext:value-type="float">
            <text:p>169352996886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" calcext:value-type="float">
            <text:p>3,1</text:p>
          </table:table-cell>
          <table:table-cell office:value-type="float" office:value="1693529968965" calcext:value-type="float">
            <text:p>169352996896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5" calcext:value-type="float">
            <text:p>3,05</text:p>
          </table:table-cell>
          <table:table-cell office:value-type="float" office:value="1693529969065" calcext:value-type="float">
            <text:p>169352996906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" calcext:value-type="float">
            <text:p>3,1</text:p>
          </table:table-cell>
          <table:table-cell office:value-type="float" office:value="1693529969165" calcext:value-type="float">
            <text:p>169352996916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5" calcext:value-type="float">
            <text:p>3,05</text:p>
          </table:table-cell>
          <table:table-cell office:value-type="float" office:value="1693529969265" calcext:value-type="float">
            <text:p>169352996926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7" calcext:value-type="float">
            <text:p>3,07</text:p>
          </table:table-cell>
          <table:table-cell office:value-type="float" office:value="1693529969365" calcext:value-type="float">
            <text:p>169352996936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6" calcext:value-type="float">
            <text:p>3,06</text:p>
          </table:table-cell>
          <table:table-cell office:value-type="float" office:value="1693529969465" calcext:value-type="float">
            <text:p>169352996946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7" calcext:value-type="float">
            <text:p>3,07</text:p>
          </table:table-cell>
          <table:table-cell office:value-type="float" office:value="1693529969565" calcext:value-type="float">
            <text:p>169352996956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8" calcext:value-type="float">
            <text:p>3,08</text:p>
          </table:table-cell>
          <table:table-cell office:value-type="float" office:value="1693529969665" calcext:value-type="float">
            <text:p>169352996966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7" calcext:value-type="float">
            <text:p>3,07</text:p>
          </table:table-cell>
          <table:table-cell office:value-type="float" office:value="1693529969765" calcext:value-type="float">
            <text:p>169352996976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8" calcext:value-type="float">
            <text:p>3,08</text:p>
          </table:table-cell>
          <table:table-cell office:value-type="float" office:value="1693529969865" calcext:value-type="float">
            <text:p>169352996986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9" calcext:value-type="float">
            <text:p>3,09</text:p>
          </table:table-cell>
          <table:table-cell office:value-type="float" office:value="1693529969965" calcext:value-type="float">
            <text:p>169352996996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9" calcext:value-type="float">
            <text:p>3,09</text:p>
          </table:table-cell>
          <table:table-cell office:value-type="float" office:value="1693529970065" calcext:value-type="float">
            <text:p>169352997006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6" calcext:value-type="float">
            <text:p>3,06</text:p>
          </table:table-cell>
          <table:table-cell office:value-type="float" office:value="1693529970165" calcext:value-type="float">
            <text:p>169352997016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1" calcext:value-type="float">
            <text:p>3,11</text:p>
          </table:table-cell>
          <table:table-cell office:value-type="float" office:value="1693529970265" calcext:value-type="float">
            <text:p>169352997026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9" calcext:value-type="float">
            <text:p>3,09</text:p>
          </table:table-cell>
          <table:table-cell office:value-type="float" office:value="1693529970365" calcext:value-type="float">
            <text:p>169352997036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8" calcext:value-type="float">
            <text:p>3,08</text:p>
          </table:table-cell>
          <table:table-cell office:value-type="float" office:value="1693529970465" calcext:value-type="float">
            <text:p>169352997046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4" calcext:value-type="float">
            <text:p>3,04</text:p>
          </table:table-cell>
          <table:table-cell office:value-type="float" office:value="1693529970565" calcext:value-type="float">
            <text:p>169352997056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7" calcext:value-type="float">
            <text:p>3,07</text:p>
          </table:table-cell>
          <table:table-cell office:value-type="float" office:value="1693529970665" calcext:value-type="float">
            <text:p>169352997066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7" calcext:value-type="float">
            <text:p>3,07</text:p>
          </table:table-cell>
          <table:table-cell office:value-type="float" office:value="1693529970765" calcext:value-type="float">
            <text:p>169352997076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8" calcext:value-type="float">
            <text:p>3,08</text:p>
          </table:table-cell>
          <table:table-cell office:value-type="float" office:value="1693529970865" calcext:value-type="float">
            <text:p>169352997086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2" calcext:value-type="float">
            <text:p>3,12</text:p>
          </table:table-cell>
          <table:table-cell office:value-type="float" office:value="1693529970965" calcext:value-type="float">
            <text:p>169352997096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9" calcext:value-type="float">
            <text:p>3,09</text:p>
          </table:table-cell>
          <table:table-cell office:value-type="float" office:value="1693529971065" calcext:value-type="float">
            <text:p>169352997106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4" calcext:value-type="float">
            <text:p>3,04</text:p>
          </table:table-cell>
          <table:table-cell office:value-type="float" office:value="1693529971165" calcext:value-type="float">
            <text:p>169352997116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6" calcext:value-type="float">
            <text:p>3,06</text:p>
          </table:table-cell>
          <table:table-cell office:value-type="float" office:value="1693529971265" calcext:value-type="float">
            <text:p>169352997126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8" calcext:value-type="float">
            <text:p>3,08</text:p>
          </table:table-cell>
          <table:table-cell office:value-type="float" office:value="1693529971365" calcext:value-type="float">
            <text:p>169352997136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8" calcext:value-type="float">
            <text:p>3,08</text:p>
          </table:table-cell>
          <table:table-cell office:value-type="float" office:value="1693529971465" calcext:value-type="float">
            <text:p>169352997146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8" calcext:value-type="float">
            <text:p>3,08</text:p>
          </table:table-cell>
          <table:table-cell office:value-type="float" office:value="1693529971565" calcext:value-type="float">
            <text:p>169352997156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9" calcext:value-type="float">
            <text:p>3,09</text:p>
          </table:table-cell>
          <table:table-cell office:value-type="float" office:value="1693529971665" calcext:value-type="float">
            <text:p>169352997166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4" calcext:value-type="float">
            <text:p>3,04</text:p>
          </table:table-cell>
          <table:table-cell office:value-type="float" office:value="1693529971766" calcext:value-type="float">
            <text:p>16935299717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" calcext:value-type="float">
            <text:p>3,1</text:p>
          </table:table-cell>
          <table:table-cell office:value-type="float" office:value="1693529971865" calcext:value-type="float">
            <text:p>169352997186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4" calcext:value-type="float">
            <text:p>3,04</text:p>
          </table:table-cell>
          <table:table-cell office:value-type="float" office:value="1693529971965" calcext:value-type="float">
            <text:p>169352997196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6" calcext:value-type="float">
            <text:p>3,06</text:p>
          </table:table-cell>
          <table:table-cell office:value-type="float" office:value="1693529972065" calcext:value-type="float">
            <text:p>169352997206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6" calcext:value-type="float">
            <text:p>3,06</text:p>
          </table:table-cell>
          <table:table-cell office:value-type="float" office:value="1693529972165" calcext:value-type="float">
            <text:p>169352997216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6" calcext:value-type="float">
            <text:p>3,06</text:p>
          </table:table-cell>
          <table:table-cell office:value-type="float" office:value="1693529972265" calcext:value-type="float">
            <text:p>169352997226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6" calcext:value-type="float">
            <text:p>3,06</text:p>
          </table:table-cell>
          <table:table-cell office:value-type="float" office:value="1693529972365" calcext:value-type="float">
            <text:p>169352997236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6" calcext:value-type="float">
            <text:p>3,06</text:p>
          </table:table-cell>
          <table:table-cell office:value-type="float" office:value="1693529972465" calcext:value-type="float">
            <text:p>169352997246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9" calcext:value-type="float">
            <text:p>3,09</text:p>
          </table:table-cell>
          <table:table-cell office:value-type="float" office:value="1693529972565" calcext:value-type="float">
            <text:p>169352997256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6" calcext:value-type="float">
            <text:p>3,06</text:p>
          </table:table-cell>
          <table:table-cell office:value-type="float" office:value="1693529972665" calcext:value-type="float">
            <text:p>169352997266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6" calcext:value-type="float">
            <text:p>3,06</text:p>
          </table:table-cell>
          <table:table-cell office:value-type="float" office:value="1693529972765" calcext:value-type="float">
            <text:p>169352997276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4" calcext:value-type="float">
            <text:p>3,04</text:p>
          </table:table-cell>
          <table:table-cell office:value-type="float" office:value="1693529972865" calcext:value-type="float">
            <text:p>169352997286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8" calcext:value-type="float">
            <text:p>3,08</text:p>
          </table:table-cell>
          <table:table-cell office:value-type="float" office:value="1693529972965" calcext:value-type="float">
            <text:p>169352997296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9" calcext:value-type="float">
            <text:p>3,09</text:p>
          </table:table-cell>
          <table:table-cell office:value-type="float" office:value="1693529973065" calcext:value-type="float">
            <text:p>169352997306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8" calcext:value-type="float">
            <text:p>3,08</text:p>
          </table:table-cell>
          <table:table-cell office:value-type="float" office:value="1693529973165" calcext:value-type="float">
            <text:p>169352997316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1" calcext:value-type="float">
            <text:p>3,11</text:p>
          </table:table-cell>
          <table:table-cell office:value-type="float" office:value="1693529973265" calcext:value-type="float">
            <text:p>169352997326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1" calcext:value-type="float">
            <text:p>3,11</text:p>
          </table:table-cell>
          <table:table-cell office:value-type="float" office:value="1693529973365" calcext:value-type="float">
            <text:p>169352997336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6" calcext:value-type="float">
            <text:p>3,06</text:p>
          </table:table-cell>
          <table:table-cell office:value-type="float" office:value="1693529973465" calcext:value-type="float">
            <text:p>169352997346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7" calcext:value-type="float">
            <text:p>3,07</text:p>
          </table:table-cell>
          <table:table-cell office:value-type="float" office:value="1693529973565" calcext:value-type="float">
            <text:p>169352997356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7" calcext:value-type="float">
            <text:p>3,07</text:p>
          </table:table-cell>
          <table:table-cell office:value-type="float" office:value="1693529973665" calcext:value-type="float">
            <text:p>169352997366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7" calcext:value-type="float">
            <text:p>3,07</text:p>
          </table:table-cell>
          <table:table-cell office:value-type="float" office:value="1693529973765" calcext:value-type="float">
            <text:p>169352997376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8" calcext:value-type="float">
            <text:p>3,08</text:p>
          </table:table-cell>
          <table:table-cell office:value-type="float" office:value="1693529973865" calcext:value-type="float">
            <text:p>169352997386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6" calcext:value-type="float">
            <text:p>3,06</text:p>
          </table:table-cell>
          <table:table-cell office:value-type="float" office:value="1693529973965" calcext:value-type="float">
            <text:p>169352997396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1" calcext:value-type="float">
            <text:p>3,11</text:p>
          </table:table-cell>
          <table:table-cell office:value-type="float" office:value="1693529974065" calcext:value-type="float">
            <text:p>169352997406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6" calcext:value-type="float">
            <text:p>3,06</text:p>
          </table:table-cell>
          <table:table-cell office:value-type="float" office:value="1693529974165" calcext:value-type="float">
            <text:p>169352997416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5" calcext:value-type="float">
            <text:p>3,05</text:p>
          </table:table-cell>
          <table:table-cell office:value-type="float" office:value="1693529974265" calcext:value-type="float">
            <text:p>169352997426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7" calcext:value-type="float">
            <text:p>3,07</text:p>
          </table:table-cell>
          <table:table-cell office:value-type="float" office:value="1693529974365" calcext:value-type="float">
            <text:p>169352997436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7" calcext:value-type="float">
            <text:p>3,07</text:p>
          </table:table-cell>
          <table:table-cell office:value-type="float" office:value="1693529974465" calcext:value-type="float">
            <text:p>169352997446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9" calcext:value-type="float">
            <text:p>3,09</text:p>
          </table:table-cell>
          <table:table-cell office:value-type="float" office:value="1693529974565" calcext:value-type="float">
            <text:p>169352997456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7" calcext:value-type="float">
            <text:p>3,07</text:p>
          </table:table-cell>
          <table:table-cell office:value-type="float" office:value="1693529974665" calcext:value-type="float">
            <text:p>169352997466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9" calcext:value-type="float">
            <text:p>3,09</text:p>
          </table:table-cell>
          <table:table-cell office:value-type="float" office:value="1693529974765" calcext:value-type="float">
            <text:p>169352997476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6" calcext:value-type="float">
            <text:p>3,06</text:p>
          </table:table-cell>
          <table:table-cell office:value-type="float" office:value="1693529974865" calcext:value-type="float">
            <text:p>169352997486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4" calcext:value-type="float">
            <text:p>3,04</text:p>
          </table:table-cell>
          <table:table-cell office:value-type="float" office:value="1693529974965" calcext:value-type="float">
            <text:p>169352997496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5" calcext:value-type="float">
            <text:p>3,05</text:p>
          </table:table-cell>
          <table:table-cell office:value-type="float" office:value="1693529975065" calcext:value-type="float">
            <text:p>169352997506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1" calcext:value-type="float">
            <text:p>3,11</text:p>
          </table:table-cell>
          <table:table-cell office:value-type="float" office:value="1693529975165" calcext:value-type="float">
            <text:p>169352997516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9" calcext:value-type="float">
            <text:p>3,09</text:p>
          </table:table-cell>
          <table:table-cell office:value-type="float" office:value="1693529975265" calcext:value-type="float">
            <text:p>169352997526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6" calcext:value-type="float">
            <text:p>3,06</text:p>
          </table:table-cell>
          <table:table-cell office:value-type="float" office:value="1693529975366" calcext:value-type="float">
            <text:p>16935299753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9" calcext:value-type="float">
            <text:p>3,09</text:p>
          </table:table-cell>
          <table:table-cell office:value-type="float" office:value="1693529975466" calcext:value-type="float">
            <text:p>16935299754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" calcext:value-type="float">
            <text:p>3,1</text:p>
          </table:table-cell>
          <table:table-cell office:value-type="float" office:value="1693529975565" calcext:value-type="float">
            <text:p>169352997556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6" calcext:value-type="float">
            <text:p>3,06</text:p>
          </table:table-cell>
          <table:table-cell office:value-type="float" office:value="1693529975665" calcext:value-type="float">
            <text:p>169352997566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6" calcext:value-type="float">
            <text:p>3,06</text:p>
          </table:table-cell>
          <table:table-cell office:value-type="float" office:value="1693529975765" calcext:value-type="float">
            <text:p>169352997576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8" calcext:value-type="float">
            <text:p>3,08</text:p>
          </table:table-cell>
          <table:table-cell office:value-type="float" office:value="1693529975865" calcext:value-type="float">
            <text:p>169352997586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4" calcext:value-type="float">
            <text:p>3,04</text:p>
          </table:table-cell>
          <table:table-cell office:value-type="float" office:value="1693529975965" calcext:value-type="float">
            <text:p>169352997596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4" calcext:value-type="float">
            <text:p>3,04</text:p>
          </table:table-cell>
          <table:table-cell office:value-type="float" office:value="1693529976065" calcext:value-type="float">
            <text:p>169352997606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8" calcext:value-type="float">
            <text:p>3,08</text:p>
          </table:table-cell>
          <table:table-cell office:value-type="float" office:value="1693529976165" calcext:value-type="float">
            <text:p>169352997616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8" calcext:value-type="float">
            <text:p>3,08</text:p>
          </table:table-cell>
          <table:table-cell office:value-type="float" office:value="1693529976265" calcext:value-type="float">
            <text:p>169352997626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5" calcext:value-type="float">
            <text:p>3,05</text:p>
          </table:table-cell>
          <table:table-cell office:value-type="float" office:value="1693529976365" calcext:value-type="float">
            <text:p>169352997636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8" calcext:value-type="float">
            <text:p>3,08</text:p>
          </table:table-cell>
          <table:table-cell office:value-type="float" office:value="1693529976465" calcext:value-type="float">
            <text:p>169352997646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7" calcext:value-type="float">
            <text:p>3,07</text:p>
          </table:table-cell>
          <table:table-cell office:value-type="float" office:value="1693529976565" calcext:value-type="float">
            <text:p>169352997656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9" calcext:value-type="float">
            <text:p>3,09</text:p>
          </table:table-cell>
          <table:table-cell office:value-type="float" office:value="1693529976665" calcext:value-type="float">
            <text:p>169352997666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4" calcext:value-type="float">
            <text:p>3,04</text:p>
          </table:table-cell>
          <table:table-cell office:value-type="float" office:value="1693529976765" calcext:value-type="float">
            <text:p>169352997676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4" calcext:value-type="float">
            <text:p>3,04</text:p>
          </table:table-cell>
          <table:table-cell office:value-type="float" office:value="1693529976865" calcext:value-type="float">
            <text:p>169352997686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7" calcext:value-type="float">
            <text:p>3,07</text:p>
          </table:table-cell>
          <table:table-cell office:value-type="float" office:value="1693529976965" calcext:value-type="float">
            <text:p>169352997696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6" calcext:value-type="float">
            <text:p>3,06</text:p>
          </table:table-cell>
          <table:table-cell office:value-type="float" office:value="1693529977065" calcext:value-type="float">
            <text:p>169352997706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5" calcext:value-type="float">
            <text:p>3,05</text:p>
          </table:table-cell>
          <table:table-cell office:value-type="float" office:value="1693529977165" calcext:value-type="float">
            <text:p>169352997716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5" calcext:value-type="float">
            <text:p>3,05</text:p>
          </table:table-cell>
          <table:table-cell office:value-type="float" office:value="1693529977265" calcext:value-type="float">
            <text:p>169352997726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" calcext:value-type="float">
            <text:p>3,1</text:p>
          </table:table-cell>
          <table:table-cell office:value-type="float" office:value="1693529977365" calcext:value-type="float">
            <text:p>169352997736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7" calcext:value-type="float">
            <text:p>3,07</text:p>
          </table:table-cell>
          <table:table-cell office:value-type="float" office:value="1693529977466" calcext:value-type="float">
            <text:p>16935299774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6" calcext:value-type="float">
            <text:p>3,06</text:p>
          </table:table-cell>
          <table:table-cell office:value-type="float" office:value="1693529977565" calcext:value-type="float">
            <text:p>169352997756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7" calcext:value-type="float">
            <text:p>3,07</text:p>
          </table:table-cell>
          <table:table-cell office:value-type="float" office:value="1693529977665" calcext:value-type="float">
            <text:p>169352997766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6" calcext:value-type="float">
            <text:p>3,06</text:p>
          </table:table-cell>
          <table:table-cell office:value-type="float" office:value="1693529977765" calcext:value-type="float">
            <text:p>169352997776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7" calcext:value-type="float">
            <text:p>3,07</text:p>
          </table:table-cell>
          <table:table-cell office:value-type="float" office:value="1693529977865" calcext:value-type="float">
            <text:p>169352997786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6" calcext:value-type="float">
            <text:p>3,06</text:p>
          </table:table-cell>
          <table:table-cell office:value-type="float" office:value="1693529977965" calcext:value-type="float">
            <text:p>169352997796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8" calcext:value-type="float">
            <text:p>3,08</text:p>
          </table:table-cell>
          <table:table-cell office:value-type="float" office:value="1693529978065" calcext:value-type="float">
            <text:p>169352997806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5" calcext:value-type="float">
            <text:p>3,05</text:p>
          </table:table-cell>
          <table:table-cell office:value-type="float" office:value="1693529978165" calcext:value-type="float">
            <text:p>169352997816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" calcext:value-type="float">
            <text:p>3,1</text:p>
          </table:table-cell>
          <table:table-cell office:value-type="float" office:value="1693529978265" calcext:value-type="float">
            <text:p>169352997826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7" calcext:value-type="float">
            <text:p>3,07</text:p>
          </table:table-cell>
          <table:table-cell office:value-type="float" office:value="1693529978365" calcext:value-type="float">
            <text:p>169352997836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7" calcext:value-type="float">
            <text:p>3,07</text:p>
          </table:table-cell>
          <table:table-cell office:value-type="float" office:value="1693529978465" calcext:value-type="float">
            <text:p>169352997846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" calcext:value-type="float">
            <text:p>3,1</text:p>
          </table:table-cell>
          <table:table-cell office:value-type="float" office:value="1693529978565" calcext:value-type="float">
            <text:p>169352997856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9" calcext:value-type="float">
            <text:p>3,09</text:p>
          </table:table-cell>
          <table:table-cell office:value-type="float" office:value="1693529978665" calcext:value-type="float">
            <text:p>169352997866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7" calcext:value-type="float">
            <text:p>3,07</text:p>
          </table:table-cell>
          <table:table-cell office:value-type="float" office:value="1693529978765" calcext:value-type="float">
            <text:p>169352997876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7" calcext:value-type="float">
            <text:p>3,07</text:p>
          </table:table-cell>
          <table:table-cell office:value-type="float" office:value="1693529978865" calcext:value-type="float">
            <text:p>169352997886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6" calcext:value-type="float">
            <text:p>3,06</text:p>
          </table:table-cell>
          <table:table-cell office:value-type="float" office:value="1693529978966" calcext:value-type="float">
            <text:p>16935299789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6" calcext:value-type="float">
            <text:p>3,06</text:p>
          </table:table-cell>
          <table:table-cell office:value-type="float" office:value="1693529979065" calcext:value-type="float">
            <text:p>169352997906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4" calcext:value-type="float">
            <text:p>3,04</text:p>
          </table:table-cell>
          <table:table-cell office:value-type="float" office:value="1693529979165" calcext:value-type="float">
            <text:p>169352997916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7" calcext:value-type="float">
            <text:p>3,07</text:p>
          </table:table-cell>
          <table:table-cell office:value-type="float" office:value="1693529979265" calcext:value-type="float">
            <text:p>169352997926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9" calcext:value-type="float">
            <text:p>3,09</text:p>
          </table:table-cell>
          <table:table-cell office:value-type="float" office:value="1693529979365" calcext:value-type="float">
            <text:p>169352997936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6" calcext:value-type="float">
            <text:p>3,06</text:p>
          </table:table-cell>
          <table:table-cell office:value-type="float" office:value="1693529979465" calcext:value-type="float">
            <text:p>169352997946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" calcext:value-type="float">
            <text:p>3,1</text:p>
          </table:table-cell>
          <table:table-cell office:value-type="float" office:value="1693529979565" calcext:value-type="float">
            <text:p>169352997956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9" calcext:value-type="float">
            <text:p>3,09</text:p>
          </table:table-cell>
          <table:table-cell office:value-type="float" office:value="1693529979666" calcext:value-type="float">
            <text:p>16935299796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9" calcext:value-type="float">
            <text:p>3,09</text:p>
          </table:table-cell>
          <table:table-cell office:value-type="float" office:value="1693529979765" calcext:value-type="float">
            <text:p>169352997976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8" calcext:value-type="float">
            <text:p>3,08</text:p>
          </table:table-cell>
          <table:table-cell office:value-type="float" office:value="1693529979866" calcext:value-type="float">
            <text:p>16935299798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9" calcext:value-type="float">
            <text:p>3,09</text:p>
          </table:table-cell>
          <table:table-cell office:value-type="float" office:value="1693529979965" calcext:value-type="float">
            <text:p>169352997996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5" calcext:value-type="float">
            <text:p>3,05</text:p>
          </table:table-cell>
          <table:table-cell office:value-type="float" office:value="1693529980066" calcext:value-type="float">
            <text:p>16935299800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7" calcext:value-type="float">
            <text:p>3,07</text:p>
          </table:table-cell>
          <table:table-cell office:value-type="float" office:value="1693529980165" calcext:value-type="float">
            <text:p>169352998016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" calcext:value-type="float">
            <text:p>3,1</text:p>
          </table:table-cell>
          <table:table-cell office:value-type="float" office:value="1693529980265" calcext:value-type="float">
            <text:p>169352998026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5" calcext:value-type="float">
            <text:p>3,05</text:p>
          </table:table-cell>
          <table:table-cell office:value-type="float" office:value="1693529980366" calcext:value-type="float">
            <text:p>16935299803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7" calcext:value-type="float">
            <text:p>3,07</text:p>
          </table:table-cell>
          <table:table-cell office:value-type="float" office:value="1693529980466" calcext:value-type="float">
            <text:p>16935299804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5" calcext:value-type="float">
            <text:p>3,05</text:p>
          </table:table-cell>
          <table:table-cell office:value-type="float" office:value="1693529980566" calcext:value-type="float">
            <text:p>16935299805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5" calcext:value-type="float">
            <text:p>3,05</text:p>
          </table:table-cell>
          <table:table-cell office:value-type="float" office:value="1693529980666" calcext:value-type="float">
            <text:p>16935299806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" calcext:value-type="float">
            <text:p>3,1</text:p>
          </table:table-cell>
          <table:table-cell office:value-type="float" office:value="1693529980766" calcext:value-type="float">
            <text:p>16935299807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1" calcext:value-type="float">
            <text:p>3,11</text:p>
          </table:table-cell>
          <table:table-cell office:value-type="float" office:value="1693529980866" calcext:value-type="float">
            <text:p>16935299808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" calcext:value-type="float">
            <text:p>3,1</text:p>
          </table:table-cell>
          <table:table-cell office:value-type="float" office:value="1693529980966" calcext:value-type="float">
            <text:p>16935299809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8" calcext:value-type="float">
            <text:p>3,08</text:p>
          </table:table-cell>
          <table:table-cell office:value-type="float" office:value="1693529981066" calcext:value-type="float">
            <text:p>16935299810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8" calcext:value-type="float">
            <text:p>3,08</text:p>
          </table:table-cell>
          <table:table-cell office:value-type="float" office:value="1693529981166" calcext:value-type="float">
            <text:p>16935299811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2" calcext:value-type="float">
            <text:p>3,02</text:p>
          </table:table-cell>
          <table:table-cell office:value-type="float" office:value="1693529981266" calcext:value-type="float">
            <text:p>16935299812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6" calcext:value-type="float">
            <text:p>3,06</text:p>
          </table:table-cell>
          <table:table-cell office:value-type="float" office:value="1693529981366" calcext:value-type="float">
            <text:p>16935299813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6" calcext:value-type="float">
            <text:p>3,06</text:p>
          </table:table-cell>
          <table:table-cell office:value-type="float" office:value="1693529981466" calcext:value-type="float">
            <text:p>16935299814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3" calcext:value-type="float">
            <text:p>3,03</text:p>
          </table:table-cell>
          <table:table-cell office:value-type="float" office:value="1693529981565" calcext:value-type="float">
            <text:p>169352998156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8" calcext:value-type="float">
            <text:p>3,08</text:p>
          </table:table-cell>
          <table:table-cell office:value-type="float" office:value="1693529981665" calcext:value-type="float">
            <text:p>169352998166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1" calcext:value-type="float">
            <text:p>3,11</text:p>
          </table:table-cell>
          <table:table-cell office:value-type="float" office:value="1693529981765" calcext:value-type="float">
            <text:p>169352998176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9" calcext:value-type="float">
            <text:p>3,09</text:p>
          </table:table-cell>
          <table:table-cell office:value-type="float" office:value="1693529981866" calcext:value-type="float">
            <text:p>16935299818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5" calcext:value-type="float">
            <text:p>3,05</text:p>
          </table:table-cell>
          <table:table-cell office:value-type="float" office:value="1693529981966" calcext:value-type="float">
            <text:p>16935299819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" calcext:value-type="float">
            <text:p>3,1</text:p>
          </table:table-cell>
          <table:table-cell office:value-type="float" office:value="1693529982066" calcext:value-type="float">
            <text:p>16935299820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" calcext:value-type="float">
            <text:p>3,1</text:p>
          </table:table-cell>
          <table:table-cell office:value-type="float" office:value="1693529982166" calcext:value-type="float">
            <text:p>16935299821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8" calcext:value-type="float">
            <text:p>3,08</text:p>
          </table:table-cell>
          <table:table-cell office:value-type="float" office:value="1693529982266" calcext:value-type="float">
            <text:p>16935299822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7" calcext:value-type="float">
            <text:p>3,07</text:p>
          </table:table-cell>
          <table:table-cell office:value-type="float" office:value="1693529982366" calcext:value-type="float">
            <text:p>16935299823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6" calcext:value-type="float">
            <text:p>3,06</text:p>
          </table:table-cell>
          <table:table-cell office:value-type="float" office:value="1693529982466" calcext:value-type="float">
            <text:p>16935299824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7" calcext:value-type="float">
            <text:p>3,07</text:p>
          </table:table-cell>
          <table:table-cell office:value-type="float" office:value="1693529982565" calcext:value-type="float">
            <text:p>169352998256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9" calcext:value-type="float">
            <text:p>3,09</text:p>
          </table:table-cell>
          <table:table-cell office:value-type="float" office:value="1693529982666" calcext:value-type="float">
            <text:p>16935299826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7" calcext:value-type="float">
            <text:p>3,07</text:p>
          </table:table-cell>
          <table:table-cell office:value-type="float" office:value="1693529982765" calcext:value-type="float">
            <text:p>169352998276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" calcext:value-type="float">
            <text:p>3,1</text:p>
          </table:table-cell>
          <table:table-cell office:value-type="float" office:value="1693529982866" calcext:value-type="float">
            <text:p>16935299828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6" calcext:value-type="float">
            <text:p>3,06</text:p>
          </table:table-cell>
          <table:table-cell office:value-type="float" office:value="1693529982965" calcext:value-type="float">
            <text:p>1693529982965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8" calcext:value-type="float">
            <text:p>3,08</text:p>
          </table:table-cell>
          <table:table-cell office:value-type="float" office:value="1693529983066" calcext:value-type="float">
            <text:p>16935299830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6" calcext:value-type="float">
            <text:p>3,06</text:p>
          </table:table-cell>
          <table:table-cell office:value-type="float" office:value="1693529983166" calcext:value-type="float">
            <text:p>16935299831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8" calcext:value-type="float">
            <text:p>3,08</text:p>
          </table:table-cell>
          <table:table-cell office:value-type="float" office:value="1693529983266" calcext:value-type="float">
            <text:p>16935299832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" calcext:value-type="float">
            <text:p>3,1</text:p>
          </table:table-cell>
          <table:table-cell office:value-type="float" office:value="1693529983366" calcext:value-type="float">
            <text:p>16935299833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6" calcext:value-type="float">
            <text:p>3,06</text:p>
          </table:table-cell>
          <table:table-cell office:value-type="float" office:value="1693529983466" calcext:value-type="float">
            <text:p>16935299834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1" calcext:value-type="float">
            <text:p>3,11</text:p>
          </table:table-cell>
          <table:table-cell office:value-type="float" office:value="1693529983566" calcext:value-type="float">
            <text:p>16935299835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7" calcext:value-type="float">
            <text:p>3,07</text:p>
          </table:table-cell>
          <table:table-cell office:value-type="float" office:value="1693529983666" calcext:value-type="float">
            <text:p>16935299836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9" calcext:value-type="float">
            <text:p>3,09</text:p>
          </table:table-cell>
          <table:table-cell office:value-type="float" office:value="1693529983766" calcext:value-type="float">
            <text:p>16935299837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6" calcext:value-type="float">
            <text:p>3,06</text:p>
          </table:table-cell>
          <table:table-cell office:value-type="float" office:value="1693529983866" calcext:value-type="float">
            <text:p>16935299838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5" calcext:value-type="float">
            <text:p>3,05</text:p>
          </table:table-cell>
          <table:table-cell office:value-type="float" office:value="1693529983966" calcext:value-type="float">
            <text:p>16935299839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8" calcext:value-type="float">
            <text:p>3,08</text:p>
          </table:table-cell>
          <table:table-cell office:value-type="float" office:value="1693529984066" calcext:value-type="float">
            <text:p>16935299840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6" calcext:value-type="float">
            <text:p>3,06</text:p>
          </table:table-cell>
          <table:table-cell office:value-type="float" office:value="1693529984166" calcext:value-type="float">
            <text:p>16935299841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8" calcext:value-type="float">
            <text:p>3,08</text:p>
          </table:table-cell>
          <table:table-cell office:value-type="float" office:value="1693529984266" calcext:value-type="float">
            <text:p>16935299842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6" calcext:value-type="float">
            <text:p>3,06</text:p>
          </table:table-cell>
          <table:table-cell office:value-type="float" office:value="1693529984366" calcext:value-type="float">
            <text:p>16935299843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6" calcext:value-type="float">
            <text:p>3,06</text:p>
          </table:table-cell>
          <table:table-cell office:value-type="float" office:value="1693529984466" calcext:value-type="float">
            <text:p>16935299844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9" calcext:value-type="float">
            <text:p>3,09</text:p>
          </table:table-cell>
          <table:table-cell office:value-type="float" office:value="1693529984566" calcext:value-type="float">
            <text:p>16935299845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8" calcext:value-type="float">
            <text:p>3,08</text:p>
          </table:table-cell>
          <table:table-cell office:value-type="float" office:value="1693529984666" calcext:value-type="float">
            <text:p>16935299846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" calcext:value-type="float">
            <text:p>3,1</text:p>
          </table:table-cell>
          <table:table-cell office:value-type="float" office:value="1693529984766" calcext:value-type="float">
            <text:p>16935299847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9" calcext:value-type="float">
            <text:p>3,09</text:p>
          </table:table-cell>
          <table:table-cell office:value-type="float" office:value="1693529984866" calcext:value-type="float">
            <text:p>16935299848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6" calcext:value-type="float">
            <text:p>3,06</text:p>
          </table:table-cell>
          <table:table-cell office:value-type="float" office:value="1693529984966" calcext:value-type="float">
            <text:p>16935299849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8" calcext:value-type="float">
            <text:p>3,08</text:p>
          </table:table-cell>
          <table:table-cell office:value-type="float" office:value="1693529985066" calcext:value-type="float">
            <text:p>16935299850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8" calcext:value-type="float">
            <text:p>3,08</text:p>
          </table:table-cell>
          <table:table-cell office:value-type="float" office:value="1693529985166" calcext:value-type="float">
            <text:p>16935299851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6" calcext:value-type="float">
            <text:p>3,06</text:p>
          </table:table-cell>
          <table:table-cell office:value-type="float" office:value="1693529985266" calcext:value-type="float">
            <text:p>16935299852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8" calcext:value-type="float">
            <text:p>3,08</text:p>
          </table:table-cell>
          <table:table-cell office:value-type="float" office:value="1693529985366" calcext:value-type="float">
            <text:p>16935299853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9" calcext:value-type="float">
            <text:p>3,09</text:p>
          </table:table-cell>
          <table:table-cell office:value-type="float" office:value="1693529985566" calcext:value-type="float">
            <text:p>16935299855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9" calcext:value-type="float">
            <text:p>3,09</text:p>
          </table:table-cell>
          <table:table-cell office:value-type="float" office:value="1693529985666" calcext:value-type="float">
            <text:p>16935299856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" calcext:value-type="float">
            <text:p>3,1</text:p>
          </table:table-cell>
          <table:table-cell office:value-type="float" office:value="1693529985766" calcext:value-type="float">
            <text:p>16935299857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9" calcext:value-type="float">
            <text:p>3,09</text:p>
          </table:table-cell>
          <table:table-cell office:value-type="float" office:value="1693529985866" calcext:value-type="float">
            <text:p>16935299858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8" calcext:value-type="float">
            <text:p>3,08</text:p>
          </table:table-cell>
          <table:table-cell office:value-type="float" office:value="1693529985966" calcext:value-type="float">
            <text:p>16935299859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5" calcext:value-type="float">
            <text:p>3,05</text:p>
          </table:table-cell>
          <table:table-cell office:value-type="float" office:value="1693529986066" calcext:value-type="float">
            <text:p>16935299860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8" calcext:value-type="float">
            <text:p>3,08</text:p>
          </table:table-cell>
          <table:table-cell office:value-type="float" office:value="1693529986166" calcext:value-type="float">
            <text:p>16935299861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4" calcext:value-type="float">
            <text:p>3,04</text:p>
          </table:table-cell>
          <table:table-cell office:value-type="float" office:value="1693529986266" calcext:value-type="float">
            <text:p>16935299862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8" calcext:value-type="float">
            <text:p>3,08</text:p>
          </table:table-cell>
          <table:table-cell office:value-type="float" office:value="1693529986366" calcext:value-type="float">
            <text:p>16935299863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7" calcext:value-type="float">
            <text:p>3,07</text:p>
          </table:table-cell>
          <table:table-cell office:value-type="float" office:value="1693529986466" calcext:value-type="float">
            <text:p>16935299864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8" calcext:value-type="float">
            <text:p>3,08</text:p>
          </table:table-cell>
          <table:table-cell office:value-type="float" office:value="1693529986566" calcext:value-type="float">
            <text:p>16935299865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1" calcext:value-type="float">
            <text:p>3,11</text:p>
          </table:table-cell>
          <table:table-cell office:value-type="float" office:value="1693529986666" calcext:value-type="float">
            <text:p>16935299866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8" calcext:value-type="float">
            <text:p>3,08</text:p>
          </table:table-cell>
          <table:table-cell office:value-type="float" office:value="1693529986766" calcext:value-type="float">
            <text:p>16935299867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8" calcext:value-type="float">
            <text:p>3,08</text:p>
          </table:table-cell>
          <table:table-cell office:value-type="float" office:value="1693529986866" calcext:value-type="float">
            <text:p>16935299868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8" calcext:value-type="float">
            <text:p>3,08</text:p>
          </table:table-cell>
          <table:table-cell office:value-type="float" office:value="1693529986966" calcext:value-type="float">
            <text:p>16935299869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9" calcext:value-type="float">
            <text:p>3,09</text:p>
          </table:table-cell>
          <table:table-cell office:value-type="float" office:value="1693529987066" calcext:value-type="float">
            <text:p>16935299870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7" calcext:value-type="float">
            <text:p>3,07</text:p>
          </table:table-cell>
          <table:table-cell office:value-type="float" office:value="1693529987166" calcext:value-type="float">
            <text:p>16935299871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8" calcext:value-type="float">
            <text:p>3,08</text:p>
          </table:table-cell>
          <table:table-cell office:value-type="float" office:value="1693529987266" calcext:value-type="float">
            <text:p>16935299872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6" calcext:value-type="float">
            <text:p>3,06</text:p>
          </table:table-cell>
          <table:table-cell office:value-type="float" office:value="1693529987366" calcext:value-type="float">
            <text:p>16935299873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9" calcext:value-type="float">
            <text:p>3,09</text:p>
          </table:table-cell>
          <table:table-cell office:value-type="float" office:value="1693529987466" calcext:value-type="float">
            <text:p>16935299874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8" calcext:value-type="float">
            <text:p>3,08</text:p>
          </table:table-cell>
          <table:table-cell office:value-type="float" office:value="1693529987566" calcext:value-type="float">
            <text:p>16935299875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7" calcext:value-type="float">
            <text:p>3,07</text:p>
          </table:table-cell>
          <table:table-cell office:value-type="float" office:value="1693529987666" calcext:value-type="float">
            <text:p>16935299876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7" calcext:value-type="float">
            <text:p>3,07</text:p>
          </table:table-cell>
          <table:table-cell office:value-type="float" office:value="1693529987866" calcext:value-type="float">
            <text:p>16935299878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6" calcext:value-type="float">
            <text:p>3,06</text:p>
          </table:table-cell>
          <table:table-cell office:value-type="float" office:value="1693529987966" calcext:value-type="float">
            <text:p>16935299879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" calcext:value-type="float">
            <text:p>3,1</text:p>
          </table:table-cell>
          <table:table-cell office:value-type="float" office:value="1693529988066" calcext:value-type="float">
            <text:p>16935299880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5" calcext:value-type="float">
            <text:p>3,05</text:p>
          </table:table-cell>
          <table:table-cell office:value-type="float" office:value="1693529988166" calcext:value-type="float">
            <text:p>16935299881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5" calcext:value-type="float">
            <text:p>3,05</text:p>
          </table:table-cell>
          <table:table-cell office:value-type="float" office:value="1693529988266" calcext:value-type="float">
            <text:p>16935299882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4" calcext:value-type="float">
            <text:p>3,04</text:p>
          </table:table-cell>
          <table:table-cell office:value-type="float" office:value="1693529988366" calcext:value-type="float">
            <text:p>16935299883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7" calcext:value-type="float">
            <text:p>3,07</text:p>
          </table:table-cell>
          <table:table-cell office:value-type="float" office:value="1693529988466" calcext:value-type="float">
            <text:p>16935299884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7" calcext:value-type="float">
            <text:p>3,07</text:p>
          </table:table-cell>
          <table:table-cell office:value-type="float" office:value="1693529988566" calcext:value-type="float">
            <text:p>16935299885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9" calcext:value-type="float">
            <text:p>3,09</text:p>
          </table:table-cell>
          <table:table-cell office:value-type="float" office:value="1693529988666" calcext:value-type="float">
            <text:p>16935299886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" calcext:value-type="float">
            <text:p>3,1</text:p>
          </table:table-cell>
          <table:table-cell office:value-type="float" office:value="1693529988766" calcext:value-type="float">
            <text:p>16935299887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8" calcext:value-type="float">
            <text:p>3,08</text:p>
          </table:table-cell>
          <table:table-cell office:value-type="float" office:value="1693529988866" calcext:value-type="float">
            <text:p>16935299888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8" calcext:value-type="float">
            <text:p>3,08</text:p>
          </table:table-cell>
          <table:table-cell office:value-type="float" office:value="1693529988966" calcext:value-type="float">
            <text:p>16935299889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8" calcext:value-type="float">
            <text:p>3,08</text:p>
          </table:table-cell>
          <table:table-cell office:value-type="float" office:value="1693529989066" calcext:value-type="float">
            <text:p>16935299890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6" calcext:value-type="float">
            <text:p>3,06</text:p>
          </table:table-cell>
          <table:table-cell office:value-type="float" office:value="1693529989166" calcext:value-type="float">
            <text:p>16935299891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6" calcext:value-type="float">
            <text:p>3,06</text:p>
          </table:table-cell>
          <table:table-cell office:value-type="float" office:value="1693529989266" calcext:value-type="float">
            <text:p>16935299892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8" calcext:value-type="float">
            <text:p>3,08</text:p>
          </table:table-cell>
          <table:table-cell office:value-type="float" office:value="1693529989366" calcext:value-type="float">
            <text:p>16935299893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4" calcext:value-type="float">
            <text:p>3,04</text:p>
          </table:table-cell>
          <table:table-cell office:value-type="float" office:value="1693529989466" calcext:value-type="float">
            <text:p>16935299894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" calcext:value-type="float">
            <text:p>3,1</text:p>
          </table:table-cell>
          <table:table-cell office:value-type="float" office:value="1693529989566" calcext:value-type="float">
            <text:p>16935299895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8" calcext:value-type="float">
            <text:p>3,08</text:p>
          </table:table-cell>
          <table:table-cell office:value-type="float" office:value="1693529989666" calcext:value-type="float">
            <text:p>16935299896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9" calcext:value-type="float">
            <text:p>3,09</text:p>
          </table:table-cell>
          <table:table-cell office:value-type="float" office:value="1693529989766" calcext:value-type="float">
            <text:p>16935299897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9" calcext:value-type="float">
            <text:p>3,09</text:p>
          </table:table-cell>
          <table:table-cell office:value-type="float" office:value="1693529989866" calcext:value-type="float">
            <text:p>16935299898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3" calcext:value-type="float">
            <text:p>3,03</text:p>
          </table:table-cell>
          <table:table-cell office:value-type="float" office:value="1693529989966" calcext:value-type="float">
            <text:p>16935299899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7" calcext:value-type="float">
            <text:p>3,07</text:p>
          </table:table-cell>
          <table:table-cell office:value-type="float" office:value="1693529990066" calcext:value-type="float">
            <text:p>16935299900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8" calcext:value-type="float">
            <text:p>3,08</text:p>
          </table:table-cell>
          <table:table-cell office:value-type="float" office:value="1693529990166" calcext:value-type="float">
            <text:p>16935299901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" calcext:value-type="float">
            <text:p>3,1</text:p>
          </table:table-cell>
          <table:table-cell office:value-type="float" office:value="1693529990266" calcext:value-type="float">
            <text:p>16935299902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8" calcext:value-type="float">
            <text:p>3,08</text:p>
          </table:table-cell>
          <table:table-cell office:value-type="float" office:value="1693529990366" calcext:value-type="float">
            <text:p>16935299903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9" calcext:value-type="float">
            <text:p>3,09</text:p>
          </table:table-cell>
          <table:table-cell office:value-type="float" office:value="1693529990466" calcext:value-type="float">
            <text:p>16935299904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6" calcext:value-type="float">
            <text:p>3,06</text:p>
          </table:table-cell>
          <table:table-cell office:value-type="float" office:value="1693529990566" calcext:value-type="float">
            <text:p>16935299905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" calcext:value-type="float">
            <text:p>3,1</text:p>
          </table:table-cell>
          <table:table-cell office:value-type="float" office:value="1693529990666" calcext:value-type="float">
            <text:p>16935299906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" calcext:value-type="float">
            <text:p>3,1</text:p>
          </table:table-cell>
          <table:table-cell office:value-type="float" office:value="1693529990766" calcext:value-type="float">
            <text:p>16935299907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8" calcext:value-type="float">
            <text:p>3,08</text:p>
          </table:table-cell>
          <table:table-cell office:value-type="float" office:value="1693529990866" calcext:value-type="float">
            <text:p>16935299908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" calcext:value-type="float">
            <text:p>3,1</text:p>
          </table:table-cell>
          <table:table-cell office:value-type="float" office:value="1693529990966" calcext:value-type="float">
            <text:p>16935299909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7" calcext:value-type="float">
            <text:p>3,07</text:p>
          </table:table-cell>
          <table:table-cell office:value-type="float" office:value="1693529991066" calcext:value-type="float">
            <text:p>16935299910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2" calcext:value-type="float">
            <text:p>3,02</text:p>
          </table:table-cell>
          <table:table-cell office:value-type="float" office:value="1693529991166" calcext:value-type="float">
            <text:p>16935299911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" calcext:value-type="float">
            <text:p>3,1</text:p>
          </table:table-cell>
          <table:table-cell office:value-type="float" office:value="1693529991266" calcext:value-type="float">
            <text:p>16935299912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8" calcext:value-type="float">
            <text:p>3,08</text:p>
          </table:table-cell>
          <table:table-cell office:value-type="float" office:value="1693529991366" calcext:value-type="float">
            <text:p>16935299913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" calcext:value-type="float">
            <text:p>3,1</text:p>
          </table:table-cell>
          <table:table-cell office:value-type="float" office:value="1693529991466" calcext:value-type="float">
            <text:p>16935299914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" calcext:value-type="float">
            <text:p>3,1</text:p>
          </table:table-cell>
          <table:table-cell office:value-type="float" office:value="1693529991566" calcext:value-type="float">
            <text:p>16935299915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6" calcext:value-type="float">
            <text:p>3,06</text:p>
          </table:table-cell>
          <table:table-cell office:value-type="float" office:value="1693529991666" calcext:value-type="float">
            <text:p>16935299916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6" calcext:value-type="float">
            <text:p>3,06</text:p>
          </table:table-cell>
          <table:table-cell office:value-type="float" office:value="1693529991766" calcext:value-type="float">
            <text:p>16935299917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7" calcext:value-type="float">
            <text:p>3,07</text:p>
          </table:table-cell>
          <table:table-cell office:value-type="float" office:value="1693529991866" calcext:value-type="float">
            <text:p>16935299918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" calcext:value-type="float">
            <text:p>3,1</text:p>
          </table:table-cell>
          <table:table-cell office:value-type="float" office:value="1693529991966" calcext:value-type="float">
            <text:p>16935299919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9" calcext:value-type="float">
            <text:p>3,09</text:p>
          </table:table-cell>
          <table:table-cell office:value-type="float" office:value="1693529992066" calcext:value-type="float">
            <text:p>16935299920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" calcext:value-type="float">
            <text:p>3,1</text:p>
          </table:table-cell>
          <table:table-cell office:value-type="float" office:value="1693529992166" calcext:value-type="float">
            <text:p>16935299921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6" calcext:value-type="float">
            <text:p>3,06</text:p>
          </table:table-cell>
          <table:table-cell office:value-type="float" office:value="1693529992266" calcext:value-type="float">
            <text:p>16935299922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6" calcext:value-type="float">
            <text:p>3,06</text:p>
          </table:table-cell>
          <table:table-cell office:value-type="float" office:value="1693529992366" calcext:value-type="float">
            <text:p>16935299923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6" calcext:value-type="float">
            <text:p>3,06</text:p>
          </table:table-cell>
          <table:table-cell office:value-type="float" office:value="1693529992466" calcext:value-type="float">
            <text:p>16935299924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7" calcext:value-type="float">
            <text:p>3,07</text:p>
          </table:table-cell>
          <table:table-cell office:value-type="float" office:value="1693529992566" calcext:value-type="float">
            <text:p>16935299925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3" calcext:value-type="float">
            <text:p>3,03</text:p>
          </table:table-cell>
          <table:table-cell office:value-type="float" office:value="1693529992666" calcext:value-type="float">
            <text:p>16935299926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1" calcext:value-type="float">
            <text:p>3,11</text:p>
          </table:table-cell>
          <table:table-cell office:value-type="float" office:value="1693529992766" calcext:value-type="float">
            <text:p>16935299927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6" calcext:value-type="float">
            <text:p>3,06</text:p>
          </table:table-cell>
          <table:table-cell office:value-type="float" office:value="1693529992866" calcext:value-type="float">
            <text:p>16935299928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8" calcext:value-type="float">
            <text:p>3,08</text:p>
          </table:table-cell>
          <table:table-cell office:value-type="float" office:value="1693529992966" calcext:value-type="float">
            <text:p>16935299929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9" calcext:value-type="float">
            <text:p>3,09</text:p>
          </table:table-cell>
          <table:table-cell office:value-type="float" office:value="1693529993066" calcext:value-type="float">
            <text:p>16935299930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9" calcext:value-type="float">
            <text:p>3,09</text:p>
          </table:table-cell>
          <table:table-cell office:value-type="float" office:value="1693529993166" calcext:value-type="float">
            <text:p>16935299931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1" calcext:value-type="float">
            <text:p>3,11</text:p>
          </table:table-cell>
          <table:table-cell office:value-type="float" office:value="1693529993266" calcext:value-type="float">
            <text:p>16935299932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7" calcext:value-type="float">
            <text:p>3,07</text:p>
          </table:table-cell>
          <table:table-cell office:value-type="float" office:value="1693529993366" calcext:value-type="float">
            <text:p>16935299933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4" calcext:value-type="float">
            <text:p>3,04</text:p>
          </table:table-cell>
          <table:table-cell office:value-type="float" office:value="1693529993466" calcext:value-type="float">
            <text:p>16935299934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9" calcext:value-type="float">
            <text:p>3,09</text:p>
          </table:table-cell>
          <table:table-cell office:value-type="float" office:value="1693529993566" calcext:value-type="float">
            <text:p>16935299935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8" calcext:value-type="float">
            <text:p>3,08</text:p>
          </table:table-cell>
          <table:table-cell office:value-type="float" office:value="1693529993666" calcext:value-type="float">
            <text:p>16935299936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1" calcext:value-type="float">
            <text:p>3,11</text:p>
          </table:table-cell>
          <table:table-cell office:value-type="float" office:value="1693529993766" calcext:value-type="float">
            <text:p>16935299937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9" calcext:value-type="float">
            <text:p>3,09</text:p>
          </table:table-cell>
          <table:table-cell office:value-type="float" office:value="1693529993866" calcext:value-type="float">
            <text:p>16935299938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7" calcext:value-type="float">
            <text:p>3,07</text:p>
          </table:table-cell>
          <table:table-cell office:value-type="float" office:value="1693529993966" calcext:value-type="float">
            <text:p>16935299939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8" calcext:value-type="float">
            <text:p>3,08</text:p>
          </table:table-cell>
          <table:table-cell office:value-type="float" office:value="1693529994066" calcext:value-type="float">
            <text:p>16935299940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8" calcext:value-type="float">
            <text:p>3,08</text:p>
          </table:table-cell>
          <table:table-cell office:value-type="float" office:value="1693529994166" calcext:value-type="float">
            <text:p>16935299941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7" calcext:value-type="float">
            <text:p>3,07</text:p>
          </table:table-cell>
          <table:table-cell office:value-type="float" office:value="1693529994266" calcext:value-type="float">
            <text:p>16935299942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7" calcext:value-type="float">
            <text:p>3,07</text:p>
          </table:table-cell>
          <table:table-cell office:value-type="float" office:value="1693529994366" calcext:value-type="float">
            <text:p>16935299943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8" calcext:value-type="float">
            <text:p>3,08</text:p>
          </table:table-cell>
          <table:table-cell office:value-type="float" office:value="1693529994466" calcext:value-type="float">
            <text:p>16935299944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8" calcext:value-type="float">
            <text:p>3,08</text:p>
          </table:table-cell>
          <table:table-cell office:value-type="float" office:value="1693529994566" calcext:value-type="float">
            <text:p>16935299945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" calcext:value-type="float">
            <text:p>3,1</text:p>
          </table:table-cell>
          <table:table-cell office:value-type="float" office:value="1693529994666" calcext:value-type="float">
            <text:p>16935299946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6" calcext:value-type="float">
            <text:p>3,06</text:p>
          </table:table-cell>
          <table:table-cell office:value-type="float" office:value="1693529994766" calcext:value-type="float">
            <text:p>16935299947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7" calcext:value-type="float">
            <text:p>3,07</text:p>
          </table:table-cell>
          <table:table-cell office:value-type="float" office:value="1693529994866" calcext:value-type="float">
            <text:p>16935299948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1" calcext:value-type="float">
            <text:p>3,11</text:p>
          </table:table-cell>
          <table:table-cell office:value-type="float" office:value="1693529994966" calcext:value-type="float">
            <text:p>16935299949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8" calcext:value-type="float">
            <text:p>3,08</text:p>
          </table:table-cell>
          <table:table-cell office:value-type="float" office:value="1693529995066" calcext:value-type="float">
            <text:p>16935299950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" calcext:value-type="float">
            <text:p>3,1</text:p>
          </table:table-cell>
          <table:table-cell office:value-type="float" office:value="1693529995166" calcext:value-type="float">
            <text:p>16935299951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7" calcext:value-type="float">
            <text:p>3,07</text:p>
          </table:table-cell>
          <table:table-cell office:value-type="float" office:value="1693529995266" calcext:value-type="float">
            <text:p>16935299952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7" calcext:value-type="float">
            <text:p>3,07</text:p>
          </table:table-cell>
          <table:table-cell office:value-type="float" office:value="1693529995366" calcext:value-type="float">
            <text:p>16935299953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8" calcext:value-type="float">
            <text:p>3,08</text:p>
          </table:table-cell>
          <table:table-cell office:value-type="float" office:value="1693529995466" calcext:value-type="float">
            <text:p>16935299954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9" calcext:value-type="float">
            <text:p>3,09</text:p>
          </table:table-cell>
          <table:table-cell office:value-type="float" office:value="1693529995566" calcext:value-type="float">
            <text:p>16935299955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7" calcext:value-type="float">
            <text:p>3,07</text:p>
          </table:table-cell>
          <table:table-cell office:value-type="float" office:value="1693529995666" calcext:value-type="float">
            <text:p>16935299956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" calcext:value-type="float">
            <text:p>3,1</text:p>
          </table:table-cell>
          <table:table-cell office:value-type="float" office:value="1693529995766" calcext:value-type="float">
            <text:p>16935299957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" calcext:value-type="float">
            <text:p>3,1</text:p>
          </table:table-cell>
          <table:table-cell office:value-type="float" office:value="1693529995866" calcext:value-type="float">
            <text:p>16935299958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4" calcext:value-type="float">
            <text:p>3,04</text:p>
          </table:table-cell>
          <table:table-cell office:value-type="float" office:value="1693529995966" calcext:value-type="float">
            <text:p>16935299959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7" calcext:value-type="float">
            <text:p>3,07</text:p>
          </table:table-cell>
          <table:table-cell office:value-type="float" office:value="1693529996066" calcext:value-type="float">
            <text:p>16935299960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1" calcext:value-type="float">
            <text:p>3,11</text:p>
          </table:table-cell>
          <table:table-cell office:value-type="float" office:value="1693529996166" calcext:value-type="float">
            <text:p>16935299961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3" calcext:value-type="float">
            <text:p>3,03</text:p>
          </table:table-cell>
          <table:table-cell office:value-type="float" office:value="1693529996266" calcext:value-type="float">
            <text:p>16935299962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8" calcext:value-type="float">
            <text:p>3,08</text:p>
          </table:table-cell>
          <table:table-cell office:value-type="float" office:value="1693529996366" calcext:value-type="float">
            <text:p>16935299963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" calcext:value-type="float">
            <text:p>3,1</text:p>
          </table:table-cell>
          <table:table-cell office:value-type="float" office:value="1693529996466" calcext:value-type="float">
            <text:p>16935299964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6" calcext:value-type="float">
            <text:p>3,06</text:p>
          </table:table-cell>
          <table:table-cell office:value-type="float" office:value="1693529996566" calcext:value-type="float">
            <text:p>16935299965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" calcext:value-type="float">
            <text:p>3,1</text:p>
          </table:table-cell>
          <table:table-cell office:value-type="float" office:value="1693529996666" calcext:value-type="float">
            <text:p>16935299966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" calcext:value-type="float">
            <text:p>3,1</text:p>
          </table:table-cell>
          <table:table-cell office:value-type="float" office:value="1693529996766" calcext:value-type="float">
            <text:p>16935299967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4" calcext:value-type="float">
            <text:p>3,04</text:p>
          </table:table-cell>
          <table:table-cell office:value-type="float" office:value="1693529996866" calcext:value-type="float">
            <text:p>16935299968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8" calcext:value-type="float">
            <text:p>3,08</text:p>
          </table:table-cell>
          <table:table-cell office:value-type="float" office:value="1693529996966" calcext:value-type="float">
            <text:p>16935299969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8" calcext:value-type="float">
            <text:p>3,08</text:p>
          </table:table-cell>
          <table:table-cell office:value-type="float" office:value="1693529997066" calcext:value-type="float">
            <text:p>16935299970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6" calcext:value-type="float">
            <text:p>3,06</text:p>
          </table:table-cell>
          <table:table-cell office:value-type="float" office:value="1693529997166" calcext:value-type="float">
            <text:p>16935299971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9" calcext:value-type="float">
            <text:p>3,09</text:p>
          </table:table-cell>
          <table:table-cell office:value-type="float" office:value="1693529997266" calcext:value-type="float">
            <text:p>16935299972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9" calcext:value-type="float">
            <text:p>3,09</text:p>
          </table:table-cell>
          <table:table-cell office:value-type="float" office:value="1693529997366" calcext:value-type="float">
            <text:p>16935299973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6" calcext:value-type="float">
            <text:p>3,06</text:p>
          </table:table-cell>
          <table:table-cell office:value-type="float" office:value="1693529997466" calcext:value-type="float">
            <text:p>16935299974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8" calcext:value-type="float">
            <text:p>3,08</text:p>
          </table:table-cell>
          <table:table-cell office:value-type="float" office:value="1693529997566" calcext:value-type="float">
            <text:p>16935299975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9" calcext:value-type="float">
            <text:p>3,09</text:p>
          </table:table-cell>
          <table:table-cell office:value-type="float" office:value="1693529997666" calcext:value-type="float">
            <text:p>16935299976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1" calcext:value-type="float">
            <text:p>3,11</text:p>
          </table:table-cell>
          <table:table-cell office:value-type="float" office:value="1693529997766" calcext:value-type="float">
            <text:p>16935299977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" calcext:value-type="float">
            <text:p>3,1</text:p>
          </table:table-cell>
          <table:table-cell office:value-type="float" office:value="1693529997866" calcext:value-type="float">
            <text:p>16935299978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7" calcext:value-type="float">
            <text:p>3,07</text:p>
          </table:table-cell>
          <table:table-cell office:value-type="float" office:value="1693529997966" calcext:value-type="float">
            <text:p>16935299979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" calcext:value-type="float">
            <text:p>3,1</text:p>
          </table:table-cell>
          <table:table-cell office:value-type="float" office:value="1693529998066" calcext:value-type="float">
            <text:p>16935299980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6" calcext:value-type="float">
            <text:p>3,06</text:p>
          </table:table-cell>
          <table:table-cell office:value-type="float" office:value="1693529998166" calcext:value-type="float">
            <text:p>16935299981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9" calcext:value-type="float">
            <text:p>3,09</text:p>
          </table:table-cell>
          <table:table-cell office:value-type="float" office:value="1693529998266" calcext:value-type="float">
            <text:p>16935299982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9" calcext:value-type="float">
            <text:p>3,09</text:p>
          </table:table-cell>
          <table:table-cell office:value-type="float" office:value="1693529998366" calcext:value-type="float">
            <text:p>16935299983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9" calcext:value-type="float">
            <text:p>3,09</text:p>
          </table:table-cell>
          <table:table-cell office:value-type="float" office:value="1693529998466" calcext:value-type="float">
            <text:p>16935299984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" calcext:value-type="float">
            <text:p>3,1</text:p>
          </table:table-cell>
          <table:table-cell office:value-type="float" office:value="1693529998566" calcext:value-type="float">
            <text:p>16935299985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9" calcext:value-type="float">
            <text:p>3,09</text:p>
          </table:table-cell>
          <table:table-cell office:value-type="float" office:value="1693529998666" calcext:value-type="float">
            <text:p>16935299986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5" calcext:value-type="float">
            <text:p>3,05</text:p>
          </table:table-cell>
          <table:table-cell office:value-type="float" office:value="1693529998766" calcext:value-type="float">
            <text:p>16935299987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1" calcext:value-type="float">
            <text:p>3,11</text:p>
          </table:table-cell>
          <table:table-cell office:value-type="float" office:value="1693529998866" calcext:value-type="float">
            <text:p>16935299988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5" calcext:value-type="float">
            <text:p>3,05</text:p>
          </table:table-cell>
          <table:table-cell office:value-type="float" office:value="1693529998966" calcext:value-type="float">
            <text:p>16935299989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6" calcext:value-type="float">
            <text:p>3,06</text:p>
          </table:table-cell>
          <table:table-cell office:value-type="float" office:value="1693529999066" calcext:value-type="float">
            <text:p>16935299990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8" calcext:value-type="float">
            <text:p>3,08</text:p>
          </table:table-cell>
          <table:table-cell office:value-type="float" office:value="1693529999166" calcext:value-type="float">
            <text:p>16935299991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3" calcext:value-type="float">
            <text:p>3,03</text:p>
          </table:table-cell>
          <table:table-cell office:value-type="float" office:value="1693529999266" calcext:value-type="float">
            <text:p>16935299992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" calcext:value-type="float">
            <text:p>3,1</text:p>
          </table:table-cell>
          <table:table-cell office:value-type="float" office:value="1693529999366" calcext:value-type="float">
            <text:p>16935299993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8" calcext:value-type="float">
            <text:p>3,08</text:p>
          </table:table-cell>
          <table:table-cell office:value-type="float" office:value="1693529999466" calcext:value-type="float">
            <text:p>16935299994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5" calcext:value-type="float">
            <text:p>3,05</text:p>
          </table:table-cell>
          <table:table-cell office:value-type="float" office:value="1693529999566" calcext:value-type="float">
            <text:p>16935299995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8" calcext:value-type="float">
            <text:p>3,08</text:p>
          </table:table-cell>
          <table:table-cell office:value-type="float" office:value="1693529999666" calcext:value-type="float">
            <text:p>16935299996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7" calcext:value-type="float">
            <text:p>3,07</text:p>
          </table:table-cell>
          <table:table-cell office:value-type="float" office:value="1693529999766" calcext:value-type="float">
            <text:p>16935299997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7" calcext:value-type="float">
            <text:p>3,07</text:p>
          </table:table-cell>
          <table:table-cell office:value-type="float" office:value="1693529999866" calcext:value-type="float">
            <text:p>16935299998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8" calcext:value-type="float">
            <text:p>3,08</text:p>
          </table:table-cell>
          <table:table-cell office:value-type="float" office:value="1693529999966" calcext:value-type="float">
            <text:p>16935299999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7" calcext:value-type="float">
            <text:p>3,07</text:p>
          </table:table-cell>
          <table:table-cell office:value-type="float" office:value="1693530000066" calcext:value-type="float">
            <text:p>16935300000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8" calcext:value-type="float">
            <text:p>3,08</text:p>
          </table:table-cell>
          <table:table-cell office:value-type="float" office:value="1693530000166" calcext:value-type="float">
            <text:p>16935300001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9" calcext:value-type="float">
            <text:p>3,09</text:p>
          </table:table-cell>
          <table:table-cell office:value-type="float" office:value="1693530000266" calcext:value-type="float">
            <text:p>16935300002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6" calcext:value-type="float">
            <text:p>3,06</text:p>
          </table:table-cell>
          <table:table-cell office:value-type="float" office:value="1693530000366" calcext:value-type="float">
            <text:p>16935300003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9" calcext:value-type="float">
            <text:p>3,09</text:p>
          </table:table-cell>
          <table:table-cell office:value-type="float" office:value="1693530000466" calcext:value-type="float">
            <text:p>16935300004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8" calcext:value-type="float">
            <text:p>3,08</text:p>
          </table:table-cell>
          <table:table-cell office:value-type="float" office:value="1693530000566" calcext:value-type="float">
            <text:p>16935300005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8" calcext:value-type="float">
            <text:p>3,08</text:p>
          </table:table-cell>
          <table:table-cell office:value-type="float" office:value="1693530000666" calcext:value-type="float">
            <text:p>16935300006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5" calcext:value-type="float">
            <text:p>3,05</text:p>
          </table:table-cell>
          <table:table-cell office:value-type="float" office:value="1693530000766" calcext:value-type="float">
            <text:p>16935300007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7" calcext:value-type="float">
            <text:p>3,07</text:p>
          </table:table-cell>
          <table:table-cell office:value-type="float" office:value="1693530000866" calcext:value-type="float">
            <text:p>16935300008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5" calcext:value-type="float">
            <text:p>3,05</text:p>
          </table:table-cell>
          <table:table-cell office:value-type="float" office:value="1693530000966" calcext:value-type="float">
            <text:p>16935300009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" calcext:value-type="float">
            <text:p>3,1</text:p>
          </table:table-cell>
          <table:table-cell office:value-type="float" office:value="1693530001066" calcext:value-type="float">
            <text:p>16935300010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8" calcext:value-type="float">
            <text:p>3,08</text:p>
          </table:table-cell>
          <table:table-cell office:value-type="float" office:value="1693530001166" calcext:value-type="float">
            <text:p>16935300011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1" calcext:value-type="float">
            <text:p>3,11</text:p>
          </table:table-cell>
          <table:table-cell office:value-type="float" office:value="1693530001266" calcext:value-type="float">
            <text:p>16935300012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4" calcext:value-type="float">
            <text:p>3,04</text:p>
          </table:table-cell>
          <table:table-cell office:value-type="float" office:value="1693530001366" calcext:value-type="float">
            <text:p>16935300013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" calcext:value-type="float">
            <text:p>3,1</text:p>
          </table:table-cell>
          <table:table-cell office:value-type="float" office:value="1693530001466" calcext:value-type="float">
            <text:p>16935300014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5" calcext:value-type="float">
            <text:p>3,05</text:p>
          </table:table-cell>
          <table:table-cell office:value-type="float" office:value="1693530001566" calcext:value-type="float">
            <text:p>16935300015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8" calcext:value-type="float">
            <text:p>3,08</text:p>
          </table:table-cell>
          <table:table-cell office:value-type="float" office:value="1693530001666" calcext:value-type="float">
            <text:p>16935300016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6" calcext:value-type="float">
            <text:p>3,06</text:p>
          </table:table-cell>
          <table:table-cell office:value-type="float" office:value="1693530001766" calcext:value-type="float">
            <text:p>16935300017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6" calcext:value-type="float">
            <text:p>3,06</text:p>
          </table:table-cell>
          <table:table-cell office:value-type="float" office:value="1693530001866" calcext:value-type="float">
            <text:p>16935300018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6" calcext:value-type="float">
            <text:p>3,06</text:p>
          </table:table-cell>
          <table:table-cell office:value-type="float" office:value="1693530001966" calcext:value-type="float">
            <text:p>16935300019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7" calcext:value-type="float">
            <text:p>3,07</text:p>
          </table:table-cell>
          <table:table-cell office:value-type="float" office:value="1693530002066" calcext:value-type="float">
            <text:p>16935300020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9" calcext:value-type="float">
            <text:p>3,09</text:p>
          </table:table-cell>
          <table:table-cell office:value-type="float" office:value="1693530002166" calcext:value-type="float">
            <text:p>16935300021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" calcext:value-type="float">
            <text:p>3,1</text:p>
          </table:table-cell>
          <table:table-cell office:value-type="float" office:value="1693530002266" calcext:value-type="float">
            <text:p>16935300022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8" calcext:value-type="float">
            <text:p>3,08</text:p>
          </table:table-cell>
          <table:table-cell office:value-type="float" office:value="1693530002366" calcext:value-type="float">
            <text:p>16935300023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6" calcext:value-type="float">
            <text:p>3,06</text:p>
          </table:table-cell>
          <table:table-cell office:value-type="float" office:value="1693530002466" calcext:value-type="float">
            <text:p>16935300024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8" calcext:value-type="float">
            <text:p>3,08</text:p>
          </table:table-cell>
          <table:table-cell office:value-type="float" office:value="1693530002566" calcext:value-type="float">
            <text:p>16935300025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8" calcext:value-type="float">
            <text:p>3,08</text:p>
          </table:table-cell>
          <table:table-cell office:value-type="float" office:value="1693530002666" calcext:value-type="float">
            <text:p>16935300026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9" calcext:value-type="float">
            <text:p>3,09</text:p>
          </table:table-cell>
          <table:table-cell office:value-type="float" office:value="1693530002766" calcext:value-type="float">
            <text:p>16935300027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8" calcext:value-type="float">
            <text:p>3,08</text:p>
          </table:table-cell>
          <table:table-cell office:value-type="float" office:value="1693530002866" calcext:value-type="float">
            <text:p>16935300028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1" calcext:value-type="float">
            <text:p>3,11</text:p>
          </table:table-cell>
          <table:table-cell office:value-type="float" office:value="1693530002966" calcext:value-type="float">
            <text:p>16935300029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1" calcext:value-type="float">
            <text:p>3,11</text:p>
          </table:table-cell>
          <table:table-cell office:value-type="float" office:value="1693530003066" calcext:value-type="float">
            <text:p>16935300030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1" calcext:value-type="float">
            <text:p>3,11</text:p>
          </table:table-cell>
          <table:table-cell office:value-type="float" office:value="1693530003166" calcext:value-type="float">
            <text:p>16935300031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6" calcext:value-type="float">
            <text:p>3,06</text:p>
          </table:table-cell>
          <table:table-cell office:value-type="float" office:value="1693530003266" calcext:value-type="float">
            <text:p>16935300032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8" calcext:value-type="float">
            <text:p>3,08</text:p>
          </table:table-cell>
          <table:table-cell office:value-type="float" office:value="1693530003366" calcext:value-type="float">
            <text:p>16935300033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8" calcext:value-type="float">
            <text:p>3,08</text:p>
          </table:table-cell>
          <table:table-cell office:value-type="float" office:value="1693530003466" calcext:value-type="float">
            <text:p>16935300034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9" calcext:value-type="float">
            <text:p>3,09</text:p>
          </table:table-cell>
          <table:table-cell office:value-type="float" office:value="1693530003566" calcext:value-type="float">
            <text:p>16935300035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" calcext:value-type="float">
            <text:p>3,1</text:p>
          </table:table-cell>
          <table:table-cell office:value-type="float" office:value="1693530003666" calcext:value-type="float">
            <text:p>16935300036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8" calcext:value-type="float">
            <text:p>3,08</text:p>
          </table:table-cell>
          <table:table-cell office:value-type="float" office:value="1693530003766" calcext:value-type="float">
            <text:p>16935300037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4" calcext:value-type="float">
            <text:p>3,04</text:p>
          </table:table-cell>
          <table:table-cell office:value-type="float" office:value="1693530003866" calcext:value-type="float">
            <text:p>16935300038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1" calcext:value-type="float">
            <text:p>3,11</text:p>
          </table:table-cell>
          <table:table-cell office:value-type="float" office:value="1693530003966" calcext:value-type="float">
            <text:p>16935300039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9" calcext:value-type="float">
            <text:p>3,09</text:p>
          </table:table-cell>
          <table:table-cell office:value-type="float" office:value="1693530004066" calcext:value-type="float">
            <text:p>16935300040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5" calcext:value-type="float">
            <text:p>3,05</text:p>
          </table:table-cell>
          <table:table-cell office:value-type="float" office:value="1693530004166" calcext:value-type="float">
            <text:p>16935300041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9" calcext:value-type="float">
            <text:p>3,09</text:p>
          </table:table-cell>
          <table:table-cell office:value-type="float" office:value="1693530004266" calcext:value-type="float">
            <text:p>16935300042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1" calcext:value-type="float">
            <text:p>3,11</text:p>
          </table:table-cell>
          <table:table-cell office:value-type="float" office:value="1693530004366" calcext:value-type="float">
            <text:p>16935300043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9" calcext:value-type="float">
            <text:p>3,09</text:p>
          </table:table-cell>
          <table:table-cell office:value-type="float" office:value="1693530004466" calcext:value-type="float">
            <text:p>16935300044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1" calcext:value-type="float">
            <text:p>3,11</text:p>
          </table:table-cell>
          <table:table-cell office:value-type="float" office:value="1693530004566" calcext:value-type="float">
            <text:p>16935300045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8" calcext:value-type="float">
            <text:p>3,08</text:p>
          </table:table-cell>
          <table:table-cell office:value-type="float" office:value="1693530004666" calcext:value-type="float">
            <text:p>16935300046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9" calcext:value-type="float">
            <text:p>3,09</text:p>
          </table:table-cell>
          <table:table-cell office:value-type="float" office:value="1693530004766" calcext:value-type="float">
            <text:p>16935300047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5" calcext:value-type="float">
            <text:p>3,05</text:p>
          </table:table-cell>
          <table:table-cell office:value-type="float" office:value="1693530004866" calcext:value-type="float">
            <text:p>16935300048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4" calcext:value-type="float">
            <text:p>3,04</text:p>
          </table:table-cell>
          <table:table-cell office:value-type="float" office:value="1693530004966" calcext:value-type="float">
            <text:p>16935300049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9" calcext:value-type="float">
            <text:p>3,09</text:p>
          </table:table-cell>
          <table:table-cell office:value-type="float" office:value="1693530005066" calcext:value-type="float">
            <text:p>16935300050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6" calcext:value-type="float">
            <text:p>3,06</text:p>
          </table:table-cell>
          <table:table-cell office:value-type="float" office:value="1693530005166" calcext:value-type="float">
            <text:p>16935300051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1" calcext:value-type="float">
            <text:p>3,11</text:p>
          </table:table-cell>
          <table:table-cell office:value-type="float" office:value="1693530005266" calcext:value-type="float">
            <text:p>16935300052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7" calcext:value-type="float">
            <text:p>3,07</text:p>
          </table:table-cell>
          <table:table-cell office:value-type="float" office:value="1693530005366" calcext:value-type="float">
            <text:p>16935300053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" calcext:value-type="float">
            <text:p>3,1</text:p>
          </table:table-cell>
          <table:table-cell office:value-type="float" office:value="1693530005466" calcext:value-type="float">
            <text:p>16935300054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7" calcext:value-type="float">
            <text:p>3,07</text:p>
          </table:table-cell>
          <table:table-cell office:value-type="float" office:value="1693530005566" calcext:value-type="float">
            <text:p>16935300055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" calcext:value-type="float">
            <text:p>3,1</text:p>
          </table:table-cell>
          <table:table-cell office:value-type="float" office:value="1693530005666" calcext:value-type="float">
            <text:p>16935300056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" calcext:value-type="float">
            <text:p>3,1</text:p>
          </table:table-cell>
          <table:table-cell office:value-type="float" office:value="1693530005766" calcext:value-type="float">
            <text:p>16935300057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9" calcext:value-type="float">
            <text:p>3,09</text:p>
          </table:table-cell>
          <table:table-cell office:value-type="float" office:value="1693530005866" calcext:value-type="float">
            <text:p>16935300058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4" calcext:value-type="float">
            <text:p>3,04</text:p>
          </table:table-cell>
          <table:table-cell office:value-type="float" office:value="1693530005966" calcext:value-type="float">
            <text:p>16935300059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7" calcext:value-type="float">
            <text:p>3,07</text:p>
          </table:table-cell>
          <table:table-cell office:value-type="float" office:value="1693530006066" calcext:value-type="float">
            <text:p>16935300060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1" calcext:value-type="float">
            <text:p>3,11</text:p>
          </table:table-cell>
          <table:table-cell office:value-type="float" office:value="1693530006166" calcext:value-type="float">
            <text:p>16935300061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8" calcext:value-type="float">
            <text:p>3,08</text:p>
          </table:table-cell>
          <table:table-cell office:value-type="float" office:value="1693530006266" calcext:value-type="float">
            <text:p>16935300062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" calcext:value-type="float">
            <text:p>3,1</text:p>
          </table:table-cell>
          <table:table-cell office:value-type="float" office:value="1693530006366" calcext:value-type="float">
            <text:p>16935300063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6" calcext:value-type="float">
            <text:p>3,06</text:p>
          </table:table-cell>
          <table:table-cell office:value-type="float" office:value="1693530006466" calcext:value-type="float">
            <text:p>16935300064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4" calcext:value-type="float">
            <text:p>3,04</text:p>
          </table:table-cell>
          <table:table-cell office:value-type="float" office:value="1693530006566" calcext:value-type="float">
            <text:p>16935300065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" calcext:value-type="float">
            <text:p>3,1</text:p>
          </table:table-cell>
          <table:table-cell office:value-type="float" office:value="1693530006666" calcext:value-type="float">
            <text:p>16935300066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" calcext:value-type="float">
            <text:p>3,1</text:p>
          </table:table-cell>
          <table:table-cell office:value-type="float" office:value="1693530006766" calcext:value-type="float">
            <text:p>16935300067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1" calcext:value-type="float">
            <text:p>3,11</text:p>
          </table:table-cell>
          <table:table-cell office:value-type="float" office:value="1693530006866" calcext:value-type="float">
            <text:p>16935300068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" calcext:value-type="float">
            <text:p>3,1</text:p>
          </table:table-cell>
          <table:table-cell office:value-type="float" office:value="1693530006966" calcext:value-type="float">
            <text:p>16935300069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6" calcext:value-type="float">
            <text:p>3,06</text:p>
          </table:table-cell>
          <table:table-cell office:value-type="float" office:value="1693530007066" calcext:value-type="float">
            <text:p>16935300070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7" calcext:value-type="float">
            <text:p>3,07</text:p>
          </table:table-cell>
          <table:table-cell office:value-type="float" office:value="1693530007166" calcext:value-type="float">
            <text:p>16935300071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9" calcext:value-type="float">
            <text:p>3,09</text:p>
          </table:table-cell>
          <table:table-cell office:value-type="float" office:value="1693530007266" calcext:value-type="float">
            <text:p>16935300072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" calcext:value-type="float">
            <text:p>3,1</text:p>
          </table:table-cell>
          <table:table-cell office:value-type="float" office:value="1693530007366" calcext:value-type="float">
            <text:p>16935300073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9" calcext:value-type="float">
            <text:p>3,09</text:p>
          </table:table-cell>
          <table:table-cell office:value-type="float" office:value="1693530007466" calcext:value-type="float">
            <text:p>16935300074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8" calcext:value-type="float">
            <text:p>3,08</text:p>
          </table:table-cell>
          <table:table-cell office:value-type="float" office:value="1693530007566" calcext:value-type="float">
            <text:p>16935300075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8" calcext:value-type="float">
            <text:p>3,08</text:p>
          </table:table-cell>
          <table:table-cell office:value-type="float" office:value="1693530007666" calcext:value-type="float">
            <text:p>16935300076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9" calcext:value-type="float">
            <text:p>3,09</text:p>
          </table:table-cell>
          <table:table-cell office:value-type="float" office:value="1693530007766" calcext:value-type="float">
            <text:p>16935300077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7" calcext:value-type="float">
            <text:p>3,07</text:p>
          </table:table-cell>
          <table:table-cell office:value-type="float" office:value="1693530007866" calcext:value-type="float">
            <text:p>16935300078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8" calcext:value-type="float">
            <text:p>3,08</text:p>
          </table:table-cell>
          <table:table-cell office:value-type="float" office:value="1693530007966" calcext:value-type="float">
            <text:p>16935300079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7" calcext:value-type="float">
            <text:p>3,07</text:p>
          </table:table-cell>
          <table:table-cell office:value-type="float" office:value="1693530008066" calcext:value-type="float">
            <text:p>16935300080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4" calcext:value-type="float">
            <text:p>3,04</text:p>
          </table:table-cell>
          <table:table-cell office:value-type="float" office:value="1693530008166" calcext:value-type="float">
            <text:p>16935300081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7" calcext:value-type="float">
            <text:p>3,07</text:p>
          </table:table-cell>
          <table:table-cell office:value-type="float" office:value="1693530008266" calcext:value-type="float">
            <text:p>16935300082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7" calcext:value-type="float">
            <text:p>3,07</text:p>
          </table:table-cell>
          <table:table-cell office:value-type="float" office:value="1693530008366" calcext:value-type="float">
            <text:p>16935300083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6" calcext:value-type="float">
            <text:p>3,06</text:p>
          </table:table-cell>
          <table:table-cell office:value-type="float" office:value="1693530008466" calcext:value-type="float">
            <text:p>16935300084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" calcext:value-type="float">
            <text:p>3,1</text:p>
          </table:table-cell>
          <table:table-cell office:value-type="float" office:value="1693530008566" calcext:value-type="float">
            <text:p>16935300085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6" calcext:value-type="float">
            <text:p>3,06</text:p>
          </table:table-cell>
          <table:table-cell office:value-type="float" office:value="1693530008666" calcext:value-type="float">
            <text:p>16935300086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9" calcext:value-type="float">
            <text:p>3,09</text:p>
          </table:table-cell>
          <table:table-cell office:value-type="float" office:value="1693530008766" calcext:value-type="float">
            <text:p>16935300087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8" calcext:value-type="float">
            <text:p>3,08</text:p>
          </table:table-cell>
          <table:table-cell office:value-type="float" office:value="1693530008866" calcext:value-type="float">
            <text:p>16935300088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" calcext:value-type="float">
            <text:p>3,1</text:p>
          </table:table-cell>
          <table:table-cell office:value-type="float" office:value="1693530008966" calcext:value-type="float">
            <text:p>16935300089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9" calcext:value-type="float">
            <text:p>3,09</text:p>
          </table:table-cell>
          <table:table-cell office:value-type="float" office:value="1693530009066" calcext:value-type="float">
            <text:p>16935300090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8" calcext:value-type="float">
            <text:p>3,08</text:p>
          </table:table-cell>
          <table:table-cell office:value-type="float" office:value="1693530009166" calcext:value-type="float">
            <text:p>16935300091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9" calcext:value-type="float">
            <text:p>3,09</text:p>
          </table:table-cell>
          <table:table-cell office:value-type="float" office:value="1693530009266" calcext:value-type="float">
            <text:p>16935300092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7" calcext:value-type="float">
            <text:p>3,07</text:p>
          </table:table-cell>
          <table:table-cell office:value-type="float" office:value="1693530009366" calcext:value-type="float">
            <text:p>16935300093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9" calcext:value-type="float">
            <text:p>3,09</text:p>
          </table:table-cell>
          <table:table-cell office:value-type="float" office:value="1693530009466" calcext:value-type="float">
            <text:p>16935300094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" calcext:value-type="float">
            <text:p>3,1</text:p>
          </table:table-cell>
          <table:table-cell office:value-type="float" office:value="1693530009566" calcext:value-type="float">
            <text:p>16935300095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9" calcext:value-type="float">
            <text:p>3,09</text:p>
          </table:table-cell>
          <table:table-cell office:value-type="float" office:value="1693530009666" calcext:value-type="float">
            <text:p>16935300096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5" calcext:value-type="float">
            <text:p>3,05</text:p>
          </table:table-cell>
          <table:table-cell office:value-type="float" office:value="1693530009766" calcext:value-type="float">
            <text:p>16935300097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6" calcext:value-type="float">
            <text:p>3,06</text:p>
          </table:table-cell>
          <table:table-cell office:value-type="float" office:value="1693530009866" calcext:value-type="float">
            <text:p>16935300098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9" calcext:value-type="float">
            <text:p>3,09</text:p>
          </table:table-cell>
          <table:table-cell office:value-type="float" office:value="1693530009966" calcext:value-type="float">
            <text:p>16935300099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8" calcext:value-type="float">
            <text:p>3,08</text:p>
          </table:table-cell>
          <table:table-cell office:value-type="float" office:value="1693530010066" calcext:value-type="float">
            <text:p>16935300100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5" calcext:value-type="float">
            <text:p>3,05</text:p>
          </table:table-cell>
          <table:table-cell office:value-type="float" office:value="1693530010166" calcext:value-type="float">
            <text:p>16935300101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5" calcext:value-type="float">
            <text:p>3,05</text:p>
          </table:table-cell>
          <table:table-cell office:value-type="float" office:value="1693530010266" calcext:value-type="float">
            <text:p>16935300102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8" calcext:value-type="float">
            <text:p>3,08</text:p>
          </table:table-cell>
          <table:table-cell office:value-type="float" office:value="1693530010366" calcext:value-type="float">
            <text:p>16935300103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7" calcext:value-type="float">
            <text:p>3,07</text:p>
          </table:table-cell>
          <table:table-cell office:value-type="float" office:value="1693530010466" calcext:value-type="float">
            <text:p>16935300104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9" calcext:value-type="float">
            <text:p>3,09</text:p>
          </table:table-cell>
          <table:table-cell office:value-type="float" office:value="1693530010566" calcext:value-type="float">
            <text:p>16935300105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8" calcext:value-type="float">
            <text:p>3,08</text:p>
          </table:table-cell>
          <table:table-cell office:value-type="float" office:value="1693530010666" calcext:value-type="float">
            <text:p>16935300106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6" calcext:value-type="float">
            <text:p>3,06</text:p>
          </table:table-cell>
          <table:table-cell office:value-type="float" office:value="1693530010766" calcext:value-type="float">
            <text:p>16935300107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" calcext:value-type="float">
            <text:p>3,1</text:p>
          </table:table-cell>
          <table:table-cell office:value-type="float" office:value="1693530010866" calcext:value-type="float">
            <text:p>16935300108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3" calcext:value-type="float">
            <text:p>3,03</text:p>
          </table:table-cell>
          <table:table-cell office:value-type="float" office:value="1693530010966" calcext:value-type="float">
            <text:p>16935300109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9" calcext:value-type="float">
            <text:p>3,09</text:p>
          </table:table-cell>
          <table:table-cell office:value-type="float" office:value="1693530011066" calcext:value-type="float">
            <text:p>16935300110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8" calcext:value-type="float">
            <text:p>3,08</text:p>
          </table:table-cell>
          <table:table-cell office:value-type="float" office:value="1693530011166" calcext:value-type="float">
            <text:p>16935300111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8" calcext:value-type="float">
            <text:p>3,08</text:p>
          </table:table-cell>
          <table:table-cell office:value-type="float" office:value="1693530011266" calcext:value-type="float">
            <text:p>16935300112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4" calcext:value-type="float">
            <text:p>3,04</text:p>
          </table:table-cell>
          <table:table-cell office:value-type="float" office:value="1693530011366" calcext:value-type="float">
            <text:p>16935300113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" calcext:value-type="float">
            <text:p>3,1</text:p>
          </table:table-cell>
          <table:table-cell office:value-type="float" office:value="1693530011466" calcext:value-type="float">
            <text:p>16935300114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8" calcext:value-type="float">
            <text:p>3,08</text:p>
          </table:table-cell>
          <table:table-cell office:value-type="float" office:value="1693530011566" calcext:value-type="float">
            <text:p>16935300115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8" calcext:value-type="float">
            <text:p>3,08</text:p>
          </table:table-cell>
          <table:table-cell office:value-type="float" office:value="1693530011666" calcext:value-type="float">
            <text:p>16935300116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9" calcext:value-type="float">
            <text:p>3,09</text:p>
          </table:table-cell>
          <table:table-cell office:value-type="float" office:value="1693530011766" calcext:value-type="float">
            <text:p>16935300117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9" calcext:value-type="float">
            <text:p>3,09</text:p>
          </table:table-cell>
          <table:table-cell office:value-type="float" office:value="1693530011866" calcext:value-type="float">
            <text:p>16935300118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8" calcext:value-type="float">
            <text:p>3,08</text:p>
          </table:table-cell>
          <table:table-cell office:value-type="float" office:value="1693530011966" calcext:value-type="float">
            <text:p>16935300119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9" calcext:value-type="float">
            <text:p>3,09</text:p>
          </table:table-cell>
          <table:table-cell office:value-type="float" office:value="1693530012066" calcext:value-type="float">
            <text:p>16935300120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6" calcext:value-type="float">
            <text:p>3,06</text:p>
          </table:table-cell>
          <table:table-cell office:value-type="float" office:value="1693530012166" calcext:value-type="float">
            <text:p>16935300121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9" calcext:value-type="float">
            <text:p>3,09</text:p>
          </table:table-cell>
          <table:table-cell office:value-type="float" office:value="1693530012266" calcext:value-type="float">
            <text:p>16935300122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8" calcext:value-type="float">
            <text:p>3,08</text:p>
          </table:table-cell>
          <table:table-cell office:value-type="float" office:value="1693530012366" calcext:value-type="float">
            <text:p>16935300123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8" calcext:value-type="float">
            <text:p>3,08</text:p>
          </table:table-cell>
          <table:table-cell office:value-type="float" office:value="1693530012467" calcext:value-type="float">
            <text:p>16935300124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1" calcext:value-type="float">
            <text:p>3,11</text:p>
          </table:table-cell>
          <table:table-cell office:value-type="float" office:value="1693530012566" calcext:value-type="float">
            <text:p>16935300125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9" calcext:value-type="float">
            <text:p>3,09</text:p>
          </table:table-cell>
          <table:table-cell office:value-type="float" office:value="1693530012666" calcext:value-type="float">
            <text:p>16935300126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7" calcext:value-type="float">
            <text:p>3,07</text:p>
          </table:table-cell>
          <table:table-cell office:value-type="float" office:value="1693530012766" calcext:value-type="float">
            <text:p>16935300127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" calcext:value-type="float">
            <text:p>3,1</text:p>
          </table:table-cell>
          <table:table-cell office:value-type="float" office:value="1693530012866" calcext:value-type="float">
            <text:p>16935300128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7" calcext:value-type="float">
            <text:p>3,07</text:p>
          </table:table-cell>
          <table:table-cell office:value-type="float" office:value="1693530012966" calcext:value-type="float">
            <text:p>16935300129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" calcext:value-type="float">
            <text:p>3,1</text:p>
          </table:table-cell>
          <table:table-cell office:value-type="float" office:value="1693530013066" calcext:value-type="float">
            <text:p>16935300130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6" calcext:value-type="float">
            <text:p>3,06</text:p>
          </table:table-cell>
          <table:table-cell office:value-type="float" office:value="1693530013166" calcext:value-type="float">
            <text:p>16935300131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7" calcext:value-type="float">
            <text:p>3,07</text:p>
          </table:table-cell>
          <table:table-cell office:value-type="float" office:value="1693530013266" calcext:value-type="float">
            <text:p>16935300132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8" calcext:value-type="float">
            <text:p>3,08</text:p>
          </table:table-cell>
          <table:table-cell office:value-type="float" office:value="1693530013366" calcext:value-type="float">
            <text:p>16935300133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7" calcext:value-type="float">
            <text:p>3,07</text:p>
          </table:table-cell>
          <table:table-cell office:value-type="float" office:value="1693530013466" calcext:value-type="float">
            <text:p>16935300134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8" calcext:value-type="float">
            <text:p>3,08</text:p>
          </table:table-cell>
          <table:table-cell office:value-type="float" office:value="1693530013566" calcext:value-type="float">
            <text:p>16935300135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1" calcext:value-type="float">
            <text:p>3,11</text:p>
          </table:table-cell>
          <table:table-cell office:value-type="float" office:value="1693530013666" calcext:value-type="float">
            <text:p>16935300136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8" calcext:value-type="float">
            <text:p>3,08</text:p>
          </table:table-cell>
          <table:table-cell office:value-type="float" office:value="1693530013766" calcext:value-type="float">
            <text:p>16935300137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9" calcext:value-type="float">
            <text:p>3,09</text:p>
          </table:table-cell>
          <table:table-cell office:value-type="float" office:value="1693530013866" calcext:value-type="float">
            <text:p>16935300138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8" calcext:value-type="float">
            <text:p>3,08</text:p>
          </table:table-cell>
          <table:table-cell office:value-type="float" office:value="1693530013966" calcext:value-type="float">
            <text:p>16935300139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8" calcext:value-type="float">
            <text:p>3,08</text:p>
          </table:table-cell>
          <table:table-cell office:value-type="float" office:value="1693530014066" calcext:value-type="float">
            <text:p>16935300140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4" calcext:value-type="float">
            <text:p>3,04</text:p>
          </table:table-cell>
          <table:table-cell office:value-type="float" office:value="1693530014166" calcext:value-type="float">
            <text:p>16935300141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1" calcext:value-type="float">
            <text:p>3,11</text:p>
          </table:table-cell>
          <table:table-cell office:value-type="float" office:value="1693530014266" calcext:value-type="float">
            <text:p>16935300142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5" calcext:value-type="float">
            <text:p>3,05</text:p>
          </table:table-cell>
          <table:table-cell office:value-type="float" office:value="1693530014366" calcext:value-type="float">
            <text:p>16935300143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7" calcext:value-type="float">
            <text:p>3,07</text:p>
          </table:table-cell>
          <table:table-cell office:value-type="float" office:value="1693530014466" calcext:value-type="float">
            <text:p>16935300144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" calcext:value-type="float">
            <text:p>3,1</text:p>
          </table:table-cell>
          <table:table-cell office:value-type="float" office:value="1693530014566" calcext:value-type="float">
            <text:p>16935300145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7" calcext:value-type="float">
            <text:p>3,07</text:p>
          </table:table-cell>
          <table:table-cell office:value-type="float" office:value="1693530014666" calcext:value-type="float">
            <text:p>16935300146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7" calcext:value-type="float">
            <text:p>3,07</text:p>
          </table:table-cell>
          <table:table-cell office:value-type="float" office:value="1693530014766" calcext:value-type="float">
            <text:p>16935300147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8" calcext:value-type="float">
            <text:p>3,08</text:p>
          </table:table-cell>
          <table:table-cell office:value-type="float" office:value="1693530014866" calcext:value-type="float">
            <text:p>16935300148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7" calcext:value-type="float">
            <text:p>3,07</text:p>
          </table:table-cell>
          <table:table-cell office:value-type="float" office:value="1693530014966" calcext:value-type="float">
            <text:p>16935300149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9" calcext:value-type="float">
            <text:p>3,09</text:p>
          </table:table-cell>
          <table:table-cell office:value-type="float" office:value="1693530015066" calcext:value-type="float">
            <text:p>16935300150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7" calcext:value-type="float">
            <text:p>3,07</text:p>
          </table:table-cell>
          <table:table-cell office:value-type="float" office:value="1693530015166" calcext:value-type="float">
            <text:p>16935300151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9" calcext:value-type="float">
            <text:p>3,09</text:p>
          </table:table-cell>
          <table:table-cell office:value-type="float" office:value="1693530015266" calcext:value-type="float">
            <text:p>16935300152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8" calcext:value-type="float">
            <text:p>3,08</text:p>
          </table:table-cell>
          <table:table-cell office:value-type="float" office:value="1693530015366" calcext:value-type="float">
            <text:p>16935300153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" calcext:value-type="float">
            <text:p>3,1</text:p>
          </table:table-cell>
          <table:table-cell office:value-type="float" office:value="1693530015467" calcext:value-type="float">
            <text:p>16935300154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5" calcext:value-type="float">
            <text:p>3,05</text:p>
          </table:table-cell>
          <table:table-cell office:value-type="float" office:value="1693530015566" calcext:value-type="float">
            <text:p>16935300155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" calcext:value-type="float">
            <text:p>3,1</text:p>
          </table:table-cell>
          <table:table-cell office:value-type="float" office:value="1693530015666" calcext:value-type="float">
            <text:p>16935300156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1" calcext:value-type="float">
            <text:p>3,11</text:p>
          </table:table-cell>
          <table:table-cell office:value-type="float" office:value="1693530015766" calcext:value-type="float">
            <text:p>16935300157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" calcext:value-type="float">
            <text:p>3,1</text:p>
          </table:table-cell>
          <table:table-cell office:value-type="float" office:value="1693530015866" calcext:value-type="float">
            <text:p>16935300158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5" calcext:value-type="float">
            <text:p>3,05</text:p>
          </table:table-cell>
          <table:table-cell office:value-type="float" office:value="1693530015966" calcext:value-type="float">
            <text:p>16935300159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4" calcext:value-type="float">
            <text:p>3,04</text:p>
          </table:table-cell>
          <table:table-cell office:value-type="float" office:value="1693530016066" calcext:value-type="float">
            <text:p>16935300160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7" calcext:value-type="float">
            <text:p>3,07</text:p>
          </table:table-cell>
          <table:table-cell office:value-type="float" office:value="1693530016166" calcext:value-type="float">
            <text:p>16935300161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" calcext:value-type="float">
            <text:p>3,1</text:p>
          </table:table-cell>
          <table:table-cell office:value-type="float" office:value="1693530016266" calcext:value-type="float">
            <text:p>16935300162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5" calcext:value-type="float">
            <text:p>3,05</text:p>
          </table:table-cell>
          <table:table-cell office:value-type="float" office:value="1693530016366" calcext:value-type="float">
            <text:p>16935300163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6" calcext:value-type="float">
            <text:p>3,06</text:p>
          </table:table-cell>
          <table:table-cell office:value-type="float" office:value="1693530016466" calcext:value-type="float">
            <text:p>16935300164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" calcext:value-type="float">
            <text:p>3,1</text:p>
          </table:table-cell>
          <table:table-cell office:value-type="float" office:value="1693530016566" calcext:value-type="float">
            <text:p>16935300165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6" calcext:value-type="float">
            <text:p>3,06</text:p>
          </table:table-cell>
          <table:table-cell office:value-type="float" office:value="1693530016666" calcext:value-type="float">
            <text:p>16935300166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6" calcext:value-type="float">
            <text:p>3,06</text:p>
          </table:table-cell>
          <table:table-cell office:value-type="float" office:value="1693530016766" calcext:value-type="float">
            <text:p>16935300167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" calcext:value-type="float">
            <text:p>3,1</text:p>
          </table:table-cell>
          <table:table-cell office:value-type="float" office:value="1693530016866" calcext:value-type="float">
            <text:p>16935300168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8" calcext:value-type="float">
            <text:p>3,08</text:p>
          </table:table-cell>
          <table:table-cell office:value-type="float" office:value="1693530016966" calcext:value-type="float">
            <text:p>16935300169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4" calcext:value-type="float">
            <text:p>3,04</text:p>
          </table:table-cell>
          <table:table-cell office:value-type="float" office:value="1693530017066" calcext:value-type="float">
            <text:p>16935300170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8" calcext:value-type="float">
            <text:p>3,08</text:p>
          </table:table-cell>
          <table:table-cell office:value-type="float" office:value="1693530017166" calcext:value-type="float">
            <text:p>16935300171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6" calcext:value-type="float">
            <text:p>3,06</text:p>
          </table:table-cell>
          <table:table-cell office:value-type="float" office:value="1693530017266" calcext:value-type="float">
            <text:p>16935300172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7" calcext:value-type="float">
            <text:p>3,07</text:p>
          </table:table-cell>
          <table:table-cell office:value-type="float" office:value="1693530017366" calcext:value-type="float">
            <text:p>16935300173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8" calcext:value-type="float">
            <text:p>3,08</text:p>
          </table:table-cell>
          <table:table-cell office:value-type="float" office:value="1693530017466" calcext:value-type="float">
            <text:p>16935300174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6" calcext:value-type="float">
            <text:p>3,06</text:p>
          </table:table-cell>
          <table:table-cell office:value-type="float" office:value="1693530017566" calcext:value-type="float">
            <text:p>16935300175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9" calcext:value-type="float">
            <text:p>3,09</text:p>
          </table:table-cell>
          <table:table-cell office:value-type="float" office:value="1693530017666" calcext:value-type="float">
            <text:p>16935300176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6" calcext:value-type="float">
            <text:p>3,06</text:p>
          </table:table-cell>
          <table:table-cell office:value-type="float" office:value="1693530017766" calcext:value-type="float">
            <text:p>16935300177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6" calcext:value-type="float">
            <text:p>3,06</text:p>
          </table:table-cell>
          <table:table-cell office:value-type="float" office:value="1693530017866" calcext:value-type="float">
            <text:p>16935300178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8" calcext:value-type="float">
            <text:p>3,08</text:p>
          </table:table-cell>
          <table:table-cell office:value-type="float" office:value="1693530017966" calcext:value-type="float">
            <text:p>16935300179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2" calcext:value-type="float">
            <text:p>3,12</text:p>
          </table:table-cell>
          <table:table-cell office:value-type="float" office:value="1693530018066" calcext:value-type="float">
            <text:p>16935300180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8" calcext:value-type="float">
            <text:p>3,08</text:p>
          </table:table-cell>
          <table:table-cell office:value-type="float" office:value="1693530018167" calcext:value-type="float">
            <text:p>16935300181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8" calcext:value-type="float">
            <text:p>3,08</text:p>
          </table:table-cell>
          <table:table-cell office:value-type="float" office:value="1693530018266" calcext:value-type="float">
            <text:p>16935300182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9" calcext:value-type="float">
            <text:p>3,09</text:p>
          </table:table-cell>
          <table:table-cell office:value-type="float" office:value="1693530018366" calcext:value-type="float">
            <text:p>16935300183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8" calcext:value-type="float">
            <text:p>3,08</text:p>
          </table:table-cell>
          <table:table-cell office:value-type="float" office:value="1693530018466" calcext:value-type="float">
            <text:p>16935300184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7" calcext:value-type="float">
            <text:p>3,07</text:p>
          </table:table-cell>
          <table:table-cell office:value-type="float" office:value="1693530018566" calcext:value-type="float">
            <text:p>16935300185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8" calcext:value-type="float">
            <text:p>3,08</text:p>
          </table:table-cell>
          <table:table-cell office:value-type="float" office:value="1693530018666" calcext:value-type="float">
            <text:p>16935300186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7" calcext:value-type="float">
            <text:p>3,07</text:p>
          </table:table-cell>
          <table:table-cell office:value-type="float" office:value="1693530018766" calcext:value-type="float">
            <text:p>16935300187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9" calcext:value-type="float">
            <text:p>3,09</text:p>
          </table:table-cell>
          <table:table-cell office:value-type="float" office:value="1693530018866" calcext:value-type="float">
            <text:p>16935300188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7" calcext:value-type="float">
            <text:p>3,07</text:p>
          </table:table-cell>
          <table:table-cell office:value-type="float" office:value="1693530018966" calcext:value-type="float">
            <text:p>16935300189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8" calcext:value-type="float">
            <text:p>3,08</text:p>
          </table:table-cell>
          <table:table-cell office:value-type="float" office:value="1693530019066" calcext:value-type="float">
            <text:p>16935300190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6" calcext:value-type="float">
            <text:p>3,06</text:p>
          </table:table-cell>
          <table:table-cell office:value-type="float" office:value="1693530019166" calcext:value-type="float">
            <text:p>16935300191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9" calcext:value-type="float">
            <text:p>3,09</text:p>
          </table:table-cell>
          <table:table-cell office:value-type="float" office:value="1693530019266" calcext:value-type="float">
            <text:p>16935300192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" calcext:value-type="float">
            <text:p>3,1</text:p>
          </table:table-cell>
          <table:table-cell office:value-type="float" office:value="1693530019366" calcext:value-type="float">
            <text:p>16935300193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9" calcext:value-type="float">
            <text:p>3,09</text:p>
          </table:table-cell>
          <table:table-cell office:value-type="float" office:value="1693530019466" calcext:value-type="float">
            <text:p>16935300194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6" calcext:value-type="float">
            <text:p>3,06</text:p>
          </table:table-cell>
          <table:table-cell office:value-type="float" office:value="1693530019566" calcext:value-type="float">
            <text:p>16935300195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6" calcext:value-type="float">
            <text:p>3,06</text:p>
          </table:table-cell>
          <table:table-cell office:value-type="float" office:value="1693530019666" calcext:value-type="float">
            <text:p>16935300196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5" calcext:value-type="float">
            <text:p>3,05</text:p>
          </table:table-cell>
          <table:table-cell office:value-type="float" office:value="1693530019766" calcext:value-type="float">
            <text:p>16935300197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8" calcext:value-type="float">
            <text:p>3,08</text:p>
          </table:table-cell>
          <table:table-cell office:value-type="float" office:value="1693530019866" calcext:value-type="float">
            <text:p>16935300198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4" calcext:value-type="float">
            <text:p>3,04</text:p>
          </table:table-cell>
          <table:table-cell office:value-type="float" office:value="1693530019966" calcext:value-type="float">
            <text:p>16935300199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5" calcext:value-type="float">
            <text:p>3,05</text:p>
          </table:table-cell>
          <table:table-cell office:value-type="float" office:value="1693530020066" calcext:value-type="float">
            <text:p>16935300200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7" calcext:value-type="float">
            <text:p>3,07</text:p>
          </table:table-cell>
          <table:table-cell office:value-type="float" office:value="1693530020166" calcext:value-type="float">
            <text:p>16935300201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1" calcext:value-type="float">
            <text:p>3,11</text:p>
          </table:table-cell>
          <table:table-cell office:value-type="float" office:value="1693530020266" calcext:value-type="float">
            <text:p>16935300202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7" calcext:value-type="float">
            <text:p>3,07</text:p>
          </table:table-cell>
          <table:table-cell office:value-type="float" office:value="1693530020366" calcext:value-type="float">
            <text:p>16935300203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5" calcext:value-type="float">
            <text:p>3,05</text:p>
          </table:table-cell>
          <table:table-cell office:value-type="float" office:value="1693530020467" calcext:value-type="float">
            <text:p>16935300204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8" calcext:value-type="float">
            <text:p>3,08</text:p>
          </table:table-cell>
          <table:table-cell office:value-type="float" office:value="1693530020566" calcext:value-type="float">
            <text:p>16935300205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6" calcext:value-type="float">
            <text:p>3,06</text:p>
          </table:table-cell>
          <table:table-cell office:value-type="float" office:value="1693530020666" calcext:value-type="float">
            <text:p>16935300206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7" calcext:value-type="float">
            <text:p>3,07</text:p>
          </table:table-cell>
          <table:table-cell office:value-type="float" office:value="1693530020766" calcext:value-type="float">
            <text:p>16935300207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9" calcext:value-type="float">
            <text:p>3,09</text:p>
          </table:table-cell>
          <table:table-cell office:value-type="float" office:value="1693530020866" calcext:value-type="float">
            <text:p>16935300208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6" calcext:value-type="float">
            <text:p>3,06</text:p>
          </table:table-cell>
          <table:table-cell office:value-type="float" office:value="1693530020966" calcext:value-type="float">
            <text:p>16935300209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7" calcext:value-type="float">
            <text:p>3,07</text:p>
          </table:table-cell>
          <table:table-cell office:value-type="float" office:value="1693530021066" calcext:value-type="float">
            <text:p>16935300210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4" calcext:value-type="float">
            <text:p>3,04</text:p>
          </table:table-cell>
          <table:table-cell office:value-type="float" office:value="1693530021166" calcext:value-type="float">
            <text:p>16935300211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1" calcext:value-type="float">
            <text:p>3,11</text:p>
          </table:table-cell>
          <table:table-cell office:value-type="float" office:value="1693530021266" calcext:value-type="float">
            <text:p>16935300212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7" calcext:value-type="float">
            <text:p>3,07</text:p>
          </table:table-cell>
          <table:table-cell office:value-type="float" office:value="1693530021366" calcext:value-type="float">
            <text:p>16935300213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7" calcext:value-type="float">
            <text:p>3,07</text:p>
          </table:table-cell>
          <table:table-cell office:value-type="float" office:value="1693530021467" calcext:value-type="float">
            <text:p>16935300214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" calcext:value-type="float">
            <text:p>3,1</text:p>
          </table:table-cell>
          <table:table-cell office:value-type="float" office:value="1693530021566" calcext:value-type="float">
            <text:p>16935300215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" calcext:value-type="float">
            <text:p>3,1</text:p>
          </table:table-cell>
          <table:table-cell office:value-type="float" office:value="1693530021666" calcext:value-type="float">
            <text:p>16935300216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" calcext:value-type="float">
            <text:p>3,1</text:p>
          </table:table-cell>
          <table:table-cell office:value-type="float" office:value="1693530021766" calcext:value-type="float">
            <text:p>16935300217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7" calcext:value-type="float">
            <text:p>3,07</text:p>
          </table:table-cell>
          <table:table-cell office:value-type="float" office:value="1693530021866" calcext:value-type="float">
            <text:p>16935300218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8" calcext:value-type="float">
            <text:p>3,08</text:p>
          </table:table-cell>
          <table:table-cell office:value-type="float" office:value="1693530021966" calcext:value-type="float">
            <text:p>16935300219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1" calcext:value-type="float">
            <text:p>3,11</text:p>
          </table:table-cell>
          <table:table-cell office:value-type="float" office:value="1693530022066" calcext:value-type="float">
            <text:p>16935300220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" calcext:value-type="float">
            <text:p>3,1</text:p>
          </table:table-cell>
          <table:table-cell office:value-type="float" office:value="1693530022166" calcext:value-type="float">
            <text:p>16935300221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8" calcext:value-type="float">
            <text:p>3,08</text:p>
          </table:table-cell>
          <table:table-cell office:value-type="float" office:value="1693530022266" calcext:value-type="float">
            <text:p>16935300222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8" calcext:value-type="float">
            <text:p>3,08</text:p>
          </table:table-cell>
          <table:table-cell office:value-type="float" office:value="1693530022366" calcext:value-type="float">
            <text:p>16935300223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4" calcext:value-type="float">
            <text:p>3,04</text:p>
          </table:table-cell>
          <table:table-cell office:value-type="float" office:value="1693530022467" calcext:value-type="float">
            <text:p>16935300224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" calcext:value-type="float">
            <text:p>3,1</text:p>
          </table:table-cell>
          <table:table-cell office:value-type="float" office:value="1693530022566" calcext:value-type="float">
            <text:p>16935300225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8" calcext:value-type="float">
            <text:p>3,08</text:p>
          </table:table-cell>
          <table:table-cell office:value-type="float" office:value="1693530022666" calcext:value-type="float">
            <text:p>16935300226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8" calcext:value-type="float">
            <text:p>3,08</text:p>
          </table:table-cell>
          <table:table-cell office:value-type="float" office:value="1693530022766" calcext:value-type="float">
            <text:p>16935300227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6" calcext:value-type="float">
            <text:p>3,06</text:p>
          </table:table-cell>
          <table:table-cell office:value-type="float" office:value="1693530022866" calcext:value-type="float">
            <text:p>16935300228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8" calcext:value-type="float">
            <text:p>3,08</text:p>
          </table:table-cell>
          <table:table-cell office:value-type="float" office:value="1693530022966" calcext:value-type="float">
            <text:p>16935300229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7" calcext:value-type="float">
            <text:p>3,07</text:p>
          </table:table-cell>
          <table:table-cell office:value-type="float" office:value="1693530023066" calcext:value-type="float">
            <text:p>16935300230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8" calcext:value-type="float">
            <text:p>3,08</text:p>
          </table:table-cell>
          <table:table-cell office:value-type="float" office:value="1693530023166" calcext:value-type="float">
            <text:p>16935300231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7" calcext:value-type="float">
            <text:p>3,07</text:p>
          </table:table-cell>
          <table:table-cell office:value-type="float" office:value="1693530023266" calcext:value-type="float">
            <text:p>16935300232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" calcext:value-type="float">
            <text:p>3,1</text:p>
          </table:table-cell>
          <table:table-cell office:value-type="float" office:value="1693530023366" calcext:value-type="float">
            <text:p>16935300233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4" calcext:value-type="float">
            <text:p>3,04</text:p>
          </table:table-cell>
          <table:table-cell office:value-type="float" office:value="1693530023466" calcext:value-type="float">
            <text:p>16935300234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4" calcext:value-type="float">
            <text:p>3,04</text:p>
          </table:table-cell>
          <table:table-cell office:value-type="float" office:value="1693530023566" calcext:value-type="float">
            <text:p>16935300235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" calcext:value-type="float">
            <text:p>3,1</text:p>
          </table:table-cell>
          <table:table-cell office:value-type="float" office:value="1693530023666" calcext:value-type="float">
            <text:p>16935300236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8" calcext:value-type="float">
            <text:p>3,08</text:p>
          </table:table-cell>
          <table:table-cell office:value-type="float" office:value="1693530023766" calcext:value-type="float">
            <text:p>16935300237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9" calcext:value-type="float">
            <text:p>3,09</text:p>
          </table:table-cell>
          <table:table-cell office:value-type="float" office:value="1693530023866" calcext:value-type="float">
            <text:p>16935300238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7" calcext:value-type="float">
            <text:p>3,07</text:p>
          </table:table-cell>
          <table:table-cell office:value-type="float" office:value="1693530023966" calcext:value-type="float">
            <text:p>16935300239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7" calcext:value-type="float">
            <text:p>3,07</text:p>
          </table:table-cell>
          <table:table-cell office:value-type="float" office:value="1693530024067" calcext:value-type="float">
            <text:p>16935300240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7" calcext:value-type="float">
            <text:p>3,07</text:p>
          </table:table-cell>
          <table:table-cell office:value-type="float" office:value="1693530024167" calcext:value-type="float">
            <text:p>16935300241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8" calcext:value-type="float">
            <text:p>3,08</text:p>
          </table:table-cell>
          <table:table-cell office:value-type="float" office:value="1693530024267" calcext:value-type="float">
            <text:p>16935300242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9" calcext:value-type="float">
            <text:p>3,09</text:p>
          </table:table-cell>
          <table:table-cell office:value-type="float" office:value="1693530024367" calcext:value-type="float">
            <text:p>16935300243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6" calcext:value-type="float">
            <text:p>3,06</text:p>
          </table:table-cell>
          <table:table-cell office:value-type="float" office:value="1693530024467" calcext:value-type="float">
            <text:p>16935300244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7" calcext:value-type="float">
            <text:p>3,07</text:p>
          </table:table-cell>
          <table:table-cell office:value-type="float" office:value="1693530024566" calcext:value-type="float">
            <text:p>16935300245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" calcext:value-type="float">
            <text:p>3,1</text:p>
          </table:table-cell>
          <table:table-cell office:value-type="float" office:value="1693530024666" calcext:value-type="float">
            <text:p>16935300246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8" calcext:value-type="float">
            <text:p>3,08</text:p>
          </table:table-cell>
          <table:table-cell office:value-type="float" office:value="1693530024767" calcext:value-type="float">
            <text:p>16935300247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" calcext:value-type="float">
            <text:p>3,1</text:p>
          </table:table-cell>
          <table:table-cell office:value-type="float" office:value="1693530024866" calcext:value-type="float">
            <text:p>16935300248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" calcext:value-type="float">
            <text:p>3,1</text:p>
          </table:table-cell>
          <table:table-cell office:value-type="float" office:value="1693530024967" calcext:value-type="float">
            <text:p>16935300249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8" calcext:value-type="float">
            <text:p>3,08</text:p>
          </table:table-cell>
          <table:table-cell office:value-type="float" office:value="1693530025066" calcext:value-type="float">
            <text:p>16935300250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" calcext:value-type="float">
            <text:p>3,1</text:p>
          </table:table-cell>
          <table:table-cell office:value-type="float" office:value="1693530025167" calcext:value-type="float">
            <text:p>16935300251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6" calcext:value-type="float">
            <text:p>3,06</text:p>
          </table:table-cell>
          <table:table-cell office:value-type="float" office:value="1693530025267" calcext:value-type="float">
            <text:p>16935300252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6" calcext:value-type="float">
            <text:p>3,06</text:p>
          </table:table-cell>
          <table:table-cell office:value-type="float" office:value="1693530025366" calcext:value-type="float">
            <text:p>16935300253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8" calcext:value-type="float">
            <text:p>3,08</text:p>
          </table:table-cell>
          <table:table-cell office:value-type="float" office:value="1693530025467" calcext:value-type="float">
            <text:p>16935300254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8" calcext:value-type="float">
            <text:p>3,08</text:p>
          </table:table-cell>
          <table:table-cell office:value-type="float" office:value="1693530025567" calcext:value-type="float">
            <text:p>16935300255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8" calcext:value-type="float">
            <text:p>3,08</text:p>
          </table:table-cell>
          <table:table-cell office:value-type="float" office:value="1693530025667" calcext:value-type="float">
            <text:p>16935300256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8" calcext:value-type="float">
            <text:p>3,08</text:p>
          </table:table-cell>
          <table:table-cell office:value-type="float" office:value="1693530025767" calcext:value-type="float">
            <text:p>16935300257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6" calcext:value-type="float">
            <text:p>3,06</text:p>
          </table:table-cell>
          <table:table-cell office:value-type="float" office:value="1693530025867" calcext:value-type="float">
            <text:p>16935300258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9" calcext:value-type="float">
            <text:p>3,09</text:p>
          </table:table-cell>
          <table:table-cell office:value-type="float" office:value="1693530025967" calcext:value-type="float">
            <text:p>16935300259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1" calcext:value-type="float">
            <text:p>3,11</text:p>
          </table:table-cell>
          <table:table-cell office:value-type="float" office:value="1693530026067" calcext:value-type="float">
            <text:p>16935300260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6" calcext:value-type="float">
            <text:p>3,06</text:p>
          </table:table-cell>
          <table:table-cell office:value-type="float" office:value="1693530026166" calcext:value-type="float">
            <text:p>1693530026166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" calcext:value-type="float">
            <text:p>3,1</text:p>
          </table:table-cell>
          <table:table-cell office:value-type="float" office:value="1693530026267" calcext:value-type="float">
            <text:p>16935300262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" calcext:value-type="float">
            <text:p>3,1</text:p>
          </table:table-cell>
          <table:table-cell office:value-type="float" office:value="1693530026367" calcext:value-type="float">
            <text:p>16935300263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9" calcext:value-type="float">
            <text:p>3,09</text:p>
          </table:table-cell>
          <table:table-cell office:value-type="float" office:value="1693530026467" calcext:value-type="float">
            <text:p>16935300264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7" calcext:value-type="float">
            <text:p>3,07</text:p>
          </table:table-cell>
          <table:table-cell office:value-type="float" office:value="1693530026567" calcext:value-type="float">
            <text:p>16935300265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9" calcext:value-type="float">
            <text:p>3,09</text:p>
          </table:table-cell>
          <table:table-cell office:value-type="float" office:value="1693530026667" calcext:value-type="float">
            <text:p>16935300266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4" calcext:value-type="float">
            <text:p>3,04</text:p>
          </table:table-cell>
          <table:table-cell office:value-type="float" office:value="1693530026767" calcext:value-type="float">
            <text:p>16935300267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" calcext:value-type="float">
            <text:p>3,1</text:p>
          </table:table-cell>
          <table:table-cell office:value-type="float" office:value="1693530026867" calcext:value-type="float">
            <text:p>16935300268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9" calcext:value-type="float">
            <text:p>3,09</text:p>
          </table:table-cell>
          <table:table-cell office:value-type="float" office:value="1693530026967" calcext:value-type="float">
            <text:p>16935300269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7" calcext:value-type="float">
            <text:p>3,07</text:p>
          </table:table-cell>
          <table:table-cell office:value-type="float" office:value="1693530027067" calcext:value-type="float">
            <text:p>16935300270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9" calcext:value-type="float">
            <text:p>3,09</text:p>
          </table:table-cell>
          <table:table-cell office:value-type="float" office:value="1693530027167" calcext:value-type="float">
            <text:p>16935300271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7" calcext:value-type="float">
            <text:p>3,07</text:p>
          </table:table-cell>
          <table:table-cell office:value-type="float" office:value="1693530027267" calcext:value-type="float">
            <text:p>16935300272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9" calcext:value-type="float">
            <text:p>3,09</text:p>
          </table:table-cell>
          <table:table-cell office:value-type="float" office:value="1693530027367" calcext:value-type="float">
            <text:p>16935300273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4" calcext:value-type="float">
            <text:p>3,04</text:p>
          </table:table-cell>
          <table:table-cell office:value-type="float" office:value="1693530027467" calcext:value-type="float">
            <text:p>16935300274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9" calcext:value-type="float">
            <text:p>3,09</text:p>
          </table:table-cell>
          <table:table-cell office:value-type="float" office:value="1693530027567" calcext:value-type="float">
            <text:p>16935300275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8" calcext:value-type="float">
            <text:p>3,08</text:p>
          </table:table-cell>
          <table:table-cell office:value-type="float" office:value="1693530027667" calcext:value-type="float">
            <text:p>16935300276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" calcext:value-type="float">
            <text:p>3,1</text:p>
          </table:table-cell>
          <table:table-cell office:value-type="float" office:value="1693530027767" calcext:value-type="float">
            <text:p>16935300277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9" calcext:value-type="float">
            <text:p>3,09</text:p>
          </table:table-cell>
          <table:table-cell office:value-type="float" office:value="1693530027867" calcext:value-type="float">
            <text:p>16935300278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7" calcext:value-type="float">
            <text:p>3,07</text:p>
          </table:table-cell>
          <table:table-cell office:value-type="float" office:value="1693530027967" calcext:value-type="float">
            <text:p>16935300279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8" calcext:value-type="float">
            <text:p>3,08</text:p>
          </table:table-cell>
          <table:table-cell office:value-type="float" office:value="1693530028067" calcext:value-type="float">
            <text:p>16935300280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5" calcext:value-type="float">
            <text:p>3,05</text:p>
          </table:table-cell>
          <table:table-cell office:value-type="float" office:value="1693530028167" calcext:value-type="float">
            <text:p>16935300281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9" calcext:value-type="float">
            <text:p>3,09</text:p>
          </table:table-cell>
          <table:table-cell office:value-type="float" office:value="1693530028267" calcext:value-type="float">
            <text:p>16935300282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9" calcext:value-type="float">
            <text:p>3,09</text:p>
          </table:table-cell>
          <table:table-cell office:value-type="float" office:value="1693530028367" calcext:value-type="float">
            <text:p>16935300283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8" calcext:value-type="float">
            <text:p>3,08</text:p>
          </table:table-cell>
          <table:table-cell office:value-type="float" office:value="1693530028467" calcext:value-type="float">
            <text:p>16935300284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9" calcext:value-type="float">
            <text:p>3,09</text:p>
          </table:table-cell>
          <table:table-cell office:value-type="float" office:value="1693530028567" calcext:value-type="float">
            <text:p>16935300285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" calcext:value-type="float">
            <text:p>3,1</text:p>
          </table:table-cell>
          <table:table-cell office:value-type="float" office:value="1693530028667" calcext:value-type="float">
            <text:p>16935300286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7" calcext:value-type="float">
            <text:p>3,07</text:p>
          </table:table-cell>
          <table:table-cell office:value-type="float" office:value="1693530028767" calcext:value-type="float">
            <text:p>16935300287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7" calcext:value-type="float">
            <text:p>3,07</text:p>
          </table:table-cell>
          <table:table-cell office:value-type="float" office:value="1693530028867" calcext:value-type="float">
            <text:p>16935300288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8" calcext:value-type="float">
            <text:p>3,08</text:p>
          </table:table-cell>
          <table:table-cell office:value-type="float" office:value="1693530028967" calcext:value-type="float">
            <text:p>16935300289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9" calcext:value-type="float">
            <text:p>3,09</text:p>
          </table:table-cell>
          <table:table-cell office:value-type="float" office:value="1693530029067" calcext:value-type="float">
            <text:p>16935300290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" calcext:value-type="float">
            <text:p>3,1</text:p>
          </table:table-cell>
          <table:table-cell office:value-type="float" office:value="1693530029167" calcext:value-type="float">
            <text:p>16935300291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7" calcext:value-type="float">
            <text:p>3,07</text:p>
          </table:table-cell>
          <table:table-cell office:value-type="float" office:value="1693530029267" calcext:value-type="float">
            <text:p>16935300292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6" calcext:value-type="float">
            <text:p>3,06</text:p>
          </table:table-cell>
          <table:table-cell office:value-type="float" office:value="1693530029367" calcext:value-type="float">
            <text:p>16935300293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8" calcext:value-type="float">
            <text:p>3,08</text:p>
          </table:table-cell>
          <table:table-cell office:value-type="float" office:value="1693530029467" calcext:value-type="float">
            <text:p>16935300294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9" calcext:value-type="float">
            <text:p>3,09</text:p>
          </table:table-cell>
          <table:table-cell office:value-type="float" office:value="1693530029567" calcext:value-type="float">
            <text:p>16935300295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6" calcext:value-type="float">
            <text:p>3,06</text:p>
          </table:table-cell>
          <table:table-cell office:value-type="float" office:value="1693530029667" calcext:value-type="float">
            <text:p>16935300296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9" calcext:value-type="float">
            <text:p>3,09</text:p>
          </table:table-cell>
          <table:table-cell office:value-type="float" office:value="1693530029767" calcext:value-type="float">
            <text:p>16935300297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8" calcext:value-type="float">
            <text:p>3,08</text:p>
          </table:table-cell>
          <table:table-cell office:value-type="float" office:value="1693530029867" calcext:value-type="float">
            <text:p>16935300298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9" calcext:value-type="float">
            <text:p>3,09</text:p>
          </table:table-cell>
          <table:table-cell office:value-type="float" office:value="1693530029967" calcext:value-type="float">
            <text:p>16935300299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7" calcext:value-type="float">
            <text:p>3,07</text:p>
          </table:table-cell>
          <table:table-cell office:value-type="float" office:value="1693530030067" calcext:value-type="float">
            <text:p>16935300300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8" calcext:value-type="float">
            <text:p>3,08</text:p>
          </table:table-cell>
          <table:table-cell office:value-type="float" office:value="1693530030167" calcext:value-type="float">
            <text:p>16935300301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6" calcext:value-type="float">
            <text:p>3,06</text:p>
          </table:table-cell>
          <table:table-cell office:value-type="float" office:value="1693530030267" calcext:value-type="float">
            <text:p>16935300302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6" calcext:value-type="float">
            <text:p>3,06</text:p>
          </table:table-cell>
          <table:table-cell office:value-type="float" office:value="1693530030367" calcext:value-type="float">
            <text:p>16935300303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4" calcext:value-type="float">
            <text:p>3,04</text:p>
          </table:table-cell>
          <table:table-cell office:value-type="float" office:value="1693530030467" calcext:value-type="float">
            <text:p>16935300304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" calcext:value-type="float">
            <text:p>3,1</text:p>
          </table:table-cell>
          <table:table-cell office:value-type="float" office:value="1693530030567" calcext:value-type="float">
            <text:p>16935300305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7" calcext:value-type="float">
            <text:p>3,07</text:p>
          </table:table-cell>
          <table:table-cell office:value-type="float" office:value="1693530030667" calcext:value-type="float">
            <text:p>16935300306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1" calcext:value-type="float">
            <text:p>3,11</text:p>
          </table:table-cell>
          <table:table-cell office:value-type="float" office:value="1693530030767" calcext:value-type="float">
            <text:p>16935300307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5" calcext:value-type="float">
            <text:p>3,05</text:p>
          </table:table-cell>
          <table:table-cell office:value-type="float" office:value="1693530030867" calcext:value-type="float">
            <text:p>16935300308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" calcext:value-type="float">
            <text:p>3,1</text:p>
          </table:table-cell>
          <table:table-cell office:value-type="float" office:value="1693530030967" calcext:value-type="float">
            <text:p>16935300309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7" calcext:value-type="float">
            <text:p>3,07</text:p>
          </table:table-cell>
          <table:table-cell office:value-type="float" office:value="1693530031067" calcext:value-type="float">
            <text:p>16935300310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8" calcext:value-type="float">
            <text:p>3,08</text:p>
          </table:table-cell>
          <table:table-cell office:value-type="float" office:value="1693530031167" calcext:value-type="float">
            <text:p>16935300311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9" calcext:value-type="float">
            <text:p>3,09</text:p>
          </table:table-cell>
          <table:table-cell office:value-type="float" office:value="1693530031267" calcext:value-type="float">
            <text:p>16935300312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7" calcext:value-type="float">
            <text:p>3,07</text:p>
          </table:table-cell>
          <table:table-cell office:value-type="float" office:value="1693530031367" calcext:value-type="float">
            <text:p>16935300313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7" calcext:value-type="float">
            <text:p>3,07</text:p>
          </table:table-cell>
          <table:table-cell office:value-type="float" office:value="1693530031467" calcext:value-type="float">
            <text:p>16935300314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9" calcext:value-type="float">
            <text:p>3,09</text:p>
          </table:table-cell>
          <table:table-cell office:value-type="float" office:value="1693530031567" calcext:value-type="float">
            <text:p>16935300315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9" calcext:value-type="float">
            <text:p>3,09</text:p>
          </table:table-cell>
          <table:table-cell office:value-type="float" office:value="1693530031667" calcext:value-type="float">
            <text:p>16935300316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7" calcext:value-type="float">
            <text:p>3,07</text:p>
          </table:table-cell>
          <table:table-cell office:value-type="float" office:value="1693530031767" calcext:value-type="float">
            <text:p>16935300317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1" calcext:value-type="float">
            <text:p>3,11</text:p>
          </table:table-cell>
          <table:table-cell office:value-type="float" office:value="1693530031867" calcext:value-type="float">
            <text:p>16935300318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7" calcext:value-type="float">
            <text:p>3,07</text:p>
          </table:table-cell>
          <table:table-cell office:value-type="float" office:value="1693530031967" calcext:value-type="float">
            <text:p>16935300319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7" calcext:value-type="float">
            <text:p>3,07</text:p>
          </table:table-cell>
          <table:table-cell office:value-type="float" office:value="1693530032067" calcext:value-type="float">
            <text:p>16935300320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5" calcext:value-type="float">
            <text:p>3,05</text:p>
          </table:table-cell>
          <table:table-cell office:value-type="float" office:value="1693530032167" calcext:value-type="float">
            <text:p>16935300321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8" calcext:value-type="float">
            <text:p>3,08</text:p>
          </table:table-cell>
          <table:table-cell office:value-type="float" office:value="1693530032267" calcext:value-type="float">
            <text:p>16935300322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8" calcext:value-type="float">
            <text:p>3,08</text:p>
          </table:table-cell>
          <table:table-cell office:value-type="float" office:value="1693530032367" calcext:value-type="float">
            <text:p>16935300323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3" calcext:value-type="float">
            <text:p>3,03</text:p>
          </table:table-cell>
          <table:table-cell office:value-type="float" office:value="1693530032467" calcext:value-type="float">
            <text:p>16935300324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9" calcext:value-type="float">
            <text:p>3,09</text:p>
          </table:table-cell>
          <table:table-cell office:value-type="float" office:value="1693530032567" calcext:value-type="float">
            <text:p>16935300325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1" calcext:value-type="float">
            <text:p>3,11</text:p>
          </table:table-cell>
          <table:table-cell office:value-type="float" office:value="1693530032667" calcext:value-type="float">
            <text:p>16935300326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3" calcext:value-type="float">
            <text:p>3,13</text:p>
          </table:table-cell>
          <table:table-cell office:value-type="float" office:value="1693530032767" calcext:value-type="float">
            <text:p>16935300327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" calcext:value-type="float">
            <text:p>3,1</text:p>
          </table:table-cell>
          <table:table-cell office:value-type="float" office:value="1693530032867" calcext:value-type="float">
            <text:p>16935300328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9" calcext:value-type="float">
            <text:p>3,09</text:p>
          </table:table-cell>
          <table:table-cell office:value-type="float" office:value="1693530032967" calcext:value-type="float">
            <text:p>16935300329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5" calcext:value-type="float">
            <text:p>3,05</text:p>
          </table:table-cell>
          <table:table-cell office:value-type="float" office:value="1693530033067" calcext:value-type="float">
            <text:p>16935300330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9" calcext:value-type="float">
            <text:p>3,09</text:p>
          </table:table-cell>
          <table:table-cell office:value-type="float" office:value="1693530033167" calcext:value-type="float">
            <text:p>16935300331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9" calcext:value-type="float">
            <text:p>3,09</text:p>
          </table:table-cell>
          <table:table-cell office:value-type="float" office:value="1693530033267" calcext:value-type="float">
            <text:p>16935300332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8" calcext:value-type="float">
            <text:p>3,08</text:p>
          </table:table-cell>
          <table:table-cell office:value-type="float" office:value="1693530033367" calcext:value-type="float">
            <text:p>16935300333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9" calcext:value-type="float">
            <text:p>3,09</text:p>
          </table:table-cell>
          <table:table-cell office:value-type="float" office:value="1693530033467" calcext:value-type="float">
            <text:p>16935300334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9" calcext:value-type="float">
            <text:p>3,09</text:p>
          </table:table-cell>
          <table:table-cell office:value-type="float" office:value="1693530033567" calcext:value-type="float">
            <text:p>16935300335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" calcext:value-type="float">
            <text:p>3,1</text:p>
          </table:table-cell>
          <table:table-cell office:value-type="float" office:value="1693530033667" calcext:value-type="float">
            <text:p>16935300336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7" calcext:value-type="float">
            <text:p>3,07</text:p>
          </table:table-cell>
          <table:table-cell office:value-type="float" office:value="1693530033767" calcext:value-type="float">
            <text:p>16935300337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9" calcext:value-type="float">
            <text:p>3,09</text:p>
          </table:table-cell>
          <table:table-cell office:value-type="float" office:value="1693530033867" calcext:value-type="float">
            <text:p>16935300338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9" calcext:value-type="float">
            <text:p>3,09</text:p>
          </table:table-cell>
          <table:table-cell office:value-type="float" office:value="1693530033967" calcext:value-type="float">
            <text:p>16935300339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" calcext:value-type="float">
            <text:p>3,1</text:p>
          </table:table-cell>
          <table:table-cell office:value-type="float" office:value="1693530034067" calcext:value-type="float">
            <text:p>16935300340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7" calcext:value-type="float">
            <text:p>3,07</text:p>
          </table:table-cell>
          <table:table-cell office:value-type="float" office:value="1693530034167" calcext:value-type="float">
            <text:p>16935300341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9" calcext:value-type="float">
            <text:p>3,09</text:p>
          </table:table-cell>
          <table:table-cell office:value-type="float" office:value="1693530034267" calcext:value-type="float">
            <text:p>16935300342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8" calcext:value-type="float">
            <text:p>3,08</text:p>
          </table:table-cell>
          <table:table-cell office:value-type="float" office:value="1693530034367" calcext:value-type="float">
            <text:p>16935300343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9" calcext:value-type="float">
            <text:p>3,09</text:p>
          </table:table-cell>
          <table:table-cell office:value-type="float" office:value="1693530034467" calcext:value-type="float">
            <text:p>16935300344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9" calcext:value-type="float">
            <text:p>3,09</text:p>
          </table:table-cell>
          <table:table-cell office:value-type="float" office:value="1693530034567" calcext:value-type="float">
            <text:p>16935300345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1" calcext:value-type="float">
            <text:p>3,11</text:p>
          </table:table-cell>
          <table:table-cell office:value-type="float" office:value="1693530034667" calcext:value-type="float">
            <text:p>16935300346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9" calcext:value-type="float">
            <text:p>3,09</text:p>
          </table:table-cell>
          <table:table-cell office:value-type="float" office:value="1693530034767" calcext:value-type="float">
            <text:p>16935300347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6" calcext:value-type="float">
            <text:p>3,06</text:p>
          </table:table-cell>
          <table:table-cell office:value-type="float" office:value="1693530034867" calcext:value-type="float">
            <text:p>16935300348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3" calcext:value-type="float">
            <text:p>3,03</text:p>
          </table:table-cell>
          <table:table-cell office:value-type="float" office:value="1693530034967" calcext:value-type="float">
            <text:p>16935300349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9" calcext:value-type="float">
            <text:p>3,09</text:p>
          </table:table-cell>
          <table:table-cell office:value-type="float" office:value="1693530035067" calcext:value-type="float">
            <text:p>16935300350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" calcext:value-type="float">
            <text:p>3,1</text:p>
          </table:table-cell>
          <table:table-cell office:value-type="float" office:value="1693530035167" calcext:value-type="float">
            <text:p>16935300351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4" calcext:value-type="float">
            <text:p>3,04</text:p>
          </table:table-cell>
          <table:table-cell office:value-type="float" office:value="1693530035267" calcext:value-type="float">
            <text:p>16935300352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" calcext:value-type="float">
            <text:p>3,1</text:p>
          </table:table-cell>
          <table:table-cell office:value-type="float" office:value="1693530035367" calcext:value-type="float">
            <text:p>16935300353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7" calcext:value-type="float">
            <text:p>3,07</text:p>
          </table:table-cell>
          <table:table-cell office:value-type="float" office:value="1693530035467" calcext:value-type="float">
            <text:p>16935300354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5" calcext:value-type="float">
            <text:p>3,05</text:p>
          </table:table-cell>
          <table:table-cell office:value-type="float" office:value="1693530035567" calcext:value-type="float">
            <text:p>16935300355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9" calcext:value-type="float">
            <text:p>3,09</text:p>
          </table:table-cell>
          <table:table-cell office:value-type="float" office:value="1693530035667" calcext:value-type="float">
            <text:p>16935300356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" calcext:value-type="float">
            <text:p>3,1</text:p>
          </table:table-cell>
          <table:table-cell office:value-type="float" office:value="1693530035767" calcext:value-type="float">
            <text:p>16935300357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1" calcext:value-type="float">
            <text:p>3,11</text:p>
          </table:table-cell>
          <table:table-cell office:value-type="float" office:value="1693530035867" calcext:value-type="float">
            <text:p>16935300358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1" calcext:value-type="float">
            <text:p>3,11</text:p>
          </table:table-cell>
          <table:table-cell office:value-type="float" office:value="1693530035967" calcext:value-type="float">
            <text:p>16935300359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9" calcext:value-type="float">
            <text:p>3,09</text:p>
          </table:table-cell>
          <table:table-cell office:value-type="float" office:value="1693530036067" calcext:value-type="float">
            <text:p>16935300360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8" calcext:value-type="float">
            <text:p>3,08</text:p>
          </table:table-cell>
          <table:table-cell office:value-type="float" office:value="1693530036167" calcext:value-type="float">
            <text:p>16935300361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7" calcext:value-type="float">
            <text:p>3,07</text:p>
          </table:table-cell>
          <table:table-cell office:value-type="float" office:value="1693530036267" calcext:value-type="float">
            <text:p>16935300362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1" calcext:value-type="float">
            <text:p>3,11</text:p>
          </table:table-cell>
          <table:table-cell office:value-type="float" office:value="1693530036367" calcext:value-type="float">
            <text:p>16935300363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5" calcext:value-type="float">
            <text:p>3,05</text:p>
          </table:table-cell>
          <table:table-cell office:value-type="float" office:value="1693530036467" calcext:value-type="float">
            <text:p>16935300364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8" calcext:value-type="float">
            <text:p>3,08</text:p>
          </table:table-cell>
          <table:table-cell office:value-type="float" office:value="1693530036567" calcext:value-type="float">
            <text:p>16935300365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7" calcext:value-type="float">
            <text:p>3,07</text:p>
          </table:table-cell>
          <table:table-cell office:value-type="float" office:value="1693530036667" calcext:value-type="float">
            <text:p>16935300366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1" calcext:value-type="float">
            <text:p>3,11</text:p>
          </table:table-cell>
          <table:table-cell office:value-type="float" office:value="1693530036767" calcext:value-type="float">
            <text:p>16935300367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7" calcext:value-type="float">
            <text:p>3,07</text:p>
          </table:table-cell>
          <table:table-cell office:value-type="float" office:value="1693530036867" calcext:value-type="float">
            <text:p>16935300368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6" calcext:value-type="float">
            <text:p>3,06</text:p>
          </table:table-cell>
          <table:table-cell office:value-type="float" office:value="1693530036967" calcext:value-type="float">
            <text:p>16935300369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" calcext:value-type="float">
            <text:p>3,1</text:p>
          </table:table-cell>
          <table:table-cell office:value-type="float" office:value="1693530037067" calcext:value-type="float">
            <text:p>16935300370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" calcext:value-type="float">
            <text:p>3,1</text:p>
          </table:table-cell>
          <table:table-cell office:value-type="float" office:value="1693530037167" calcext:value-type="float">
            <text:p>16935300371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7" calcext:value-type="float">
            <text:p>3,07</text:p>
          </table:table-cell>
          <table:table-cell office:value-type="float" office:value="1693530037267" calcext:value-type="float">
            <text:p>16935300372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" calcext:value-type="float">
            <text:p>3,1</text:p>
          </table:table-cell>
          <table:table-cell office:value-type="float" office:value="1693530037367" calcext:value-type="float">
            <text:p>16935300373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3" calcext:value-type="float">
            <text:p>3,03</text:p>
          </table:table-cell>
          <table:table-cell office:value-type="float" office:value="1693530037467" calcext:value-type="float">
            <text:p>16935300374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6" calcext:value-type="float">
            <text:p>3,06</text:p>
          </table:table-cell>
          <table:table-cell office:value-type="float" office:value="1693530037567" calcext:value-type="float">
            <text:p>16935300375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7" calcext:value-type="float">
            <text:p>3,07</text:p>
          </table:table-cell>
          <table:table-cell office:value-type="float" office:value="1693530037667" calcext:value-type="float">
            <text:p>16935300376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9" calcext:value-type="float">
            <text:p>3,09</text:p>
          </table:table-cell>
          <table:table-cell office:value-type="float" office:value="1693530037767" calcext:value-type="float">
            <text:p>16935300377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7" calcext:value-type="float">
            <text:p>3,07</text:p>
          </table:table-cell>
          <table:table-cell office:value-type="float" office:value="1693530037867" calcext:value-type="float">
            <text:p>16935300378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7" calcext:value-type="float">
            <text:p>3,07</text:p>
          </table:table-cell>
          <table:table-cell office:value-type="float" office:value="1693530037967" calcext:value-type="float">
            <text:p>16935300379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9" calcext:value-type="float">
            <text:p>3,09</text:p>
          </table:table-cell>
          <table:table-cell office:value-type="float" office:value="1693530038067" calcext:value-type="float">
            <text:p>16935300380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9" calcext:value-type="float">
            <text:p>3,09</text:p>
          </table:table-cell>
          <table:table-cell office:value-type="float" office:value="1693530038167" calcext:value-type="float">
            <text:p>16935300381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9" calcext:value-type="float">
            <text:p>3,09</text:p>
          </table:table-cell>
          <table:table-cell office:value-type="float" office:value="1693530038267" calcext:value-type="float">
            <text:p>16935300382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9" calcext:value-type="float">
            <text:p>3,09</text:p>
          </table:table-cell>
          <table:table-cell office:value-type="float" office:value="1693530038367" calcext:value-type="float">
            <text:p>16935300383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3" calcext:value-type="float">
            <text:p>3,13</text:p>
          </table:table-cell>
          <table:table-cell office:value-type="float" office:value="1693530038467" calcext:value-type="float">
            <text:p>16935300384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9" calcext:value-type="float">
            <text:p>3,09</text:p>
          </table:table-cell>
          <table:table-cell office:value-type="float" office:value="1693530038567" calcext:value-type="float">
            <text:p>16935300385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8" calcext:value-type="float">
            <text:p>3,08</text:p>
          </table:table-cell>
          <table:table-cell office:value-type="float" office:value="1693530038667" calcext:value-type="float">
            <text:p>16935300386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7" calcext:value-type="float">
            <text:p>3,07</text:p>
          </table:table-cell>
          <table:table-cell office:value-type="float" office:value="1693530038767" calcext:value-type="float">
            <text:p>16935300387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8" calcext:value-type="float">
            <text:p>3,08</text:p>
          </table:table-cell>
          <table:table-cell office:value-type="float" office:value="1693530038867" calcext:value-type="float">
            <text:p>16935300388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4" calcext:value-type="float">
            <text:p>3,04</text:p>
          </table:table-cell>
          <table:table-cell office:value-type="float" office:value="1693530038967" calcext:value-type="float">
            <text:p>16935300389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9" calcext:value-type="float">
            <text:p>3,09</text:p>
          </table:table-cell>
          <table:table-cell office:value-type="float" office:value="1693530039067" calcext:value-type="float">
            <text:p>16935300390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9" calcext:value-type="float">
            <text:p>3,09</text:p>
          </table:table-cell>
          <table:table-cell office:value-type="float" office:value="1693530039167" calcext:value-type="float">
            <text:p>16935300391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6" calcext:value-type="float">
            <text:p>3,06</text:p>
          </table:table-cell>
          <table:table-cell office:value-type="float" office:value="1693530039267" calcext:value-type="float">
            <text:p>16935300392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7" calcext:value-type="float">
            <text:p>3,07</text:p>
          </table:table-cell>
          <table:table-cell office:value-type="float" office:value="1693530039367" calcext:value-type="float">
            <text:p>16935300393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4" calcext:value-type="float">
            <text:p>3,04</text:p>
          </table:table-cell>
          <table:table-cell office:value-type="float" office:value="1693530039467" calcext:value-type="float">
            <text:p>16935300394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9" calcext:value-type="float">
            <text:p>3,09</text:p>
          </table:table-cell>
          <table:table-cell office:value-type="float" office:value="1693530039567" calcext:value-type="float">
            <text:p>16935300395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5" calcext:value-type="float">
            <text:p>3,05</text:p>
          </table:table-cell>
          <table:table-cell office:value-type="float" office:value="1693530039667" calcext:value-type="float">
            <text:p>16935300396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7" calcext:value-type="float">
            <text:p>3,07</text:p>
          </table:table-cell>
          <table:table-cell office:value-type="float" office:value="1693530039767" calcext:value-type="float">
            <text:p>16935300397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" calcext:value-type="float">
            <text:p>3,1</text:p>
          </table:table-cell>
          <table:table-cell office:value-type="float" office:value="1693530039867" calcext:value-type="float">
            <text:p>16935300398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9" calcext:value-type="float">
            <text:p>3,09</text:p>
          </table:table-cell>
          <table:table-cell office:value-type="float" office:value="1693530039967" calcext:value-type="float">
            <text:p>16935300399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8" calcext:value-type="float">
            <text:p>3,08</text:p>
          </table:table-cell>
          <table:table-cell office:value-type="float" office:value="1693530040067" calcext:value-type="float">
            <text:p>16935300400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7" calcext:value-type="float">
            <text:p>3,07</text:p>
          </table:table-cell>
          <table:table-cell office:value-type="float" office:value="1693530040167" calcext:value-type="float">
            <text:p>16935300401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9" calcext:value-type="float">
            <text:p>3,09</text:p>
          </table:table-cell>
          <table:table-cell office:value-type="float" office:value="1693530040267" calcext:value-type="float">
            <text:p>16935300402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7" calcext:value-type="float">
            <text:p>3,07</text:p>
          </table:table-cell>
          <table:table-cell office:value-type="float" office:value="1693530040367" calcext:value-type="float">
            <text:p>16935300403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8" calcext:value-type="float">
            <text:p>3,08</text:p>
          </table:table-cell>
          <table:table-cell office:value-type="float" office:value="1693530040467" calcext:value-type="float">
            <text:p>16935300404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7" calcext:value-type="float">
            <text:p>3,07</text:p>
          </table:table-cell>
          <table:table-cell office:value-type="float" office:value="1693530040567" calcext:value-type="float">
            <text:p>16935300405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9" calcext:value-type="float">
            <text:p>3,09</text:p>
          </table:table-cell>
          <table:table-cell office:value-type="float" office:value="1693530040667" calcext:value-type="float">
            <text:p>16935300406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8" calcext:value-type="float">
            <text:p>3,08</text:p>
          </table:table-cell>
          <table:table-cell office:value-type="float" office:value="1693530040767" calcext:value-type="float">
            <text:p>16935300407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7" calcext:value-type="float">
            <text:p>3,07</text:p>
          </table:table-cell>
          <table:table-cell office:value-type="float" office:value="1693530040867" calcext:value-type="float">
            <text:p>16935300408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" calcext:value-type="float">
            <text:p>3,1</text:p>
          </table:table-cell>
          <table:table-cell office:value-type="float" office:value="1693530040967" calcext:value-type="float">
            <text:p>16935300409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6" calcext:value-type="float">
            <text:p>3,06</text:p>
          </table:table-cell>
          <table:table-cell office:value-type="float" office:value="1693530041067" calcext:value-type="float">
            <text:p>16935300410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6" calcext:value-type="float">
            <text:p>3,06</text:p>
          </table:table-cell>
          <table:table-cell office:value-type="float" office:value="1693530041167" calcext:value-type="float">
            <text:p>16935300411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6" calcext:value-type="float">
            <text:p>3,06</text:p>
          </table:table-cell>
          <table:table-cell office:value-type="float" office:value="1693530041267" calcext:value-type="float">
            <text:p>16935300412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8" calcext:value-type="float">
            <text:p>3,08</text:p>
          </table:table-cell>
          <table:table-cell office:value-type="float" office:value="1693530041367" calcext:value-type="float">
            <text:p>16935300413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4" calcext:value-type="float">
            <text:p>3,04</text:p>
          </table:table-cell>
          <table:table-cell office:value-type="float" office:value="1693530041467" calcext:value-type="float">
            <text:p>16935300414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9" calcext:value-type="float">
            <text:p>3,09</text:p>
          </table:table-cell>
          <table:table-cell office:value-type="float" office:value="1693530041567" calcext:value-type="float">
            <text:p>16935300415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" calcext:value-type="float">
            <text:p>3,1</text:p>
          </table:table-cell>
          <table:table-cell office:value-type="float" office:value="1693530041667" calcext:value-type="float">
            <text:p>16935300416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8" calcext:value-type="float">
            <text:p>3,08</text:p>
          </table:table-cell>
          <table:table-cell office:value-type="float" office:value="1693530041767" calcext:value-type="float">
            <text:p>16935300417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" calcext:value-type="float">
            <text:p>3,1</text:p>
          </table:table-cell>
          <table:table-cell office:value-type="float" office:value="1693530041867" calcext:value-type="float">
            <text:p>16935300418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" calcext:value-type="float">
            <text:p>3,1</text:p>
          </table:table-cell>
          <table:table-cell office:value-type="float" office:value="1693530041967" calcext:value-type="float">
            <text:p>16935300419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" calcext:value-type="float">
            <text:p>3,1</text:p>
          </table:table-cell>
          <table:table-cell office:value-type="float" office:value="1693530042067" calcext:value-type="float">
            <text:p>16935300420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9" calcext:value-type="float">
            <text:p>3,09</text:p>
          </table:table-cell>
          <table:table-cell office:value-type="float" office:value="1693530042167" calcext:value-type="float">
            <text:p>16935300421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" calcext:value-type="float">
            <text:p>3,1</text:p>
          </table:table-cell>
          <table:table-cell office:value-type="float" office:value="1693530042267" calcext:value-type="float">
            <text:p>16935300422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9" calcext:value-type="float">
            <text:p>3,09</text:p>
          </table:table-cell>
          <table:table-cell office:value-type="float" office:value="1693530042367" calcext:value-type="float">
            <text:p>16935300423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7" calcext:value-type="float">
            <text:p>3,07</text:p>
          </table:table-cell>
          <table:table-cell office:value-type="float" office:value="1693530042467" calcext:value-type="float">
            <text:p>16935300424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7" calcext:value-type="float">
            <text:p>3,07</text:p>
          </table:table-cell>
          <table:table-cell office:value-type="float" office:value="1693530042567" calcext:value-type="float">
            <text:p>16935300425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7" calcext:value-type="float">
            <text:p>3,07</text:p>
          </table:table-cell>
          <table:table-cell office:value-type="float" office:value="1693530042667" calcext:value-type="float">
            <text:p>16935300426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8" calcext:value-type="float">
            <text:p>3,08</text:p>
          </table:table-cell>
          <table:table-cell office:value-type="float" office:value="1693530042767" calcext:value-type="float">
            <text:p>16935300427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9" calcext:value-type="float">
            <text:p>3,09</text:p>
          </table:table-cell>
          <table:table-cell office:value-type="float" office:value="1693530042867" calcext:value-type="float">
            <text:p>16935300428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8" calcext:value-type="float">
            <text:p>3,08</text:p>
          </table:table-cell>
          <table:table-cell office:value-type="float" office:value="1693530042967" calcext:value-type="float">
            <text:p>16935300429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6" calcext:value-type="float">
            <text:p>3,06</text:p>
          </table:table-cell>
          <table:table-cell office:value-type="float" office:value="1693530043067" calcext:value-type="float">
            <text:p>16935300430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7" calcext:value-type="float">
            <text:p>3,07</text:p>
          </table:table-cell>
          <table:table-cell office:value-type="float" office:value="1693530043167" calcext:value-type="float">
            <text:p>16935300431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6" calcext:value-type="float">
            <text:p>3,06</text:p>
          </table:table-cell>
          <table:table-cell office:value-type="float" office:value="1693530043267" calcext:value-type="float">
            <text:p>16935300432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5" calcext:value-type="float">
            <text:p>3,05</text:p>
          </table:table-cell>
          <table:table-cell office:value-type="float" office:value="1693530043367" calcext:value-type="float">
            <text:p>16935300433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7" calcext:value-type="float">
            <text:p>3,07</text:p>
          </table:table-cell>
          <table:table-cell office:value-type="float" office:value="1693530043467" calcext:value-type="float">
            <text:p>16935300434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8" calcext:value-type="float">
            <text:p>3,08</text:p>
          </table:table-cell>
          <table:table-cell office:value-type="float" office:value="1693530043567" calcext:value-type="float">
            <text:p>16935300435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9" calcext:value-type="float">
            <text:p>3,09</text:p>
          </table:table-cell>
          <table:table-cell office:value-type="float" office:value="1693530043667" calcext:value-type="float">
            <text:p>16935300436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9" calcext:value-type="float">
            <text:p>3,09</text:p>
          </table:table-cell>
          <table:table-cell office:value-type="float" office:value="1693530043767" calcext:value-type="float">
            <text:p>16935300437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9" calcext:value-type="float">
            <text:p>3,09</text:p>
          </table:table-cell>
          <table:table-cell office:value-type="float" office:value="1693530043867" calcext:value-type="float">
            <text:p>16935300438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6" calcext:value-type="float">
            <text:p>3,06</text:p>
          </table:table-cell>
          <table:table-cell office:value-type="float" office:value="1693530043967" calcext:value-type="float">
            <text:p>16935300439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" calcext:value-type="float">
            <text:p>3,1</text:p>
          </table:table-cell>
          <table:table-cell office:value-type="float" office:value="1693530044067" calcext:value-type="float">
            <text:p>16935300440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8" calcext:value-type="float">
            <text:p>3,08</text:p>
          </table:table-cell>
          <table:table-cell office:value-type="float" office:value="1693530044167" calcext:value-type="float">
            <text:p>16935300441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1" calcext:value-type="float">
            <text:p>3,11</text:p>
          </table:table-cell>
          <table:table-cell office:value-type="float" office:value="1693530044267" calcext:value-type="float">
            <text:p>16935300442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1" calcext:value-type="float">
            <text:p>3,11</text:p>
          </table:table-cell>
          <table:table-cell office:value-type="float" office:value="1693530044367" calcext:value-type="float">
            <text:p>16935300443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9" calcext:value-type="float">
            <text:p>3,09</text:p>
          </table:table-cell>
          <table:table-cell office:value-type="float" office:value="1693530044467" calcext:value-type="float">
            <text:p>16935300444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" calcext:value-type="float">
            <text:p>3,1</text:p>
          </table:table-cell>
          <table:table-cell office:value-type="float" office:value="1693530044567" calcext:value-type="float">
            <text:p>16935300445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6" calcext:value-type="float">
            <text:p>3,06</text:p>
          </table:table-cell>
          <table:table-cell office:value-type="float" office:value="1693530044667" calcext:value-type="float">
            <text:p>16935300446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8" calcext:value-type="float">
            <text:p>3,08</text:p>
          </table:table-cell>
          <table:table-cell office:value-type="float" office:value="1693530044767" calcext:value-type="float">
            <text:p>16935300447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9" calcext:value-type="float">
            <text:p>3,09</text:p>
          </table:table-cell>
          <table:table-cell office:value-type="float" office:value="1693530044867" calcext:value-type="float">
            <text:p>16935300448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7" calcext:value-type="float">
            <text:p>3,07</text:p>
          </table:table-cell>
          <table:table-cell office:value-type="float" office:value="1693530044967" calcext:value-type="float">
            <text:p>16935300449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4" calcext:value-type="float">
            <text:p>3,04</text:p>
          </table:table-cell>
          <table:table-cell office:value-type="float" office:value="1693530045067" calcext:value-type="float">
            <text:p>16935300450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9" calcext:value-type="float">
            <text:p>3,09</text:p>
          </table:table-cell>
          <table:table-cell office:value-type="float" office:value="1693530045167" calcext:value-type="float">
            <text:p>16935300451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7" calcext:value-type="float">
            <text:p>3,07</text:p>
          </table:table-cell>
          <table:table-cell office:value-type="float" office:value="1693530045267" calcext:value-type="float">
            <text:p>16935300452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4" calcext:value-type="float">
            <text:p>3,04</text:p>
          </table:table-cell>
          <table:table-cell office:value-type="float" office:value="1693530045367" calcext:value-type="float">
            <text:p>16935300453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7" calcext:value-type="float">
            <text:p>3,07</text:p>
          </table:table-cell>
          <table:table-cell office:value-type="float" office:value="1693530045467" calcext:value-type="float">
            <text:p>16935300454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8" calcext:value-type="float">
            <text:p>3,08</text:p>
          </table:table-cell>
          <table:table-cell office:value-type="float" office:value="1693530045567" calcext:value-type="float">
            <text:p>16935300455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6" calcext:value-type="float">
            <text:p>3,06</text:p>
          </table:table-cell>
          <table:table-cell office:value-type="float" office:value="1693530045667" calcext:value-type="float">
            <text:p>16935300456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4" calcext:value-type="float">
            <text:p>3,04</text:p>
          </table:table-cell>
          <table:table-cell office:value-type="float" office:value="1693530045767" calcext:value-type="float">
            <text:p>16935300457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9" calcext:value-type="float">
            <text:p>3,09</text:p>
          </table:table-cell>
          <table:table-cell office:value-type="float" office:value="1693530045867" calcext:value-type="float">
            <text:p>16935300458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9" calcext:value-type="float">
            <text:p>3,09</text:p>
          </table:table-cell>
          <table:table-cell office:value-type="float" office:value="1693530045967" calcext:value-type="float">
            <text:p>16935300459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9" calcext:value-type="float">
            <text:p>3,09</text:p>
          </table:table-cell>
          <table:table-cell office:value-type="float" office:value="1693530046067" calcext:value-type="float">
            <text:p>16935300460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9" calcext:value-type="float">
            <text:p>3,09</text:p>
          </table:table-cell>
          <table:table-cell office:value-type="float" office:value="1693530046167" calcext:value-type="float">
            <text:p>16935300461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" calcext:value-type="float">
            <text:p>3,1</text:p>
          </table:table-cell>
          <table:table-cell office:value-type="float" office:value="1693530046267" calcext:value-type="float">
            <text:p>16935300462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5" calcext:value-type="float">
            <text:p>3,05</text:p>
          </table:table-cell>
          <table:table-cell office:value-type="float" office:value="1693530046367" calcext:value-type="float">
            <text:p>16935300463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9" calcext:value-type="float">
            <text:p>3,09</text:p>
          </table:table-cell>
          <table:table-cell office:value-type="float" office:value="1693530046467" calcext:value-type="float">
            <text:p>16935300464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" calcext:value-type="float">
            <text:p>3,1</text:p>
          </table:table-cell>
          <table:table-cell office:value-type="float" office:value="1693530046567" calcext:value-type="float">
            <text:p>16935300465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6" calcext:value-type="float">
            <text:p>3,06</text:p>
          </table:table-cell>
          <table:table-cell office:value-type="float" office:value="1693530046667" calcext:value-type="float">
            <text:p>16935300466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9" calcext:value-type="float">
            <text:p>3,09</text:p>
          </table:table-cell>
          <table:table-cell office:value-type="float" office:value="1693530046767" calcext:value-type="float">
            <text:p>16935300467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6" calcext:value-type="float">
            <text:p>3,06</text:p>
          </table:table-cell>
          <table:table-cell office:value-type="float" office:value="1693530046867" calcext:value-type="float">
            <text:p>16935300468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2" calcext:value-type="float">
            <text:p>3,02</text:p>
          </table:table-cell>
          <table:table-cell office:value-type="float" office:value="1693530046967" calcext:value-type="float">
            <text:p>16935300469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9" calcext:value-type="float">
            <text:p>3,09</text:p>
          </table:table-cell>
          <table:table-cell office:value-type="float" office:value="1693530047067" calcext:value-type="float">
            <text:p>16935300470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9" calcext:value-type="float">
            <text:p>3,09</text:p>
          </table:table-cell>
          <table:table-cell office:value-type="float" office:value="1693530047167" calcext:value-type="float">
            <text:p>16935300471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2" calcext:value-type="float">
            <text:p>3,12</text:p>
          </table:table-cell>
          <table:table-cell office:value-type="float" office:value="1693530047267" calcext:value-type="float">
            <text:p>16935300472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6" calcext:value-type="float">
            <text:p>3,06</text:p>
          </table:table-cell>
          <table:table-cell office:value-type="float" office:value="1693530047367" calcext:value-type="float">
            <text:p>16935300473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4" calcext:value-type="float">
            <text:p>3,04</text:p>
          </table:table-cell>
          <table:table-cell office:value-type="float" office:value="1693530047467" calcext:value-type="float">
            <text:p>16935300474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9" calcext:value-type="float">
            <text:p>3,09</text:p>
          </table:table-cell>
          <table:table-cell office:value-type="float" office:value="1693530047567" calcext:value-type="float">
            <text:p>16935300475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6" calcext:value-type="float">
            <text:p>3,06</text:p>
          </table:table-cell>
          <table:table-cell office:value-type="float" office:value="1693530047667" calcext:value-type="float">
            <text:p>16935300476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9" calcext:value-type="float">
            <text:p>3,09</text:p>
          </table:table-cell>
          <table:table-cell office:value-type="float" office:value="1693530047767" calcext:value-type="float">
            <text:p>16935300477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6" calcext:value-type="float">
            <text:p>3,06</text:p>
          </table:table-cell>
          <table:table-cell office:value-type="float" office:value="1693530047867" calcext:value-type="float">
            <text:p>16935300478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3" calcext:value-type="float">
            <text:p>3,03</text:p>
          </table:table-cell>
          <table:table-cell office:value-type="float" office:value="1693530047967" calcext:value-type="float">
            <text:p>16935300479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1" calcext:value-type="float">
            <text:p>3,11</text:p>
          </table:table-cell>
          <table:table-cell office:value-type="float" office:value="1693530048067" calcext:value-type="float">
            <text:p>16935300480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" calcext:value-type="float">
            <text:p>3,1</text:p>
          </table:table-cell>
          <table:table-cell office:value-type="float" office:value="1693530048167" calcext:value-type="float">
            <text:p>16935300481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4" calcext:value-type="float">
            <text:p>3,04</text:p>
          </table:table-cell>
          <table:table-cell office:value-type="float" office:value="1693530048267" calcext:value-type="float">
            <text:p>16935300482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8" calcext:value-type="float">
            <text:p>3,08</text:p>
          </table:table-cell>
          <table:table-cell office:value-type="float" office:value="1693530048367" calcext:value-type="float">
            <text:p>16935300483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7" calcext:value-type="float">
            <text:p>3,07</text:p>
          </table:table-cell>
          <table:table-cell office:value-type="float" office:value="1693530048467" calcext:value-type="float">
            <text:p>16935300484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9" calcext:value-type="float">
            <text:p>3,09</text:p>
          </table:table-cell>
          <table:table-cell office:value-type="float" office:value="1693530048567" calcext:value-type="float">
            <text:p>16935300485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1" calcext:value-type="float">
            <text:p>3,11</text:p>
          </table:table-cell>
          <table:table-cell office:value-type="float" office:value="1693530048667" calcext:value-type="float">
            <text:p>16935300486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9" calcext:value-type="float">
            <text:p>3,09</text:p>
          </table:table-cell>
          <table:table-cell office:value-type="float" office:value="1693530048767" calcext:value-type="float">
            <text:p>16935300487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4" calcext:value-type="float">
            <text:p>3,04</text:p>
          </table:table-cell>
          <table:table-cell office:value-type="float" office:value="1693530048867" calcext:value-type="float">
            <text:p>16935300488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7" calcext:value-type="float">
            <text:p>3,07</text:p>
          </table:table-cell>
          <table:table-cell office:value-type="float" office:value="1693530048967" calcext:value-type="float">
            <text:p>16935300489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" calcext:value-type="float">
            <text:p>3,1</text:p>
          </table:table-cell>
          <table:table-cell office:value-type="float" office:value="1693530049067" calcext:value-type="float">
            <text:p>16935300490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" calcext:value-type="float">
            <text:p>3,1</text:p>
          </table:table-cell>
          <table:table-cell office:value-type="float" office:value="1693530049167" calcext:value-type="float">
            <text:p>16935300491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6" calcext:value-type="float">
            <text:p>3,06</text:p>
          </table:table-cell>
          <table:table-cell office:value-type="float" office:value="1693530049267" calcext:value-type="float">
            <text:p>16935300492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7" calcext:value-type="float">
            <text:p>3,07</text:p>
          </table:table-cell>
          <table:table-cell office:value-type="float" office:value="1693530049367" calcext:value-type="float">
            <text:p>16935300493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9" calcext:value-type="float">
            <text:p>3,09</text:p>
          </table:table-cell>
          <table:table-cell office:value-type="float" office:value="1693530049467" calcext:value-type="float">
            <text:p>16935300494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8" calcext:value-type="float">
            <text:p>3,08</text:p>
          </table:table-cell>
          <table:table-cell office:value-type="float" office:value="1693530049567" calcext:value-type="float">
            <text:p>16935300495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8" calcext:value-type="float">
            <text:p>3,08</text:p>
          </table:table-cell>
          <table:table-cell office:value-type="float" office:value="1693530049667" calcext:value-type="float">
            <text:p>16935300496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9" calcext:value-type="float">
            <text:p>3,09</text:p>
          </table:table-cell>
          <table:table-cell office:value-type="float" office:value="1693530049767" calcext:value-type="float">
            <text:p>16935300497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6" calcext:value-type="float">
            <text:p>3,06</text:p>
          </table:table-cell>
          <table:table-cell office:value-type="float" office:value="1693530049867" calcext:value-type="float">
            <text:p>16935300498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9" calcext:value-type="float">
            <text:p>3,09</text:p>
          </table:table-cell>
          <table:table-cell office:value-type="float" office:value="1693530049967" calcext:value-type="float">
            <text:p>16935300499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7" calcext:value-type="float">
            <text:p>3,07</text:p>
          </table:table-cell>
          <table:table-cell office:value-type="float" office:value="1693530050067" calcext:value-type="float">
            <text:p>16935300500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1" calcext:value-type="float">
            <text:p>3,11</text:p>
          </table:table-cell>
          <table:table-cell office:value-type="float" office:value="1693530050167" calcext:value-type="float">
            <text:p>16935300501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8" calcext:value-type="float">
            <text:p>3,08</text:p>
          </table:table-cell>
          <table:table-cell office:value-type="float" office:value="1693530050267" calcext:value-type="float">
            <text:p>16935300502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6" calcext:value-type="float">
            <text:p>3,06</text:p>
          </table:table-cell>
          <table:table-cell office:value-type="float" office:value="1693530050367" calcext:value-type="float">
            <text:p>16935300503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9" calcext:value-type="float">
            <text:p>3,09</text:p>
          </table:table-cell>
          <table:table-cell office:value-type="float" office:value="1693530050467" calcext:value-type="float">
            <text:p>16935300504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6" calcext:value-type="float">
            <text:p>3,06</text:p>
          </table:table-cell>
          <table:table-cell office:value-type="float" office:value="1693530050567" calcext:value-type="float">
            <text:p>16935300505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6" calcext:value-type="float">
            <text:p>3,06</text:p>
          </table:table-cell>
          <table:table-cell office:value-type="float" office:value="1693530050667" calcext:value-type="float">
            <text:p>16935300506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" calcext:value-type="float">
            <text:p>3,1</text:p>
          </table:table-cell>
          <table:table-cell office:value-type="float" office:value="1693530050767" calcext:value-type="float">
            <text:p>16935300507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4" calcext:value-type="float">
            <text:p>3,04</text:p>
          </table:table-cell>
          <table:table-cell office:value-type="float" office:value="1693530050867" calcext:value-type="float">
            <text:p>16935300508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6" calcext:value-type="float">
            <text:p>3,06</text:p>
          </table:table-cell>
          <table:table-cell office:value-type="float" office:value="1693530050967" calcext:value-type="float">
            <text:p>16935300509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6" calcext:value-type="float">
            <text:p>3,06</text:p>
          </table:table-cell>
          <table:table-cell office:value-type="float" office:value="1693530051067" calcext:value-type="float">
            <text:p>16935300510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1" calcext:value-type="float">
            <text:p>3,11</text:p>
          </table:table-cell>
          <table:table-cell office:value-type="float" office:value="1693530051167" calcext:value-type="float">
            <text:p>16935300511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8" calcext:value-type="float">
            <text:p>3,08</text:p>
          </table:table-cell>
          <table:table-cell office:value-type="float" office:value="1693530051267" calcext:value-type="float">
            <text:p>16935300512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6" calcext:value-type="float">
            <text:p>3,06</text:p>
          </table:table-cell>
          <table:table-cell office:value-type="float" office:value="1693530051367" calcext:value-type="float">
            <text:p>16935300513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7" calcext:value-type="float">
            <text:p>3,07</text:p>
          </table:table-cell>
          <table:table-cell office:value-type="float" office:value="1693530051467" calcext:value-type="float">
            <text:p>16935300514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7" calcext:value-type="float">
            <text:p>3,07</text:p>
          </table:table-cell>
          <table:table-cell office:value-type="float" office:value="1693530051567" calcext:value-type="float">
            <text:p>16935300515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6" calcext:value-type="float">
            <text:p>3,06</text:p>
          </table:table-cell>
          <table:table-cell office:value-type="float" office:value="1693530051667" calcext:value-type="float">
            <text:p>16935300516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8" calcext:value-type="float">
            <text:p>3,08</text:p>
          </table:table-cell>
          <table:table-cell office:value-type="float" office:value="1693530051767" calcext:value-type="float">
            <text:p>16935300517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6" calcext:value-type="float">
            <text:p>3,06</text:p>
          </table:table-cell>
          <table:table-cell office:value-type="float" office:value="1693530051867" calcext:value-type="float">
            <text:p>16935300518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6" calcext:value-type="float">
            <text:p>3,06</text:p>
          </table:table-cell>
          <table:table-cell office:value-type="float" office:value="1693530051967" calcext:value-type="float">
            <text:p>16935300519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7" calcext:value-type="float">
            <text:p>3,07</text:p>
          </table:table-cell>
          <table:table-cell office:value-type="float" office:value="1693530052067" calcext:value-type="float">
            <text:p>16935300520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5" calcext:value-type="float">
            <text:p>3,05</text:p>
          </table:table-cell>
          <table:table-cell office:value-type="float" office:value="1693530052167" calcext:value-type="float">
            <text:p>16935300521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7" calcext:value-type="float">
            <text:p>3,07</text:p>
          </table:table-cell>
          <table:table-cell office:value-type="float" office:value="1693530052267" calcext:value-type="float">
            <text:p>16935300522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4" calcext:value-type="float">
            <text:p>3,04</text:p>
          </table:table-cell>
          <table:table-cell office:value-type="float" office:value="1693530052367" calcext:value-type="float">
            <text:p>16935300523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8" calcext:value-type="float">
            <text:p>3,08</text:p>
          </table:table-cell>
          <table:table-cell office:value-type="float" office:value="1693530052467" calcext:value-type="float">
            <text:p>16935300524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8" calcext:value-type="float">
            <text:p>3,08</text:p>
          </table:table-cell>
          <table:table-cell office:value-type="float" office:value="1693530052567" calcext:value-type="float">
            <text:p>16935300525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9" calcext:value-type="float">
            <text:p>3,09</text:p>
          </table:table-cell>
          <table:table-cell office:value-type="float" office:value="1693530052667" calcext:value-type="float">
            <text:p>16935300526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8" calcext:value-type="float">
            <text:p>3,08</text:p>
          </table:table-cell>
          <table:table-cell office:value-type="float" office:value="1693530052767" calcext:value-type="float">
            <text:p>16935300527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7" calcext:value-type="float">
            <text:p>3,07</text:p>
          </table:table-cell>
          <table:table-cell office:value-type="float" office:value="1693530052867" calcext:value-type="float">
            <text:p>16935300528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4" calcext:value-type="float">
            <text:p>3,04</text:p>
          </table:table-cell>
          <table:table-cell office:value-type="float" office:value="1693530052967" calcext:value-type="float">
            <text:p>16935300529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" calcext:value-type="float">
            <text:p>3,1</text:p>
          </table:table-cell>
          <table:table-cell office:value-type="float" office:value="1693530053067" calcext:value-type="float">
            <text:p>16935300530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3" calcext:value-type="float">
            <text:p>3,03</text:p>
          </table:table-cell>
          <table:table-cell office:value-type="float" office:value="1693530053167" calcext:value-type="float">
            <text:p>16935300531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" calcext:value-type="float">
            <text:p>3,1</text:p>
          </table:table-cell>
          <table:table-cell office:value-type="float" office:value="1693530053267" calcext:value-type="float">
            <text:p>16935300532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8" calcext:value-type="float">
            <text:p>3,08</text:p>
          </table:table-cell>
          <table:table-cell office:value-type="float" office:value="1693530053367" calcext:value-type="float">
            <text:p>16935300533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8" calcext:value-type="float">
            <text:p>3,08</text:p>
          </table:table-cell>
          <table:table-cell office:value-type="float" office:value="1693530053467" calcext:value-type="float">
            <text:p>16935300534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7" calcext:value-type="float">
            <text:p>3,07</text:p>
          </table:table-cell>
          <table:table-cell office:value-type="float" office:value="1693530053567" calcext:value-type="float">
            <text:p>16935300535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7" calcext:value-type="float">
            <text:p>3,07</text:p>
          </table:table-cell>
          <table:table-cell office:value-type="float" office:value="1693530053667" calcext:value-type="float">
            <text:p>16935300536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6" calcext:value-type="float">
            <text:p>3,06</text:p>
          </table:table-cell>
          <table:table-cell office:value-type="float" office:value="1693530053767" calcext:value-type="float">
            <text:p>16935300537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7" calcext:value-type="float">
            <text:p>3,07</text:p>
          </table:table-cell>
          <table:table-cell office:value-type="float" office:value="1693530053867" calcext:value-type="float">
            <text:p>16935300538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6" calcext:value-type="float">
            <text:p>3,06</text:p>
          </table:table-cell>
          <table:table-cell office:value-type="float" office:value="1693530053967" calcext:value-type="float">
            <text:p>16935300539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" calcext:value-type="float">
            <text:p>3,1</text:p>
          </table:table-cell>
          <table:table-cell office:value-type="float" office:value="1693530054067" calcext:value-type="float">
            <text:p>16935300540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7" calcext:value-type="float">
            <text:p>3,07</text:p>
          </table:table-cell>
          <table:table-cell office:value-type="float" office:value="1693530054167" calcext:value-type="float">
            <text:p>16935300541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9" calcext:value-type="float">
            <text:p>3,09</text:p>
          </table:table-cell>
          <table:table-cell office:value-type="float" office:value="1693530054267" calcext:value-type="float">
            <text:p>16935300542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3" calcext:value-type="float">
            <text:p>3,03</text:p>
          </table:table-cell>
          <table:table-cell office:value-type="float" office:value="1693530054367" calcext:value-type="float">
            <text:p>16935300543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8" calcext:value-type="float">
            <text:p>3,08</text:p>
          </table:table-cell>
          <table:table-cell office:value-type="float" office:value="1693530054467" calcext:value-type="float">
            <text:p>16935300544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9" calcext:value-type="float">
            <text:p>3,09</text:p>
          </table:table-cell>
          <table:table-cell office:value-type="float" office:value="1693530054567" calcext:value-type="float">
            <text:p>16935300545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7" calcext:value-type="float">
            <text:p>3,07</text:p>
          </table:table-cell>
          <table:table-cell office:value-type="float" office:value="1693530054667" calcext:value-type="float">
            <text:p>16935300546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" calcext:value-type="float">
            <text:p>3,1</text:p>
          </table:table-cell>
          <table:table-cell office:value-type="float" office:value="1693530054767" calcext:value-type="float">
            <text:p>16935300547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8" calcext:value-type="float">
            <text:p>3,08</text:p>
          </table:table-cell>
          <table:table-cell office:value-type="float" office:value="1693530054867" calcext:value-type="float">
            <text:p>16935300548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9" calcext:value-type="float">
            <text:p>3,09</text:p>
          </table:table-cell>
          <table:table-cell office:value-type="float" office:value="1693530054967" calcext:value-type="float">
            <text:p>16935300549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6" calcext:value-type="float">
            <text:p>3,06</text:p>
          </table:table-cell>
          <table:table-cell office:value-type="float" office:value="1693530055067" calcext:value-type="float">
            <text:p>16935300550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9" calcext:value-type="float">
            <text:p>3,09</text:p>
          </table:table-cell>
          <table:table-cell office:value-type="float" office:value="1693530055167" calcext:value-type="float">
            <text:p>16935300551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6" calcext:value-type="float">
            <text:p>3,06</text:p>
          </table:table-cell>
          <table:table-cell office:value-type="float" office:value="1693530055267" calcext:value-type="float">
            <text:p>16935300552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" calcext:value-type="float">
            <text:p>3,1</text:p>
          </table:table-cell>
          <table:table-cell office:value-type="float" office:value="1693530055367" calcext:value-type="float">
            <text:p>16935300553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8" calcext:value-type="float">
            <text:p>3,08</text:p>
          </table:table-cell>
          <table:table-cell office:value-type="float" office:value="1693530055467" calcext:value-type="float">
            <text:p>16935300554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7" calcext:value-type="float">
            <text:p>3,07</text:p>
          </table:table-cell>
          <table:table-cell office:value-type="float" office:value="1693530055567" calcext:value-type="float">
            <text:p>16935300555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9" calcext:value-type="float">
            <text:p>3,09</text:p>
          </table:table-cell>
          <table:table-cell office:value-type="float" office:value="1693530055667" calcext:value-type="float">
            <text:p>16935300556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7" calcext:value-type="float">
            <text:p>3,07</text:p>
          </table:table-cell>
          <table:table-cell office:value-type="float" office:value="1693530055767" calcext:value-type="float">
            <text:p>16935300557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" calcext:value-type="float">
            <text:p>3,1</text:p>
          </table:table-cell>
          <table:table-cell office:value-type="float" office:value="1693530055867" calcext:value-type="float">
            <text:p>16935300558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6" calcext:value-type="float">
            <text:p>3,06</text:p>
          </table:table-cell>
          <table:table-cell office:value-type="float" office:value="1693530055967" calcext:value-type="float">
            <text:p>16935300559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" calcext:value-type="float">
            <text:p>3,1</text:p>
          </table:table-cell>
          <table:table-cell office:value-type="float" office:value="1693530056067" calcext:value-type="float">
            <text:p>16935300560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9" calcext:value-type="float">
            <text:p>3,09</text:p>
          </table:table-cell>
          <table:table-cell office:value-type="float" office:value="1693530056167" calcext:value-type="float">
            <text:p>16935300561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9" calcext:value-type="float">
            <text:p>3,09</text:p>
          </table:table-cell>
          <table:table-cell office:value-type="float" office:value="1693530056267" calcext:value-type="float">
            <text:p>16935300562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6" calcext:value-type="float">
            <text:p>3,06</text:p>
          </table:table-cell>
          <table:table-cell office:value-type="float" office:value="1693530056367" calcext:value-type="float">
            <text:p>16935300563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8" calcext:value-type="float">
            <text:p>3,08</text:p>
          </table:table-cell>
          <table:table-cell office:value-type="float" office:value="1693530056467" calcext:value-type="float">
            <text:p>16935300564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7" calcext:value-type="float">
            <text:p>3,07</text:p>
          </table:table-cell>
          <table:table-cell office:value-type="float" office:value="1693530056567" calcext:value-type="float">
            <text:p>16935300565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1" calcext:value-type="float">
            <text:p>3,11</text:p>
          </table:table-cell>
          <table:table-cell office:value-type="float" office:value="1693530056667" calcext:value-type="float">
            <text:p>16935300566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1" calcext:value-type="float">
            <text:p>3,11</text:p>
          </table:table-cell>
          <table:table-cell office:value-type="float" office:value="1693530056767" calcext:value-type="float">
            <text:p>16935300567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8" calcext:value-type="float">
            <text:p>3,08</text:p>
          </table:table-cell>
          <table:table-cell office:value-type="float" office:value="1693530056867" calcext:value-type="float">
            <text:p>16935300568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" calcext:value-type="float">
            <text:p>3,1</text:p>
          </table:table-cell>
          <table:table-cell office:value-type="float" office:value="1693530056967" calcext:value-type="float">
            <text:p>16935300569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5" calcext:value-type="float">
            <text:p>3,05</text:p>
          </table:table-cell>
          <table:table-cell office:value-type="float" office:value="1693530057067" calcext:value-type="float">
            <text:p>16935300570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3" calcext:value-type="float">
            <text:p>3,03</text:p>
          </table:table-cell>
          <table:table-cell office:value-type="float" office:value="1693530057167" calcext:value-type="float">
            <text:p>16935300571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8" calcext:value-type="float">
            <text:p>3,08</text:p>
          </table:table-cell>
          <table:table-cell office:value-type="float" office:value="1693530057267" calcext:value-type="float">
            <text:p>16935300572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8" calcext:value-type="float">
            <text:p>3,08</text:p>
          </table:table-cell>
          <table:table-cell office:value-type="float" office:value="1693530057367" calcext:value-type="float">
            <text:p>16935300573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7" calcext:value-type="float">
            <text:p>3,07</text:p>
          </table:table-cell>
          <table:table-cell office:value-type="float" office:value="1693530057467" calcext:value-type="float">
            <text:p>16935300574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7" calcext:value-type="float">
            <text:p>3,07</text:p>
          </table:table-cell>
          <table:table-cell office:value-type="float" office:value="1693530057567" calcext:value-type="float">
            <text:p>16935300575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8" calcext:value-type="float">
            <text:p>3,08</text:p>
          </table:table-cell>
          <table:table-cell office:value-type="float" office:value="1693530057667" calcext:value-type="float">
            <text:p>16935300576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8" calcext:value-type="float">
            <text:p>3,08</text:p>
          </table:table-cell>
          <table:table-cell office:value-type="float" office:value="1693530057767" calcext:value-type="float">
            <text:p>16935300577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7" calcext:value-type="float">
            <text:p>3,07</text:p>
          </table:table-cell>
          <table:table-cell office:value-type="float" office:value="1693530057867" calcext:value-type="float">
            <text:p>16935300578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8" calcext:value-type="float">
            <text:p>3,08</text:p>
          </table:table-cell>
          <table:table-cell office:value-type="float" office:value="1693530057967" calcext:value-type="float">
            <text:p>16935300579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7" calcext:value-type="float">
            <text:p>3,07</text:p>
          </table:table-cell>
          <table:table-cell office:value-type="float" office:value="1693530058067" calcext:value-type="float">
            <text:p>16935300580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8" calcext:value-type="float">
            <text:p>3,08</text:p>
          </table:table-cell>
          <table:table-cell office:value-type="float" office:value="1693530058167" calcext:value-type="float">
            <text:p>16935300581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8" calcext:value-type="float">
            <text:p>3,08</text:p>
          </table:table-cell>
          <table:table-cell office:value-type="float" office:value="1693530058267" calcext:value-type="float">
            <text:p>16935300582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7" calcext:value-type="float">
            <text:p>3,07</text:p>
          </table:table-cell>
          <table:table-cell office:value-type="float" office:value="1693530058367" calcext:value-type="float">
            <text:p>16935300583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5" calcext:value-type="float">
            <text:p>3,05</text:p>
          </table:table-cell>
          <table:table-cell office:value-type="float" office:value="1693530058467" calcext:value-type="float">
            <text:p>16935300584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7" calcext:value-type="float">
            <text:p>3,07</text:p>
          </table:table-cell>
          <table:table-cell office:value-type="float" office:value="1693530058567" calcext:value-type="float">
            <text:p>16935300585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5" calcext:value-type="float">
            <text:p>3,05</text:p>
          </table:table-cell>
          <table:table-cell office:value-type="float" office:value="1693530058667" calcext:value-type="float">
            <text:p>16935300586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" calcext:value-type="float">
            <text:p>3,1</text:p>
          </table:table-cell>
          <table:table-cell office:value-type="float" office:value="1693530058767" calcext:value-type="float">
            <text:p>16935300587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8" calcext:value-type="float">
            <text:p>3,08</text:p>
          </table:table-cell>
          <table:table-cell office:value-type="float" office:value="1693530058868" calcext:value-type="float">
            <text:p>169353005886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6" calcext:value-type="float">
            <text:p>3,06</text:p>
          </table:table-cell>
          <table:table-cell office:value-type="float" office:value="1693530058967" calcext:value-type="float">
            <text:p>16935300589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" calcext:value-type="float">
            <text:p>3,1</text:p>
          </table:table-cell>
          <table:table-cell office:value-type="float" office:value="1693530059067" calcext:value-type="float">
            <text:p>16935300590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8" calcext:value-type="float">
            <text:p>3,08</text:p>
          </table:table-cell>
          <table:table-cell office:value-type="float" office:value="1693530059167" calcext:value-type="float">
            <text:p>16935300591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8" calcext:value-type="float">
            <text:p>3,08</text:p>
          </table:table-cell>
          <table:table-cell office:value-type="float" office:value="1693530059267" calcext:value-type="float">
            <text:p>16935300592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4" calcext:value-type="float">
            <text:p>3,04</text:p>
          </table:table-cell>
          <table:table-cell office:value-type="float" office:value="1693530059367" calcext:value-type="float">
            <text:p>16935300593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8" calcext:value-type="float">
            <text:p>3,08</text:p>
          </table:table-cell>
          <table:table-cell office:value-type="float" office:value="1693530059467" calcext:value-type="float">
            <text:p>16935300594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6" calcext:value-type="float">
            <text:p>3,06</text:p>
          </table:table-cell>
          <table:table-cell office:value-type="float" office:value="1693530059567" calcext:value-type="float">
            <text:p>16935300595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7" calcext:value-type="float">
            <text:p>3,07</text:p>
          </table:table-cell>
          <table:table-cell office:value-type="float" office:value="1693530059667" calcext:value-type="float">
            <text:p>16935300596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7" calcext:value-type="float">
            <text:p>3,07</text:p>
          </table:table-cell>
          <table:table-cell office:value-type="float" office:value="1693530059767" calcext:value-type="float">
            <text:p>16935300597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" calcext:value-type="float">
            <text:p>3,1</text:p>
          </table:table-cell>
          <table:table-cell office:value-type="float" office:value="1693530059867" calcext:value-type="float">
            <text:p>16935300598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6" calcext:value-type="float">
            <text:p>3,06</text:p>
          </table:table-cell>
          <table:table-cell office:value-type="float" office:value="1693530059967" calcext:value-type="float">
            <text:p>16935300599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1" calcext:value-type="float">
            <text:p>3,11</text:p>
          </table:table-cell>
          <table:table-cell office:value-type="float" office:value="1693530060067" calcext:value-type="float">
            <text:p>16935300600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6" calcext:value-type="float">
            <text:p>3,06</text:p>
          </table:table-cell>
          <table:table-cell office:value-type="float" office:value="1693530060167" calcext:value-type="float">
            <text:p>16935300601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8" calcext:value-type="float">
            <text:p>3,08</text:p>
          </table:table-cell>
          <table:table-cell office:value-type="float" office:value="1693530060267" calcext:value-type="float">
            <text:p>16935300602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9" calcext:value-type="float">
            <text:p>3,09</text:p>
          </table:table-cell>
          <table:table-cell office:value-type="float" office:value="1693530060367" calcext:value-type="float">
            <text:p>16935300603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6" calcext:value-type="float">
            <text:p>3,06</text:p>
          </table:table-cell>
          <table:table-cell office:value-type="float" office:value="1693530060468" calcext:value-type="float">
            <text:p>169353006046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5" calcext:value-type="float">
            <text:p>3,05</text:p>
          </table:table-cell>
          <table:table-cell office:value-type="float" office:value="1693530060567" calcext:value-type="float">
            <text:p>16935300605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1" calcext:value-type="float">
            <text:p>3,11</text:p>
          </table:table-cell>
          <table:table-cell office:value-type="float" office:value="1693530060667" calcext:value-type="float">
            <text:p>16935300606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9" calcext:value-type="float">
            <text:p>3,09</text:p>
          </table:table-cell>
          <table:table-cell office:value-type="float" office:value="1693530060767" calcext:value-type="float">
            <text:p>16935300607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5" calcext:value-type="float">
            <text:p>3,05</text:p>
          </table:table-cell>
          <table:table-cell office:value-type="float" office:value="1693530060867" calcext:value-type="float">
            <text:p>16935300608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4" calcext:value-type="float">
            <text:p>3,04</text:p>
          </table:table-cell>
          <table:table-cell office:value-type="float" office:value="1693530060967" calcext:value-type="float">
            <text:p>16935300609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1" calcext:value-type="float">
            <text:p>3,11</text:p>
          </table:table-cell>
          <table:table-cell office:value-type="float" office:value="1693530061067" calcext:value-type="float">
            <text:p>16935300610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5" calcext:value-type="float">
            <text:p>3,05</text:p>
          </table:table-cell>
          <table:table-cell office:value-type="float" office:value="1693530061168" calcext:value-type="float">
            <text:p>169353006116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8" calcext:value-type="float">
            <text:p>3,08</text:p>
          </table:table-cell>
          <table:table-cell office:value-type="float" office:value="1693530061267" calcext:value-type="float">
            <text:p>16935300612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5" calcext:value-type="float">
            <text:p>3,05</text:p>
          </table:table-cell>
          <table:table-cell office:value-type="float" office:value="1693530061367" calcext:value-type="float">
            <text:p>16935300613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6" calcext:value-type="float">
            <text:p>3,06</text:p>
          </table:table-cell>
          <table:table-cell office:value-type="float" office:value="1693530061467" calcext:value-type="float">
            <text:p>16935300614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9" calcext:value-type="float">
            <text:p>3,09</text:p>
          </table:table-cell>
          <table:table-cell office:value-type="float" office:value="1693530061567" calcext:value-type="float">
            <text:p>16935300615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1" calcext:value-type="float">
            <text:p>3,11</text:p>
          </table:table-cell>
          <table:table-cell office:value-type="float" office:value="1693530061667" calcext:value-type="float">
            <text:p>16935300616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8" calcext:value-type="float">
            <text:p>3,08</text:p>
          </table:table-cell>
          <table:table-cell office:value-type="float" office:value="1693530061767" calcext:value-type="float">
            <text:p>16935300617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5" calcext:value-type="float">
            <text:p>3,05</text:p>
          </table:table-cell>
          <table:table-cell office:value-type="float" office:value="1693530061867" calcext:value-type="float">
            <text:p>16935300618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5" calcext:value-type="float">
            <text:p>3,05</text:p>
          </table:table-cell>
          <table:table-cell office:value-type="float" office:value="1693530061967" calcext:value-type="float">
            <text:p>16935300619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9" calcext:value-type="float">
            <text:p>3,09</text:p>
          </table:table-cell>
          <table:table-cell office:value-type="float" office:value="1693530062067" calcext:value-type="float">
            <text:p>16935300620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" calcext:value-type="float">
            <text:p>3,1</text:p>
          </table:table-cell>
          <table:table-cell office:value-type="float" office:value="1693530062167" calcext:value-type="float">
            <text:p>16935300621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6" calcext:value-type="float">
            <text:p>3,06</text:p>
          </table:table-cell>
          <table:table-cell office:value-type="float" office:value="1693530062267" calcext:value-type="float">
            <text:p>16935300622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7" calcext:value-type="float">
            <text:p>3,07</text:p>
          </table:table-cell>
          <table:table-cell office:value-type="float" office:value="1693530062367" calcext:value-type="float">
            <text:p>16935300623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3" calcext:value-type="float">
            <text:p>3,03</text:p>
          </table:table-cell>
          <table:table-cell office:value-type="float" office:value="1693530062467" calcext:value-type="float">
            <text:p>16935300624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8" calcext:value-type="float">
            <text:p>3,08</text:p>
          </table:table-cell>
          <table:table-cell office:value-type="float" office:value="1693530062567" calcext:value-type="float">
            <text:p>16935300625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5" calcext:value-type="float">
            <text:p>3,05</text:p>
          </table:table-cell>
          <table:table-cell office:value-type="float" office:value="1693530062667" calcext:value-type="float">
            <text:p>16935300626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4" calcext:value-type="float">
            <text:p>3,04</text:p>
          </table:table-cell>
          <table:table-cell office:value-type="float" office:value="1693530062767" calcext:value-type="float">
            <text:p>16935300627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3" calcext:value-type="float">
            <text:p>3,13</text:p>
          </table:table-cell>
          <table:table-cell office:value-type="float" office:value="1693530062867" calcext:value-type="float">
            <text:p>16935300628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7" calcext:value-type="float">
            <text:p>3,07</text:p>
          </table:table-cell>
          <table:table-cell office:value-type="float" office:value="1693530062967" calcext:value-type="float">
            <text:p>16935300629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8" calcext:value-type="float">
            <text:p>3,08</text:p>
          </table:table-cell>
          <table:table-cell office:value-type="float" office:value="1693530063067" calcext:value-type="float">
            <text:p>16935300630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9" calcext:value-type="float">
            <text:p>3,09</text:p>
          </table:table-cell>
          <table:table-cell office:value-type="float" office:value="1693530063167" calcext:value-type="float">
            <text:p>16935300631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7" calcext:value-type="float">
            <text:p>3,07</text:p>
          </table:table-cell>
          <table:table-cell office:value-type="float" office:value="1693530063267" calcext:value-type="float">
            <text:p>16935300632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9" calcext:value-type="float">
            <text:p>3,09</text:p>
          </table:table-cell>
          <table:table-cell office:value-type="float" office:value="1693530063367" calcext:value-type="float">
            <text:p>16935300633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" calcext:value-type="float">
            <text:p>3,1</text:p>
          </table:table-cell>
          <table:table-cell office:value-type="float" office:value="1693530063467" calcext:value-type="float">
            <text:p>16935300634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4" calcext:value-type="float">
            <text:p>3,04</text:p>
          </table:table-cell>
          <table:table-cell office:value-type="float" office:value="1693530063567" calcext:value-type="float">
            <text:p>16935300635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6" calcext:value-type="float">
            <text:p>3,06</text:p>
          </table:table-cell>
          <table:table-cell office:value-type="float" office:value="1693530063668" calcext:value-type="float">
            <text:p>169353006366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8" calcext:value-type="float">
            <text:p>3,08</text:p>
          </table:table-cell>
          <table:table-cell office:value-type="float" office:value="1693530063767" calcext:value-type="float">
            <text:p>16935300637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4" calcext:value-type="float">
            <text:p>3,04</text:p>
          </table:table-cell>
          <table:table-cell office:value-type="float" office:value="1693530063867" calcext:value-type="float">
            <text:p>16935300638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" calcext:value-type="float">
            <text:p>3,1</text:p>
          </table:table-cell>
          <table:table-cell office:value-type="float" office:value="1693530063967" calcext:value-type="float">
            <text:p>16935300639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9" calcext:value-type="float">
            <text:p>3,09</text:p>
          </table:table-cell>
          <table:table-cell office:value-type="float" office:value="1693530064067" calcext:value-type="float">
            <text:p>16935300640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7" calcext:value-type="float">
            <text:p>3,07</text:p>
          </table:table-cell>
          <table:table-cell office:value-type="float" office:value="1693530064167" calcext:value-type="float">
            <text:p>16935300641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1" calcext:value-type="float">
            <text:p>3,11</text:p>
          </table:table-cell>
          <table:table-cell office:value-type="float" office:value="1693530064267" calcext:value-type="float">
            <text:p>16935300642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4" calcext:value-type="float">
            <text:p>3,04</text:p>
          </table:table-cell>
          <table:table-cell office:value-type="float" office:value="1693530064367" calcext:value-type="float">
            <text:p>16935300643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7" calcext:value-type="float">
            <text:p>3,07</text:p>
          </table:table-cell>
          <table:table-cell office:value-type="float" office:value="1693530064467" calcext:value-type="float">
            <text:p>16935300644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8" calcext:value-type="float">
            <text:p>3,08</text:p>
          </table:table-cell>
          <table:table-cell office:value-type="float" office:value="1693530064568" calcext:value-type="float">
            <text:p>169353006456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6" calcext:value-type="float">
            <text:p>3,06</text:p>
          </table:table-cell>
          <table:table-cell office:value-type="float" office:value="1693530064667" calcext:value-type="float">
            <text:p>16935300646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5" calcext:value-type="float">
            <text:p>3,05</text:p>
          </table:table-cell>
          <table:table-cell office:value-type="float" office:value="1693530064767" calcext:value-type="float">
            <text:p>16935300647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" calcext:value-type="float">
            <text:p>3,1</text:p>
          </table:table-cell>
          <table:table-cell office:value-type="float" office:value="1693530064867" calcext:value-type="float">
            <text:p>16935300648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7" calcext:value-type="float">
            <text:p>3,07</text:p>
          </table:table-cell>
          <table:table-cell office:value-type="float" office:value="1693530064968" calcext:value-type="float">
            <text:p>169353006496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7" calcext:value-type="float">
            <text:p>3,07</text:p>
          </table:table-cell>
          <table:table-cell office:value-type="float" office:value="1693530065068" calcext:value-type="float">
            <text:p>169353006506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5" calcext:value-type="float">
            <text:p>3,05</text:p>
          </table:table-cell>
          <table:table-cell office:value-type="float" office:value="1693530065168" calcext:value-type="float">
            <text:p>169353006516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8" calcext:value-type="float">
            <text:p>3,08</text:p>
          </table:table-cell>
          <table:table-cell office:value-type="float" office:value="1693530065267" calcext:value-type="float">
            <text:p>16935300652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8" calcext:value-type="float">
            <text:p>3,08</text:p>
          </table:table-cell>
          <table:table-cell office:value-type="float" office:value="1693530065367" calcext:value-type="float">
            <text:p>16935300653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" calcext:value-type="float">
            <text:p>3,1</text:p>
          </table:table-cell>
          <table:table-cell office:value-type="float" office:value="1693530065468" calcext:value-type="float">
            <text:p>169353006546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2" calcext:value-type="float">
            <text:p>3,02</text:p>
          </table:table-cell>
          <table:table-cell office:value-type="float" office:value="1693530065568" calcext:value-type="float">
            <text:p>169353006556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" calcext:value-type="float">
            <text:p>3,1</text:p>
          </table:table-cell>
          <table:table-cell office:value-type="float" office:value="1693530065667" calcext:value-type="float">
            <text:p>16935300656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4" calcext:value-type="float">
            <text:p>3,04</text:p>
          </table:table-cell>
          <table:table-cell office:value-type="float" office:value="1693530065768" calcext:value-type="float">
            <text:p>169353006576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9" calcext:value-type="float">
            <text:p>3,09</text:p>
          </table:table-cell>
          <table:table-cell office:value-type="float" office:value="1693530065867" calcext:value-type="float">
            <text:p>16935300658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9" calcext:value-type="float">
            <text:p>3,09</text:p>
          </table:table-cell>
          <table:table-cell office:value-type="float" office:value="1693530065967" calcext:value-type="float">
            <text:p>16935300659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9" calcext:value-type="float">
            <text:p>3,09</text:p>
          </table:table-cell>
          <table:table-cell office:value-type="float" office:value="1693530066067" calcext:value-type="float">
            <text:p>16935300660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8" calcext:value-type="float">
            <text:p>3,08</text:p>
          </table:table-cell>
          <table:table-cell office:value-type="float" office:value="1693530066168" calcext:value-type="float">
            <text:p>169353006616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9" calcext:value-type="float">
            <text:p>3,09</text:p>
          </table:table-cell>
          <table:table-cell office:value-type="float" office:value="1693530066267" calcext:value-type="float">
            <text:p>16935300662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9" calcext:value-type="float">
            <text:p>3,09</text:p>
          </table:table-cell>
          <table:table-cell office:value-type="float" office:value="1693530066367" calcext:value-type="float">
            <text:p>16935300663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8" calcext:value-type="float">
            <text:p>3,08</text:p>
          </table:table-cell>
          <table:table-cell office:value-type="float" office:value="1693530066468" calcext:value-type="float">
            <text:p>169353006646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9" calcext:value-type="float">
            <text:p>3,09</text:p>
          </table:table-cell>
          <table:table-cell office:value-type="float" office:value="1693530066568" calcext:value-type="float">
            <text:p>169353006656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8" calcext:value-type="float">
            <text:p>3,08</text:p>
          </table:table-cell>
          <table:table-cell office:value-type="float" office:value="1693530066667" calcext:value-type="float">
            <text:p>16935300666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1" calcext:value-type="float">
            <text:p>3,11</text:p>
          </table:table-cell>
          <table:table-cell office:value-type="float" office:value="1693530066767" calcext:value-type="float">
            <text:p>16935300667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7" calcext:value-type="float">
            <text:p>3,07</text:p>
          </table:table-cell>
          <table:table-cell office:value-type="float" office:value="1693530066867" calcext:value-type="float">
            <text:p>16935300668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8" calcext:value-type="float">
            <text:p>3,08</text:p>
          </table:table-cell>
          <table:table-cell office:value-type="float" office:value="1693530066967" calcext:value-type="float">
            <text:p>16935300669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" calcext:value-type="float">
            <text:p>3,1</text:p>
          </table:table-cell>
          <table:table-cell office:value-type="float" office:value="1693530067067" calcext:value-type="float">
            <text:p>16935300670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1" calcext:value-type="float">
            <text:p>3,11</text:p>
          </table:table-cell>
          <table:table-cell office:value-type="float" office:value="1693530067168" calcext:value-type="float">
            <text:p>169353006716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7" calcext:value-type="float">
            <text:p>3,07</text:p>
          </table:table-cell>
          <table:table-cell office:value-type="float" office:value="1693530067267" calcext:value-type="float">
            <text:p>16935300672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" calcext:value-type="float">
            <text:p>3,1</text:p>
          </table:table-cell>
          <table:table-cell office:value-type="float" office:value="1693530067367" calcext:value-type="float">
            <text:p>16935300673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1" calcext:value-type="float">
            <text:p>3,11</text:p>
          </table:table-cell>
          <table:table-cell office:value-type="float" office:value="1693530067467" calcext:value-type="float">
            <text:p>16935300674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7" calcext:value-type="float">
            <text:p>3,07</text:p>
          </table:table-cell>
          <table:table-cell office:value-type="float" office:value="1693530067567" calcext:value-type="float">
            <text:p>16935300675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4" calcext:value-type="float">
            <text:p>3,04</text:p>
          </table:table-cell>
          <table:table-cell office:value-type="float" office:value="1693530067668" calcext:value-type="float">
            <text:p>169353006766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4" calcext:value-type="float">
            <text:p>3,04</text:p>
          </table:table-cell>
          <table:table-cell office:value-type="float" office:value="1693530067768" calcext:value-type="float">
            <text:p>169353006776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9" calcext:value-type="float">
            <text:p>3,09</text:p>
          </table:table-cell>
          <table:table-cell office:value-type="float" office:value="1693530067868" calcext:value-type="float">
            <text:p>169353006786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8" calcext:value-type="float">
            <text:p>3,08</text:p>
          </table:table-cell>
          <table:table-cell office:value-type="float" office:value="1693530067967" calcext:value-type="float">
            <text:p>16935300679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8" calcext:value-type="float">
            <text:p>3,08</text:p>
          </table:table-cell>
          <table:table-cell office:value-type="float" office:value="1693530068067" calcext:value-type="float">
            <text:p>16935300680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8" calcext:value-type="float">
            <text:p>3,08</text:p>
          </table:table-cell>
          <table:table-cell office:value-type="float" office:value="1693530068168" calcext:value-type="float">
            <text:p>169353006816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" calcext:value-type="float">
            <text:p>3,1</text:p>
          </table:table-cell>
          <table:table-cell office:value-type="float" office:value="1693530068268" calcext:value-type="float">
            <text:p>169353006826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9" calcext:value-type="float">
            <text:p>3,09</text:p>
          </table:table-cell>
          <table:table-cell office:value-type="float" office:value="1693530068368" calcext:value-type="float">
            <text:p>169353006836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7" calcext:value-type="float">
            <text:p>3,07</text:p>
          </table:table-cell>
          <table:table-cell office:value-type="float" office:value="1693530068467" calcext:value-type="float">
            <text:p>16935300684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7" calcext:value-type="float">
            <text:p>3,07</text:p>
          </table:table-cell>
          <table:table-cell office:value-type="float" office:value="1693530068568" calcext:value-type="float">
            <text:p>169353006856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" calcext:value-type="float">
            <text:p>3,1</text:p>
          </table:table-cell>
          <table:table-cell office:value-type="float" office:value="1693530068668" calcext:value-type="float">
            <text:p>169353006866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9" calcext:value-type="float">
            <text:p>3,09</text:p>
          </table:table-cell>
          <table:table-cell office:value-type="float" office:value="1693530068768" calcext:value-type="float">
            <text:p>169353006876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8" calcext:value-type="float">
            <text:p>3,08</text:p>
          </table:table-cell>
          <table:table-cell office:value-type="float" office:value="1693530068868" calcext:value-type="float">
            <text:p>169353006886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7" calcext:value-type="float">
            <text:p>3,07</text:p>
          </table:table-cell>
          <table:table-cell office:value-type="float" office:value="1693530068967" calcext:value-type="float">
            <text:p>16935300689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7" calcext:value-type="float">
            <text:p>3,07</text:p>
          </table:table-cell>
          <table:table-cell office:value-type="float" office:value="1693530069067" calcext:value-type="float">
            <text:p>16935300690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5" calcext:value-type="float">
            <text:p>3,05</text:p>
          </table:table-cell>
          <table:table-cell office:value-type="float" office:value="1693530069168" calcext:value-type="float">
            <text:p>169353006916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3" calcext:value-type="float">
            <text:p>3,03</text:p>
          </table:table-cell>
          <table:table-cell office:value-type="float" office:value="1693530069268" calcext:value-type="float">
            <text:p>169353006926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1" calcext:value-type="float">
            <text:p>3,11</text:p>
          </table:table-cell>
          <table:table-cell office:value-type="float" office:value="1693530069368" calcext:value-type="float">
            <text:p>169353006936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4" calcext:value-type="float">
            <text:p>3,04</text:p>
          </table:table-cell>
          <table:table-cell office:value-type="float" office:value="1693530069468" calcext:value-type="float">
            <text:p>169353006946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5" calcext:value-type="float">
            <text:p>3,05</text:p>
          </table:table-cell>
          <table:table-cell office:value-type="float" office:value="1693530069568" calcext:value-type="float">
            <text:p>169353006956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" calcext:value-type="float">
            <text:p>3,1</text:p>
          </table:table-cell>
          <table:table-cell office:value-type="float" office:value="1693530069668" calcext:value-type="float">
            <text:p>169353006966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8" calcext:value-type="float">
            <text:p>3,08</text:p>
          </table:table-cell>
          <table:table-cell office:value-type="float" office:value="1693530069767" calcext:value-type="float">
            <text:p>16935300697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6" calcext:value-type="float">
            <text:p>3,06</text:p>
          </table:table-cell>
          <table:table-cell office:value-type="float" office:value="1693530069868" calcext:value-type="float">
            <text:p>169353006986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6" calcext:value-type="float">
            <text:p>3,06</text:p>
          </table:table-cell>
          <table:table-cell office:value-type="float" office:value="1693530069968" calcext:value-type="float">
            <text:p>169353006996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8" calcext:value-type="float">
            <text:p>3,08</text:p>
          </table:table-cell>
          <table:table-cell office:value-type="float" office:value="1693530070067" calcext:value-type="float">
            <text:p>16935300700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" calcext:value-type="float">
            <text:p>3,1</text:p>
          </table:table-cell>
          <table:table-cell office:value-type="float" office:value="1693530070167" calcext:value-type="float">
            <text:p>16935300701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8" calcext:value-type="float">
            <text:p>3,08</text:p>
          </table:table-cell>
          <table:table-cell office:value-type="float" office:value="1693530070267" calcext:value-type="float">
            <text:p>1693530070267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5" calcext:value-type="float">
            <text:p>3,05</text:p>
          </table:table-cell>
          <table:table-cell office:value-type="float" office:value="1693530070368" calcext:value-type="float">
            <text:p>169353007036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6" calcext:value-type="float">
            <text:p>3,06</text:p>
          </table:table-cell>
          <table:table-cell office:value-type="float" office:value="1693530070468" calcext:value-type="float">
            <text:p>169353007046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4" calcext:value-type="float">
            <text:p>3,04</text:p>
          </table:table-cell>
          <table:table-cell office:value-type="float" office:value="1693530070568" calcext:value-type="float">
            <text:p>169353007056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" calcext:value-type="float">
            <text:p>3,1</text:p>
          </table:table-cell>
          <table:table-cell office:value-type="float" office:value="1693530070668" calcext:value-type="float">
            <text:p>169353007066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8" calcext:value-type="float">
            <text:p>3,08</text:p>
          </table:table-cell>
          <table:table-cell office:value-type="float" office:value="1693530070768" calcext:value-type="float">
            <text:p>169353007076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9" calcext:value-type="float">
            <text:p>3,09</text:p>
          </table:table-cell>
          <table:table-cell office:value-type="float" office:value="1693530070868" calcext:value-type="float">
            <text:p>169353007086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7" calcext:value-type="float">
            <text:p>3,07</text:p>
          </table:table-cell>
          <table:table-cell office:value-type="float" office:value="1693530070968" calcext:value-type="float">
            <text:p>169353007096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9" calcext:value-type="float">
            <text:p>3,09</text:p>
          </table:table-cell>
          <table:table-cell office:value-type="float" office:value="1693530071068" calcext:value-type="float">
            <text:p>169353007106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8" calcext:value-type="float">
            <text:p>3,08</text:p>
          </table:table-cell>
          <table:table-cell office:value-type="float" office:value="1693530071168" calcext:value-type="float">
            <text:p>169353007116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5" calcext:value-type="float">
            <text:p>3,05</text:p>
          </table:table-cell>
          <table:table-cell office:value-type="float" office:value="1693530071268" calcext:value-type="float">
            <text:p>169353007126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6" calcext:value-type="float">
            <text:p>3,06</text:p>
          </table:table-cell>
          <table:table-cell office:value-type="float" office:value="1693530071368" calcext:value-type="float">
            <text:p>169353007136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8" calcext:value-type="float">
            <text:p>3,08</text:p>
          </table:table-cell>
          <table:table-cell office:value-type="float" office:value="1693530071468" calcext:value-type="float">
            <text:p>169353007146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" calcext:value-type="float">
            <text:p>3,1</text:p>
          </table:table-cell>
          <table:table-cell office:value-type="float" office:value="1693530071568" calcext:value-type="float">
            <text:p>169353007156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8" calcext:value-type="float">
            <text:p>3,08</text:p>
          </table:table-cell>
          <table:table-cell office:value-type="float" office:value="1693530071768" calcext:value-type="float">
            <text:p>169353007176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4" calcext:value-type="float">
            <text:p>3,04</text:p>
          </table:table-cell>
          <table:table-cell office:value-type="float" office:value="1693530071868" calcext:value-type="float">
            <text:p>169353007186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8" calcext:value-type="float">
            <text:p>3,08</text:p>
          </table:table-cell>
          <table:table-cell office:value-type="float" office:value="1693530071968" calcext:value-type="float">
            <text:p>169353007196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6" calcext:value-type="float">
            <text:p>3,06</text:p>
          </table:table-cell>
          <table:table-cell office:value-type="float" office:value="1693530072068" calcext:value-type="float">
            <text:p>169353007206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1" calcext:value-type="float">
            <text:p>3,11</text:p>
          </table:table-cell>
          <table:table-cell office:value-type="float" office:value="1693530072168" calcext:value-type="float">
            <text:p>169353007216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" calcext:value-type="float">
            <text:p>3,1</text:p>
          </table:table-cell>
          <table:table-cell office:value-type="float" office:value="1693530072268" calcext:value-type="float">
            <text:p>169353007226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8" calcext:value-type="float">
            <text:p>3,08</text:p>
          </table:table-cell>
          <table:table-cell office:value-type="float" office:value="1693530072368" calcext:value-type="float">
            <text:p>169353007236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1" calcext:value-type="float">
            <text:p>3,11</text:p>
          </table:table-cell>
          <table:table-cell office:value-type="float" office:value="1693530072468" calcext:value-type="float">
            <text:p>169353007246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6" calcext:value-type="float">
            <text:p>3,06</text:p>
          </table:table-cell>
          <table:table-cell office:value-type="float" office:value="1693530072568" calcext:value-type="float">
            <text:p>169353007256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7" calcext:value-type="float">
            <text:p>3,07</text:p>
          </table:table-cell>
          <table:table-cell office:value-type="float" office:value="1693530072668" calcext:value-type="float">
            <text:p>169353007266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6" calcext:value-type="float">
            <text:p>3,06</text:p>
          </table:table-cell>
          <table:table-cell office:value-type="float" office:value="1693530072768" calcext:value-type="float">
            <text:p>169353007276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9" calcext:value-type="float">
            <text:p>3,09</text:p>
          </table:table-cell>
          <table:table-cell office:value-type="float" office:value="1693530072868" calcext:value-type="float">
            <text:p>169353007286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8" calcext:value-type="float">
            <text:p>3,08</text:p>
          </table:table-cell>
          <table:table-cell office:value-type="float" office:value="1693530072968" calcext:value-type="float">
            <text:p>169353007296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7" calcext:value-type="float">
            <text:p>3,07</text:p>
          </table:table-cell>
          <table:table-cell office:value-type="float" office:value="1693530073068" calcext:value-type="float">
            <text:p>169353007306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7" calcext:value-type="float">
            <text:p>3,07</text:p>
          </table:table-cell>
          <table:table-cell office:value-type="float" office:value="1693530073168" calcext:value-type="float">
            <text:p>169353007316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4" calcext:value-type="float">
            <text:p>3,04</text:p>
          </table:table-cell>
          <table:table-cell office:value-type="float" office:value="1693530073268" calcext:value-type="float">
            <text:p>169353007326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" calcext:value-type="float">
            <text:p>3,1</text:p>
          </table:table-cell>
          <table:table-cell office:value-type="float" office:value="1693530073368" calcext:value-type="float">
            <text:p>169353007336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6" calcext:value-type="float">
            <text:p>3,06</text:p>
          </table:table-cell>
          <table:table-cell office:value-type="float" office:value="1693530073468" calcext:value-type="float">
            <text:p>169353007346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8" calcext:value-type="float">
            <text:p>3,08</text:p>
          </table:table-cell>
          <table:table-cell office:value-type="float" office:value="1693530073568" calcext:value-type="float">
            <text:p>169353007356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6" calcext:value-type="float">
            <text:p>3,06</text:p>
          </table:table-cell>
          <table:table-cell office:value-type="float" office:value="1693530073668" calcext:value-type="float">
            <text:p>169353007366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9" calcext:value-type="float">
            <text:p>3,09</text:p>
          </table:table-cell>
          <table:table-cell office:value-type="float" office:value="1693530073768" calcext:value-type="float">
            <text:p>169353007376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7" calcext:value-type="float">
            <text:p>3,07</text:p>
          </table:table-cell>
          <table:table-cell office:value-type="float" office:value="1693530073868" calcext:value-type="float">
            <text:p>169353007386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2" calcext:value-type="float">
            <text:p>3,12</text:p>
          </table:table-cell>
          <table:table-cell office:value-type="float" office:value="1693530073968" calcext:value-type="float">
            <text:p>169353007396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8" calcext:value-type="float">
            <text:p>3,08</text:p>
          </table:table-cell>
          <table:table-cell office:value-type="float" office:value="1693530074068" calcext:value-type="float">
            <text:p>169353007406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1" calcext:value-type="float">
            <text:p>3,11</text:p>
          </table:table-cell>
          <table:table-cell office:value-type="float" office:value="1693530074168" calcext:value-type="float">
            <text:p>169353007416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9" calcext:value-type="float">
            <text:p>3,09</text:p>
          </table:table-cell>
          <table:table-cell office:value-type="float" office:value="1693530074268" calcext:value-type="float">
            <text:p>169353007426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7" calcext:value-type="float">
            <text:p>3,07</text:p>
          </table:table-cell>
          <table:table-cell office:value-type="float" office:value="1693530074368" calcext:value-type="float">
            <text:p>169353007436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5" calcext:value-type="float">
            <text:p>3,05</text:p>
          </table:table-cell>
          <table:table-cell office:value-type="float" office:value="1693530074468" calcext:value-type="float">
            <text:p>169353007446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6" calcext:value-type="float">
            <text:p>3,06</text:p>
          </table:table-cell>
          <table:table-cell office:value-type="float" office:value="1693530074568" calcext:value-type="float">
            <text:p>169353007456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7" calcext:value-type="float">
            <text:p>3,07</text:p>
          </table:table-cell>
          <table:table-cell office:value-type="float" office:value="1693530074668" calcext:value-type="float">
            <text:p>169353007466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" calcext:value-type="float">
            <text:p>3,1</text:p>
          </table:table-cell>
          <table:table-cell office:value-type="float" office:value="1693530074768" calcext:value-type="float">
            <text:p>169353007476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9" calcext:value-type="float">
            <text:p>3,09</text:p>
          </table:table-cell>
          <table:table-cell office:value-type="float" office:value="1693530074868" calcext:value-type="float">
            <text:p>169353007486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7" calcext:value-type="float">
            <text:p>3,07</text:p>
          </table:table-cell>
          <table:table-cell office:value-type="float" office:value="1693530074968" calcext:value-type="float">
            <text:p>169353007496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6" calcext:value-type="float">
            <text:p>3,06</text:p>
          </table:table-cell>
          <table:table-cell office:value-type="float" office:value="1693530075068" calcext:value-type="float">
            <text:p>169353007506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" calcext:value-type="float">
            <text:p>3,1</text:p>
          </table:table-cell>
          <table:table-cell office:value-type="float" office:value="1693530075168" calcext:value-type="float">
            <text:p>169353007516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6" calcext:value-type="float">
            <text:p>3,06</text:p>
          </table:table-cell>
          <table:table-cell office:value-type="float" office:value="1693530075268" calcext:value-type="float">
            <text:p>169353007526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5" calcext:value-type="float">
            <text:p>3,05</text:p>
          </table:table-cell>
          <table:table-cell office:value-type="float" office:value="1693530075368" calcext:value-type="float">
            <text:p>169353007536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1" calcext:value-type="float">
            <text:p>3,11</text:p>
          </table:table-cell>
          <table:table-cell office:value-type="float" office:value="1693530075468" calcext:value-type="float">
            <text:p>169353007546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" calcext:value-type="float">
            <text:p>3,1</text:p>
          </table:table-cell>
          <table:table-cell office:value-type="float" office:value="1693530075568" calcext:value-type="float">
            <text:p>169353007556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4" calcext:value-type="float">
            <text:p>3,04</text:p>
          </table:table-cell>
          <table:table-cell office:value-type="float" office:value="1693530075668" calcext:value-type="float">
            <text:p>169353007566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" calcext:value-type="float">
            <text:p>3,1</text:p>
          </table:table-cell>
          <table:table-cell office:value-type="float" office:value="1693530075768" calcext:value-type="float">
            <text:p>169353007576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7" calcext:value-type="float">
            <text:p>3,07</text:p>
          </table:table-cell>
          <table:table-cell office:value-type="float" office:value="1693530075868" calcext:value-type="float">
            <text:p>169353007586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7" calcext:value-type="float">
            <text:p>3,07</text:p>
          </table:table-cell>
          <table:table-cell office:value-type="float" office:value="1693530075968" calcext:value-type="float">
            <text:p>169353007596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1" calcext:value-type="float">
            <text:p>3,11</text:p>
          </table:table-cell>
          <table:table-cell office:value-type="float" office:value="1693530076068" calcext:value-type="float">
            <text:p>169353007606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8" calcext:value-type="float">
            <text:p>3,08</text:p>
          </table:table-cell>
          <table:table-cell office:value-type="float" office:value="1693530076168" calcext:value-type="float">
            <text:p>169353007616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6" calcext:value-type="float">
            <text:p>3,06</text:p>
          </table:table-cell>
          <table:table-cell office:value-type="float" office:value="1693530076268" calcext:value-type="float">
            <text:p>169353007626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8" calcext:value-type="float">
            <text:p>3,08</text:p>
          </table:table-cell>
          <table:table-cell office:value-type="float" office:value="1693530076368" calcext:value-type="float">
            <text:p>169353007636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9" calcext:value-type="float">
            <text:p>3,09</text:p>
          </table:table-cell>
          <table:table-cell office:value-type="float" office:value="1693530076468" calcext:value-type="float">
            <text:p>169353007646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9" calcext:value-type="float">
            <text:p>3,09</text:p>
          </table:table-cell>
          <table:table-cell office:value-type="float" office:value="1693530076568" calcext:value-type="float">
            <text:p>169353007656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6" calcext:value-type="float">
            <text:p>3,06</text:p>
          </table:table-cell>
          <table:table-cell office:value-type="float" office:value="1693530076668" calcext:value-type="float">
            <text:p>169353007666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9" calcext:value-type="float">
            <text:p>3,09</text:p>
          </table:table-cell>
          <table:table-cell office:value-type="float" office:value="1693530076768" calcext:value-type="float">
            <text:p>169353007676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6" calcext:value-type="float">
            <text:p>3,06</text:p>
          </table:table-cell>
          <table:table-cell office:value-type="float" office:value="1693530076868" calcext:value-type="float">
            <text:p>169353007686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9" calcext:value-type="float">
            <text:p>3,09</text:p>
          </table:table-cell>
          <table:table-cell office:value-type="float" office:value="1693530076968" calcext:value-type="float">
            <text:p>169353007696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5" calcext:value-type="float">
            <text:p>3,05</text:p>
          </table:table-cell>
          <table:table-cell office:value-type="float" office:value="1693530077068" calcext:value-type="float">
            <text:p>169353007706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1" calcext:value-type="float">
            <text:p>3,11</text:p>
          </table:table-cell>
          <table:table-cell office:value-type="float" office:value="1693530077168" calcext:value-type="float">
            <text:p>169353007716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8" calcext:value-type="float">
            <text:p>3,08</text:p>
          </table:table-cell>
          <table:table-cell office:value-type="float" office:value="1693530077268" calcext:value-type="float">
            <text:p>169353007726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9" calcext:value-type="float">
            <text:p>3,09</text:p>
          </table:table-cell>
          <table:table-cell office:value-type="float" office:value="1693530077368" calcext:value-type="float">
            <text:p>169353007736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9" calcext:value-type="float">
            <text:p>3,09</text:p>
          </table:table-cell>
          <table:table-cell office:value-type="float" office:value="1693530077468" calcext:value-type="float">
            <text:p>169353007746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" calcext:value-type="float">
            <text:p>3,1</text:p>
          </table:table-cell>
          <table:table-cell office:value-type="float" office:value="1693530077568" calcext:value-type="float">
            <text:p>169353007756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8" calcext:value-type="float">
            <text:p>3,08</text:p>
          </table:table-cell>
          <table:table-cell office:value-type="float" office:value="1693530077668" calcext:value-type="float">
            <text:p>169353007766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9" calcext:value-type="float">
            <text:p>3,09</text:p>
          </table:table-cell>
          <table:table-cell office:value-type="float" office:value="1693530077768" calcext:value-type="float">
            <text:p>169353007776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8" calcext:value-type="float">
            <text:p>3,08</text:p>
          </table:table-cell>
          <table:table-cell office:value-type="float" office:value="1693530077868" calcext:value-type="float">
            <text:p>169353007786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8" calcext:value-type="float">
            <text:p>3,08</text:p>
          </table:table-cell>
          <table:table-cell office:value-type="float" office:value="1693530077968" calcext:value-type="float">
            <text:p>169353007796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" calcext:value-type="float">
            <text:p>3,1</text:p>
          </table:table-cell>
          <table:table-cell office:value-type="float" office:value="1693530078068" calcext:value-type="float">
            <text:p>169353007806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6" calcext:value-type="float">
            <text:p>3,06</text:p>
          </table:table-cell>
          <table:table-cell office:value-type="float" office:value="1693530078168" calcext:value-type="float">
            <text:p>169353007816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6" calcext:value-type="float">
            <text:p>3,06</text:p>
          </table:table-cell>
          <table:table-cell office:value-type="float" office:value="1693530078268" calcext:value-type="float">
            <text:p>169353007826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" calcext:value-type="float">
            <text:p>3,1</text:p>
          </table:table-cell>
          <table:table-cell office:value-type="float" office:value="1693530078368" calcext:value-type="float">
            <text:p>169353007836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" calcext:value-type="float">
            <text:p>3,1</text:p>
          </table:table-cell>
          <table:table-cell office:value-type="float" office:value="1693530078468" calcext:value-type="float">
            <text:p>169353007846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" calcext:value-type="float">
            <text:p>3,1</text:p>
          </table:table-cell>
          <table:table-cell office:value-type="float" office:value="1693530078568" calcext:value-type="float">
            <text:p>169353007856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1" calcext:value-type="float">
            <text:p>3,11</text:p>
          </table:table-cell>
          <table:table-cell office:value-type="float" office:value="1693530078668" calcext:value-type="float">
            <text:p>169353007866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6" calcext:value-type="float">
            <text:p>3,06</text:p>
          </table:table-cell>
          <table:table-cell office:value-type="float" office:value="1693530078768" calcext:value-type="float">
            <text:p>169353007876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6" calcext:value-type="float">
            <text:p>3,06</text:p>
          </table:table-cell>
          <table:table-cell office:value-type="float" office:value="1693530078868" calcext:value-type="float">
            <text:p>169353007886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5" calcext:value-type="float">
            <text:p>3,05</text:p>
          </table:table-cell>
          <table:table-cell office:value-type="float" office:value="1693530078968" calcext:value-type="float">
            <text:p>169353007896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6" calcext:value-type="float">
            <text:p>3,06</text:p>
          </table:table-cell>
          <table:table-cell office:value-type="float" office:value="1693530079068" calcext:value-type="float">
            <text:p>169353007906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6" calcext:value-type="float">
            <text:p>3,06</text:p>
          </table:table-cell>
          <table:table-cell office:value-type="float" office:value="1693530079168" calcext:value-type="float">
            <text:p>169353007916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5" calcext:value-type="float">
            <text:p>3,05</text:p>
          </table:table-cell>
          <table:table-cell office:value-type="float" office:value="1693530079268" calcext:value-type="float">
            <text:p>169353007926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7" calcext:value-type="float">
            <text:p>3,07</text:p>
          </table:table-cell>
          <table:table-cell office:value-type="float" office:value="1693530079368" calcext:value-type="float">
            <text:p>169353007936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1" calcext:value-type="float">
            <text:p>3,11</text:p>
          </table:table-cell>
          <table:table-cell office:value-type="float" office:value="1693530079468" calcext:value-type="float">
            <text:p>169353007946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" calcext:value-type="float">
            <text:p>3,1</text:p>
          </table:table-cell>
          <table:table-cell office:value-type="float" office:value="1693530079568" calcext:value-type="float">
            <text:p>169353007956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7" calcext:value-type="float">
            <text:p>3,07</text:p>
          </table:table-cell>
          <table:table-cell office:value-type="float" office:value="1693530079668" calcext:value-type="float">
            <text:p>169353007966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9" calcext:value-type="float">
            <text:p>3,09</text:p>
          </table:table-cell>
          <table:table-cell office:value-type="float" office:value="1693530079768" calcext:value-type="float">
            <text:p>169353007976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9" calcext:value-type="float">
            <text:p>3,09</text:p>
          </table:table-cell>
          <table:table-cell office:value-type="float" office:value="1693530079868" calcext:value-type="float">
            <text:p>169353007986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2" calcext:value-type="float">
            <text:p>3,12</text:p>
          </table:table-cell>
          <table:table-cell office:value-type="float" office:value="1693530079968" calcext:value-type="float">
            <text:p>169353007996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4" calcext:value-type="float">
            <text:p>3,04</text:p>
          </table:table-cell>
          <table:table-cell office:value-type="float" office:value="1693530080068" calcext:value-type="float">
            <text:p>169353008006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" calcext:value-type="float">
            <text:p>3,1</text:p>
          </table:table-cell>
          <table:table-cell office:value-type="float" office:value="1693530080168" calcext:value-type="float">
            <text:p>169353008016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8" calcext:value-type="float">
            <text:p>3,08</text:p>
          </table:table-cell>
          <table:table-cell office:value-type="float" office:value="1693530080268" calcext:value-type="float">
            <text:p>169353008026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2" calcext:value-type="float">
            <text:p>3,02</text:p>
          </table:table-cell>
          <table:table-cell office:value-type="float" office:value="1693530080368" calcext:value-type="float">
            <text:p>169353008036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" calcext:value-type="float">
            <text:p>3,1</text:p>
          </table:table-cell>
          <table:table-cell office:value-type="float" office:value="1693530080468" calcext:value-type="float">
            <text:p>169353008046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1" calcext:value-type="float">
            <text:p>3,11</text:p>
          </table:table-cell>
          <table:table-cell office:value-type="float" office:value="1693530080568" calcext:value-type="float">
            <text:p>169353008056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1" calcext:value-type="float">
            <text:p>3,11</text:p>
          </table:table-cell>
          <table:table-cell office:value-type="float" office:value="1693530080668" calcext:value-type="float">
            <text:p>169353008066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3" calcext:value-type="float">
            <text:p>3,13</text:p>
          </table:table-cell>
          <table:table-cell office:value-type="float" office:value="1693530080768" calcext:value-type="float">
            <text:p>169353008076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1" calcext:value-type="float">
            <text:p>3,11</text:p>
          </table:table-cell>
          <table:table-cell office:value-type="float" office:value="1693530080868" calcext:value-type="float">
            <text:p>169353008086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4" calcext:value-type="float">
            <text:p>3,04</text:p>
          </table:table-cell>
          <table:table-cell office:value-type="float" office:value="1693530080968" calcext:value-type="float">
            <text:p>169353008096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1" calcext:value-type="float">
            <text:p>3,11</text:p>
          </table:table-cell>
          <table:table-cell office:value-type="float" office:value="1693530081068" calcext:value-type="float">
            <text:p>169353008106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8" calcext:value-type="float">
            <text:p>3,08</text:p>
          </table:table-cell>
          <table:table-cell office:value-type="float" office:value="1693530081168" calcext:value-type="float">
            <text:p>169353008116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" calcext:value-type="float">
            <text:p>3,1</text:p>
          </table:table-cell>
          <table:table-cell office:value-type="float" office:value="1693530081268" calcext:value-type="float">
            <text:p>169353008126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9" calcext:value-type="float">
            <text:p>3,09</text:p>
          </table:table-cell>
          <table:table-cell office:value-type="float" office:value="1693530081368" calcext:value-type="float">
            <text:p>169353008136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8" calcext:value-type="float">
            <text:p>3,08</text:p>
          </table:table-cell>
          <table:table-cell office:value-type="float" office:value="1693530081468" calcext:value-type="float">
            <text:p>169353008146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1" calcext:value-type="float">
            <text:p>3,11</text:p>
          </table:table-cell>
          <table:table-cell office:value-type="float" office:value="1693530081568" calcext:value-type="float">
            <text:p>169353008156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9" calcext:value-type="float">
            <text:p>3,09</text:p>
          </table:table-cell>
          <table:table-cell office:value-type="float" office:value="1693530081668" calcext:value-type="float">
            <text:p>169353008166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" calcext:value-type="float">
            <text:p>3,1</text:p>
          </table:table-cell>
          <table:table-cell office:value-type="float" office:value="1693530081768" calcext:value-type="float">
            <text:p>169353008176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9" calcext:value-type="float">
            <text:p>3,09</text:p>
          </table:table-cell>
          <table:table-cell office:value-type="float" office:value="1693530081868" calcext:value-type="float">
            <text:p>169353008186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8" calcext:value-type="float">
            <text:p>3,08</text:p>
          </table:table-cell>
          <table:table-cell office:value-type="float" office:value="1693530081968" calcext:value-type="float">
            <text:p>169353008196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8" calcext:value-type="float">
            <text:p>3,08</text:p>
          </table:table-cell>
          <table:table-cell office:value-type="float" office:value="1693530082068" calcext:value-type="float">
            <text:p>169353008206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7" calcext:value-type="float">
            <text:p>3,07</text:p>
          </table:table-cell>
          <table:table-cell office:value-type="float" office:value="1693530082168" calcext:value-type="float">
            <text:p>169353008216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6" calcext:value-type="float">
            <text:p>3,06</text:p>
          </table:table-cell>
          <table:table-cell office:value-type="float" office:value="1693530082268" calcext:value-type="float">
            <text:p>169353008226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7" calcext:value-type="float">
            <text:p>3,07</text:p>
          </table:table-cell>
          <table:table-cell office:value-type="float" office:value="1693530082368" calcext:value-type="float">
            <text:p>169353008236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7" calcext:value-type="float">
            <text:p>3,07</text:p>
          </table:table-cell>
          <table:table-cell office:value-type="float" office:value="1693530082468" calcext:value-type="float">
            <text:p>169353008246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8" calcext:value-type="float">
            <text:p>3,08</text:p>
          </table:table-cell>
          <table:table-cell office:value-type="float" office:value="1693530082568" calcext:value-type="float">
            <text:p>169353008256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8" calcext:value-type="float">
            <text:p>3,08</text:p>
          </table:table-cell>
          <table:table-cell office:value-type="float" office:value="1693530082668" calcext:value-type="float">
            <text:p>169353008266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6" calcext:value-type="float">
            <text:p>3,06</text:p>
          </table:table-cell>
          <table:table-cell office:value-type="float" office:value="1693530082768" calcext:value-type="float">
            <text:p>169353008276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7" calcext:value-type="float">
            <text:p>3,07</text:p>
          </table:table-cell>
          <table:table-cell office:value-type="float" office:value="1693530082868" calcext:value-type="float">
            <text:p>169353008286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6" calcext:value-type="float">
            <text:p>3,06</text:p>
          </table:table-cell>
          <table:table-cell office:value-type="float" office:value="1693530082968" calcext:value-type="float">
            <text:p>169353008296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9" calcext:value-type="float">
            <text:p>3,09</text:p>
          </table:table-cell>
          <table:table-cell office:value-type="float" office:value="1693530083068" calcext:value-type="float">
            <text:p>169353008306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4" calcext:value-type="float">
            <text:p>3,04</text:p>
          </table:table-cell>
          <table:table-cell office:value-type="float" office:value="1693530083168" calcext:value-type="float">
            <text:p>169353008316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" calcext:value-type="float">
            <text:p>3,1</text:p>
          </table:table-cell>
          <table:table-cell office:value-type="float" office:value="1693530083268" calcext:value-type="float">
            <text:p>169353008326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9" calcext:value-type="float">
            <text:p>3,09</text:p>
          </table:table-cell>
          <table:table-cell office:value-type="float" office:value="1693530083368" calcext:value-type="float">
            <text:p>169353008336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7" calcext:value-type="float">
            <text:p>3,07</text:p>
          </table:table-cell>
          <table:table-cell office:value-type="float" office:value="1693530083468" calcext:value-type="float">
            <text:p>169353008346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9" calcext:value-type="float">
            <text:p>3,09</text:p>
          </table:table-cell>
          <table:table-cell office:value-type="float" office:value="1693530083568" calcext:value-type="float">
            <text:p>169353008356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6" calcext:value-type="float">
            <text:p>3,06</text:p>
          </table:table-cell>
          <table:table-cell office:value-type="float" office:value="1693530083668" calcext:value-type="float">
            <text:p>169353008366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" calcext:value-type="float">
            <text:p>3,1</text:p>
          </table:table-cell>
          <table:table-cell office:value-type="float" office:value="1693530083768" calcext:value-type="float">
            <text:p>169353008376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8" calcext:value-type="float">
            <text:p>3,08</text:p>
          </table:table-cell>
          <table:table-cell office:value-type="float" office:value="1693530083868" calcext:value-type="float">
            <text:p>169353008386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8" calcext:value-type="float">
            <text:p>3,08</text:p>
          </table:table-cell>
          <table:table-cell office:value-type="float" office:value="1693530083968" calcext:value-type="float">
            <text:p>169353008396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7" calcext:value-type="float">
            <text:p>3,07</text:p>
          </table:table-cell>
          <table:table-cell office:value-type="float" office:value="1693530084068" calcext:value-type="float">
            <text:p>169353008406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1" calcext:value-type="float">
            <text:p>3,1</text:p>
          </table:table-cell>
          <table:table-cell office:value-type="float" office:value="1693530084168" calcext:value-type="float">
            <text:p>169353008416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7" calcext:value-type="float">
            <text:p>3,07</text:p>
          </table:table-cell>
          <table:table-cell office:value-type="float" office:value="1693530084268" calcext:value-type="float">
            <text:p>169353008426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8" calcext:value-type="float">
            <text:p>3,08</text:p>
          </table:table-cell>
          <table:table-cell office:value-type="float" office:value="1693530084368" calcext:value-type="float">
            <text:p>169353008436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6" calcext:value-type="float">
            <text:p>3,06</text:p>
          </table:table-cell>
          <table:table-cell office:value-type="float" office:value="1693530084468" calcext:value-type="float">
            <text:p>169353008446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8" calcext:value-type="float">
            <text:p>3,08</text:p>
          </table:table-cell>
          <table:table-cell office:value-type="float" office:value="1693530084568" calcext:value-type="float">
            <text:p>169353008456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9" calcext:value-type="float">
            <text:p>3,09</text:p>
          </table:table-cell>
          <table:table-cell office:value-type="float" office:value="1693530084668" calcext:value-type="float">
            <text:p>169353008466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7" calcext:value-type="float">
            <text:p>3,07</text:p>
          </table:table-cell>
          <table:table-cell office:value-type="float" office:value="1693530084768" calcext:value-type="float">
            <text:p>169353008476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9" calcext:value-type="float">
            <text:p>3,09</text:p>
          </table:table-cell>
          <table:table-cell office:value-type="float" office:value="1693530084868" calcext:value-type="float">
            <text:p>169353008486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7" calcext:value-type="float">
            <text:p>3,07</text:p>
          </table:table-cell>
          <table:table-cell office:value-type="float" office:value="1693530084968" calcext:value-type="float">
            <text:p>169353008496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8" calcext:value-type="float">
            <text:p>3,08</text:p>
          </table:table-cell>
          <table:table-cell office:value-type="float" office:value="1693530085068" calcext:value-type="float">
            <text:p>169353008506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3" calcext:value-type="float">
            <text:p>3,03</text:p>
          </table:table-cell>
          <table:table-cell office:value-type="float" office:value="1693530085168" calcext:value-type="float">
            <text:p>1693530085168</text:p>
          </table:table-cell>
        </table:table-row>
        <table:table-row table:style-name="ro1">
          <table:table-cell office:value-type="string" calcext:value-type="string">
            <text:p>D62A</text:p>
          </table:table-cell>
          <table:table-cell office:value-type="float" office:value="3.08" calcext:value-type="float">
            <text:p>3,08</text:p>
          </table:table-cell>
          <table:table-cell office:value-type="float" office:value="1693530085268" calcext:value-type="float">
            <text:p>169353008526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9">00-00-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12-19T19:25:06.972889145</dc:date>
    <meta:editing-duration>PT43S</meta:editing-duration>
    <meta:editing-cycles>1</meta:editing-cycles>
    <meta:document-statistic meta:table-count="1" meta:cell-count="3552" meta:object-count="1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12cm" svg:height="8.996cm" xlink:href=".." xlink:type="simple" chart:class="chart:line" chart:style-name="ch1">
        <chart:legend chart:legend-position="end" svg:x="14.278cm" svg:y="4.199cm" style:legend-expansion="high" chart:style-name="ch2"/>
        <chart:plot-area chart:style-name="ch3" table:cell-range-address="exp2p1.B1:exp2p1.B1184" chart:data-source-has-labels="row" svg:x="0.32cm" svg:y="0.179cm" svg:width="13.638cm" svg:height="8.638cm">
          <chartooo:coordinate-region svg:x="1.232cm" svg:y="0.179cm" svg:width="12.726cm" svg:height="7.38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exp2p1.B2:exp2p1.B1184" chart:label-cell-address="exp2p1.B1:exp2p1.B1" chart:class="chart:line">
            <chart:data-point chart:repeated="118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nge</text:p>
                <draw:g>
                  <svg:desc>exp2p1.B1:exp2p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09">
                <text:p>3.09</text:p>
                <draw:g>
                  <svg:desc>exp2p1.B2:exp2p1.B118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.02">
                <text:p>3.0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.03">
                <text:p>3.0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.03">
                <text:p>3.0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.02">
                <text:p>3.0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.03">
                <text:p>3.0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.03">
                <text:p>3.0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.03">
                <text:p>3.0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3.03">
                <text:p>3.03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3.03">
                <text:p>3.03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3.13">
                <text:p>3.13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3.03">
                <text:p>3.03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3.03">
                <text:p>3.03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3.13">
                <text:p>3.13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3.02">
                <text:p>3.02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3.03">
                <text:p>3.03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3.03">
                <text:p>3.03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3.03">
                <text:p>3.03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3.03">
                <text:p>3.03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3.03">
                <text:p>3.03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3.13">
                <text:p>3.13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3.02">
                <text:p>3.02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3.03">
                <text:p>3.03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3.02">
                <text:p>3.02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3.13">
                <text:p>3.13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3.07">
                <text:p>3.07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3.08">
                <text:p>3.08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3.03">
                <text:p>3.03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3.08">
                <text:p>3.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